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1555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2.8764in"/>
    </style:style>
    <style:style style:name="co9" style:family="table-column">
      <style:table-column-properties fo:break-before="auto" style:column-width="2.4047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/>
  </office:automatic-styles>
  <office:body>
    <office:spreadsheet>
      <table:table table:name="phenotype_correlatio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ce3"/>
        <table:table-row table:style-name="ro1">
          <table:table-cell table:style-name="ce1" office:value-type="string" calcext:value-type="string" table:number-columns-spanned="3" table:number-rows-spanned="3">
            <text:p>Pearson Correlations between phenotypes assayed in different environments at different developmental stages</text:p>
          </table:table-cell>
          <table:covered-table-cell/>
          <table:covered-table-cell table:style-name="Default"/>
          <table:table-cell table:style-name="ce1" office:value-type="string" calcext:value-type="string" table:number-columns-spanned="4" table:number-rows-spanned="1">
            <text:p>BTx623 x IS3620c</text:p>
          </table:table-cell>
          <table:covered-table-cell table:number-columns-repeated="3" table:style-name="ce2"/>
        </table:table-row>
        <table:table-row table:style-name="ro2">
          <table:covered-table-cell table:style-name="Default"/>
          <table:covered-table-cell/>
          <table:covered-table-cell table:style-name="Default"/>
          <table:table-cell table:style-name="ce1" office:value-type="string" calcext:value-type="string" table:number-columns-spanned="2" table:number-rows-spanned="1">
            <text:p>fields; 90 DAP (n=88)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reenhouse; 38 DAP (n=336)</text:p>
          </table:table-cell>
          <table:covered-table-cell table:style-name="ce2"/>
        </table:table-row>
        <table:table-row table:style-name="ro3">
          <table:covered-table-cell table:style-name="Default"/>
          <table:covered-table-cell/>
          <table:covered-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4">
          <table:table-cell table:style-name="ce1" office:value-type="string" calcext:value-type="string" table:number-columns-spanned="1" table:number-rows-spanned="4">
            <text:p>BTx623 x IS3620c</text:p>
          </table:table-cell>
          <table:table-cell table:style-name="ce1" office:value-type="string" calcext:value-type="string" table:number-columns-spanned="1" table:number-rows-spanned="2">
            <text:p>fields; 90 DAP (n=88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22374851401707" calcext:value-type="float">
            <text:p>0.9223748514</text:p>
          </table:table-cell>
          <table:table-cell office:value-type="float" office:value="0.692520324845331" calcext:value-type="float">
            <text:p>0.6925203248</text:p>
          </table:table-cell>
          <table:table-cell office:value-type="float" office:value="0.739108666801272" calcext:value-type="float">
            <text:p>0.7391086668</text:p>
          </table:table-cell>
        </table:table-row>
        <table:table-row table:style-name="ro4">
          <table:covered-table-cell/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922374851401707" calcext:value-type="float">
            <text:p>0.9223748514</text:p>
          </table:table-cell>
          <table:table-cell office:value-type="float" office:value="1" calcext:value-type="float">
            <text:p>1</text:p>
          </table:table-cell>
          <table:table-cell office:value-type="float" office:value="0.73288887241778" calcext:value-type="float">
            <text:p>0.7328888724</text:p>
          </table:table-cell>
          <table:table-cell office:value-type="float" office:value="0.758246302764138" calcext:value-type="float">
            <text:p>0.7582463028</text:p>
          </table:table-cell>
        </table:table-row>
        <table:table-row table:style-name="ro4">
          <table:covered-table-cell/>
          <table:table-cell table:style-name="ce1" office:value-type="string" calcext:value-type="string" table:number-columns-spanned="1" table:number-rows-spanned="2">
            <text:p>greenhouse; 38 DAP (n=336)</text:p>
          </table:table-cell>
          <table:table-cell office:value-type="float" office:value="3" calcext:value-type="float">
            <text:p>3</text:p>
          </table:table-cell>
          <table:table-cell office:value-type="float" office:value="0.692520324845331" calcext:value-type="float">
            <text:p>0.6925203248</text:p>
          </table:table-cell>
          <table:table-cell office:value-type="float" office:value="0.73288887241778" calcext:value-type="float">
            <text:p>0.7328888724</text:p>
          </table:table-cell>
          <table:table-cell office:value-type="float" office:value="1" calcext:value-type="float">
            <text:p>1</text:p>
          </table:table-cell>
          <table:table-cell office:value-type="float" office:value="0.87276638455018" calcext:value-type="float">
            <text:p>0.8727663846</text:p>
          </table:table-cell>
        </table:table-row>
        <table:table-row table:style-name="ro4">
          <table:covered-table-cell/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739108666801272" calcext:value-type="float">
            <text:p>0.7391086668</text:p>
          </table:table-cell>
          <table:table-cell office:value-type="float" office:value="0.758246302764138" calcext:value-type="float">
            <text:p>0.7582463028</text:p>
          </table:table-cell>
          <table:table-cell office:value-type="float" office:value="0.87276638455018" calcext:value-type="float">
            <text:p>0.872766384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/>
          <table:table-cell table:style-name="ce2"/>
          <table:table-cell/>
          <table:table-cell table:style-name="Default" table:number-columns-repeated="4"/>
        </table:table-row>
        <table:table-row table:style-name="ro5">
          <table:table-cell/>
          <table:table-cell table:style-name="ce2"/>
          <table:table-cell/>
          <table:table-cell table:style-name="Default" table:number-columns-repeated="4"/>
        </table:table-row>
        <calcext:conditional-formats>
          <calcext:conditional-format calcext:target-range-address="phenotype_correlations.D4:phenotype_correlations.G7">
            <calcext:color-scale>
              <calcext:color-scale-entry calcext:value="0" calcext:type="minimum" calcext:color="#ff3333"/>
              <calcext:color-scale-entry calcext:value="50" calcext:type="percentile" calcext:color="#5c8526"/>
              <calcext:color-scale-entry calcext:value="0" calcext:type="maximum" calcext:color="#0047ff"/>
            </calcext:color-scale>
          </calcext:conditional-format>
        </calcext:conditional-formats>
      </table:table>
      <table:table table:name="leaf_angle_phenotypes" table:style-name="ta1">
        <table:table-column table:style-name="co6" table:default-cell-style-name="Default"/>
        <table:table-column table:style-name="co5" table:number-columns-repeated="398" table:default-cell-style-name="Default"/>
        <table:table-row table:style-name="ro5">
          <table:table-cell office:value-type="string" calcext:value-type="string">
            <text:p>I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" calcext:value-type="float">
            <text:p>3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" calcext:value-type="float">
            <text:p>41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" calcext:value-type="float">
            <text:p>44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" calcext:value-type="float">
            <text:p>45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5">
          <table:table-cell office:value-type="string" calcext:value-type="string">
            <text:p>leaf_3_angle_csfields_2013</text:p>
          </table:table-cell>
          <table:table-cell office:value-type="string" calcext:value-type="string">
            <text:p>-</text:p>
          </table:table-cell>
          <table:table-cell office:value-type="float" office:value="78.3333" calcext:value-type="float">
            <text:p>78.3333</text:p>
          </table:table-cell>
          <table:table-cell office:value-type="float" office:value="23.3333" calcext:value-type="float">
            <text:p>23.3333</text:p>
          </table:table-cell>
          <table:table-cell office:value-type="string" calcext:value-type="string">
            <text:p>-</text:p>
          </table:table-cell>
          <table:table-cell office:value-type="float" office:value="29.3333" calcext:value-type="float">
            <text:p>29.3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.6667" calcext:value-type="float">
            <text:p>28.6667</text:p>
          </table:table-cell>
          <table:table-cell office:value-type="float" office:value="15.6667" calcext:value-type="float">
            <text:p>15.6667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62.3333" calcext:value-type="float">
            <text:p>62.3333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40.6667" calcext:value-type="float">
            <text:p>40.6667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5.5" calcext:value-type="float">
            <text:p>45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7.6667" calcext:value-type="float">
            <text:p>27.6667</text:p>
          </table:table-cell>
          <table:table-cell office:value-type="float" office:value="46.3333" calcext:value-type="float">
            <text:p>46.3333</text:p>
          </table:table-cell>
          <table:table-cell office:value-type="float" office:value="55" calcext:value-type="float">
            <text:p>55</text:p>
          </table:table-cell>
          <table:table-cell office:value-type="float" office:value="27.3333" calcext:value-type="float">
            <text:p>27.3333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21.3333" calcext:value-type="float">
            <text:p>21.333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.3333" calcext:value-type="float">
            <text:p>41.3333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3.6667" calcext:value-type="float">
            <text:p>23.66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31.6667" calcext:value-type="float">
            <text:p>31.6667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1.3333" calcext:value-type="float">
            <text:p>51.333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7.3333" calcext:value-type="float">
            <text:p>47.33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2.3333" calcext:value-type="float">
            <text:p>22.3333</text:p>
          </table:table-cell>
          <table:table-cell table:number-columns-repeated="35" office:value-type="string" calcext:value-type="string">
            <text:p>-</text:p>
          </table:table-cell>
          <table:table-cell office:value-type="float" office:value="45.6667" calcext:value-type="float">
            <text:p>45.666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2.6667" calcext:value-type="float">
            <text:p>22.6667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48.3333" calcext:value-type="float">
            <text:p>48.3333</text:p>
          </table:table-cell>
          <table:table-cell table:number-columns-repeated="18" office:value-type="string" calcext:value-type="string">
            <text:p>-</text:p>
          </table:table-cell>
          <table:table-cell office:value-type="float" office:value="27.5" calcext:value-type="float">
            <text:p>27.5</text:p>
          </table:table-cell>
          <table:table-cell table:number-columns-repeated="19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string" calcext:value-type="string">
            <text:p>-</text:p>
          </table:table-cell>
          <table:table-cell office:value-type="float" office:value="34.3333" calcext:value-type="float">
            <text:p>34.3333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28.5" calcext:value-type="float">
            <text:p>28.5</text:p>
          </table:table-cell>
          <table:table-cell table:number-columns-repeated="36" office:value-type="string" calcext:value-type="string">
            <text:p>-</text:p>
          </table:table-cell>
          <table:table-cell office:value-type="float" office:value="56.6667" calcext:value-type="float">
            <text:p>56.666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48.3333" calcext:value-type="float">
            <text:p>48.333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4.3333" calcext:value-type="float">
            <text:p>34.333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9.3333" calcext:value-type="float">
            <text:p>49.3333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39.3333" calcext:value-type="float">
            <text:p>39.33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20.3333" calcext:value-type="float">
            <text:p>20.3333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3333" calcext:value-type="float">
            <text:p>16.3333</text:p>
          </table:table-cell>
          <table:table-cell office:value-type="float" office:value="73.3333" calcext:value-type="float">
            <text:p>73.33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3.6667" calcext:value-type="float">
            <text:p>33.66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7.3333" calcext:value-type="float">
            <text:p>27.3333</text:p>
          </table:table-cell>
          <table:table-cell office:value-type="string" calcext:value-type="string">
            <text:p>-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29.3333" calcext:value-type="float">
            <text:p>29.3333</text:p>
          </table:table-cell>
          <table:table-cell office:value-type="float" office:value="67.6667" calcext:value-type="float">
            <text:p>67.6667</text:p>
          </table:table-cell>
          <table:table-cell office:value-type="float" office:value="24.6667" calcext:value-type="float">
            <text:p>24.6667</text:p>
          </table:table-cell>
          <table:table-cell office:value-type="float" office:value="17.6667" calcext:value-type="float">
            <text:p>17.6667</text:p>
          </table:table-cell>
          <table:table-cell office:value-type="float" office:value="13" calcext:value-type="float">
            <text:p>13</text:p>
          </table:table-cell>
          <table:table-cell office:value-type="float" office:value="27.3333" calcext:value-type="float">
            <text:p>27.3333</text:p>
          </table:table-cell>
          <table:table-cell office:value-type="string" calcext:value-type="string">
            <text:p>-</text:p>
          </table:table-cell>
          <table:table-cell office:value-type="float" office:value="33.6667" calcext:value-type="float">
            <text:p>33.6667</text:p>
          </table:table-cell>
          <table:table-cell office:value-type="float" office:value="19" calcext:value-type="float">
            <text:p>19</text:p>
          </table:table-cell>
          <table:table-cell office:value-type="float" office:value="31.6667" calcext:value-type="float">
            <text:p>31.6667</text:p>
          </table:table-cell>
          <table:table-cell office:value-type="float" office:value="39" calcext:value-type="float">
            <text:p>39</text:p>
          </table:table-cell>
          <table:table-cell office:value-type="float" office:value="23.3333" calcext:value-type="float">
            <text:p>23.3333</text:p>
          </table:table-cell>
          <table:table-cell office:value-type="float" office:value="31.6667" calcext:value-type="float">
            <text:p>31.6667</text:p>
          </table:table-cell>
          <table:table-cell office:value-type="float" office:value="22.6667" calcext:value-type="float">
            <text:p>22.6667</text:p>
          </table:table-cell>
          <table:table-cell office:value-type="float" office:value="31.3333" calcext:value-type="float">
            <text:p>31.3333</text:p>
          </table:table-cell>
          <table:table-cell office:value-type="float" office:value="12.6667" calcext:value-type="float">
            <text:p>12.666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36.6667" calcext:value-type="float">
            <text:p>36.6667</text:p>
          </table:table-cell>
          <table:table-cell office:value-type="string" calcext:value-type="string">
            <text:p>-</text:p>
          </table:table-cell>
          <table:table-cell office:value-type="float" office:value="21.6667" calcext:value-type="float">
            <text:p>21.6667</text:p>
          </table:table-cell>
          <table:table-cell office:value-type="float" office:value="26.6667" calcext:value-type="float">
            <text:p>26.666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4.3333" calcext:value-type="float">
            <text:p>24.333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leaf_3_angle_csfields_2013_normalized</text:p>
          </table:table-cell>
          <table:table-cell office:value-type="string" calcext:value-type="string">
            <text:p>-</text:p>
          </table:table-cell>
          <table:table-cell office:value-type="float" office:value="2.00517987999" calcext:value-type="float">
            <text:p>2.00517988</text:p>
          </table:table-cell>
          <table:table-cell office:value-type="float" office:value="-0.683355831663" calcext:value-type="float">
            <text:p>-0.6833558317</text:p>
          </table:table-cell>
          <table:table-cell office:value-type="string" calcext:value-type="string">
            <text:p>-</text:p>
          </table:table-cell>
          <table:table-cell office:value-type="float" office:value="0.0140826467849" calcext:value-type="float">
            <text:p>0.0140826468</text:p>
          </table:table-cell>
          <table:table-cell office:value-type="float" office:value="-0.482834174932" calcext:value-type="float">
            <text:p>-0.4828341749</text:p>
          </table:table-cell>
          <table:table-cell office:value-type="float" office:value="-0.359660380708" calcext:value-type="float">
            <text:p>-0.3596603807</text:p>
          </table:table-cell>
          <table:table-cell office:value-type="float" office:value="-0.127080854495" calcext:value-type="float">
            <text:p>-0.1270808545</text:p>
          </table:table-cell>
          <table:table-cell office:value-type="float" office:value="-1.49531803419" calcext:value-type="float">
            <text:p>-1.4953180342</text:p>
          </table:table-cell>
          <table:table-cell office:value-type="string" calcext:value-type="string">
            <text:p>-</text:p>
          </table:table-cell>
          <table:table-cell office:value-type="float" office:value="-0.514730191168" calcext:value-type="float">
            <text:p>-0.5147301912</text:p>
          </table:table-cell>
          <table:table-cell office:value-type="string" calcext:value-type="string">
            <text:p>-</text:p>
          </table:table-cell>
          <table:table-cell office:value-type="float" office:value="1.58767631914" calcext:value-type="float">
            <text:p>1.5876763191</text:p>
          </table:table-cell>
          <table:table-cell office:value-type="float" office:value="2.28229532942" calcext:value-type="float">
            <text:p>2.2822953294</text:p>
          </table:table-cell>
          <table:table-cell office:value-type="float" office:value="0.514730191168" calcext:value-type="float">
            <text:p>0.5147301912</text:p>
          </table:table-cell>
          <table:table-cell office:value-type="string" calcext:value-type="string">
            <text:p>-</text:p>
          </table:table-cell>
          <table:table-cell office:value-type="float" office:value="-0.916221822753" calcext:value-type="float">
            <text:p>-0.9162218228</text:p>
          </table:table-cell>
          <table:table-cell office:value-type="float" office:value="0.389874685755" calcext:value-type="float">
            <text:p>0.3898746858</text:p>
          </table:table-cell>
          <table:table-cell office:value-type="float" office:value="0.648202581322" calcext:value-type="float">
            <text:p>0.6482025813</text:p>
          </table:table-cell>
          <table:table-cell office:value-type="float" office:value="0.0987354584864" calcext:value-type="float">
            <text:p>0.0987354585</text:p>
          </table:table-cell>
          <table:table-cell office:value-type="string" calcext:value-type="string">
            <text:p>-</text:p>
          </table:table-cell>
          <table:table-cell office:value-type="float" office:value="-1.10383914386" calcext:value-type="float">
            <text:p>-1.1038391439</text:p>
          </table:table-cell>
          <table:table-cell office:value-type="float" office:value="-0.184103087674" calcext:value-type="float">
            <text:p>-0.1841030877</text:p>
          </table:table-cell>
          <table:table-cell office:value-type="float" office:value="0.756351960706" calcext:value-type="float">
            <text:p>0.7563519607</text:p>
          </table:table-cell>
          <table:table-cell office:value-type="float" office:value="1.1571991346" calcext:value-type="float">
            <text:p>1.1571991346</text:p>
          </table:table-cell>
          <table:table-cell office:value-type="float" office:value="-0.241730797673" calcext:value-type="float">
            <text:p>-0.2417307977</text:p>
          </table:table-cell>
          <table:table-cell office:value-type="string" calcext:value-type="string">
            <text:p>-</text:p>
          </table:table-cell>
          <table:table-cell office:value-type="float" office:value="0.613832766051" calcext:value-type="float">
            <text:p>0.6138327661</text:p>
          </table:table-cell>
          <table:table-cell office:value-type="string" calcext:value-type="string">
            <text:p>-</text:p>
          </table:table-cell>
          <table:table-cell office:value-type="float" office:value="1.10383914386" calcext:value-type="float">
            <text:p>1.1038391439</text:p>
          </table:table-cell>
          <table:table-cell office:value-type="string" calcext:value-type="string">
            <text:p>-</text:p>
          </table:table-cell>
          <table:table-cell office:value-type="float" office:value="-1.0056026647" calcext:value-type="float">
            <text:p>-1.0056026647</text:p>
          </table:table-cell>
          <table:table-cell office:value-type="float" office:value="1.34144726396" calcext:value-type="float">
            <text:p>1.341447264</text:p>
          </table:table-cell>
          <table:table-cell office:value-type="float" office:value="-0.756351960706" calcext:value-type="float">
            <text:p>-0.756351960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47158764478" calcext:value-type="float">
            <text:p>0.5471587645</text:p>
          </table:table-cell>
          <table:table-cell office:value-type="float" office:value="1.05344992834" calcext:value-type="float">
            <text:p>1.0534499283</text:p>
          </table:table-cell>
          <table:table-cell office:value-type="float" office:value="-0.613832766051" calcext:value-type="float">
            <text:p>-0.6138327661</text:p>
          </table:table-cell>
          <table:table-cell office:value-type="float" office:value="-0.420449240122" calcext:value-type="float">
            <text:p>-0.4204492401</text:p>
          </table:table-cell>
          <table:table-cell office:value-type="string" calcext:value-type="string">
            <text:p>-</text:p>
          </table:table-cell>
          <table:table-cell office:value-type="float" office:value="0.212828575677" calcext:value-type="float">
            <text:p>0.2128285757</text:p>
          </table:table-cell>
          <table:table-cell office:value-type="float" office:value="0.833621365534" calcext:value-type="float">
            <text:p>0.8336213655</text:p>
          </table:table-cell>
          <table:table-cell office:value-type="float" office:value="-0.0422591185413" calcext:value-type="float">
            <text:p>-0.0422591185</text:p>
          </table:table-cell>
          <table:table-cell office:value-type="float" office:value="-0.719374649088" calcext:value-type="float">
            <text:p>-0.7193746491</text:p>
          </table:table-cell>
          <table:table-cell office:value-type="float" office:value="-1.27517533035" calcext:value-type="float">
            <text:p>-1.275175330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0056026647" calcext:value-type="float">
            <text:p>1.005602664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794393663073" calcext:value-type="float">
            <text:p>0.794393663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874175893571" calcext:value-type="float">
            <text:p>-0.8741758936</text:p>
          </table:table-cell>
          <table:table-cell table:number-columns-repeated="35" office:value-type="string" calcext:value-type="string">
            <text:p>-</text:p>
          </table:table-cell>
          <table:table-cell office:value-type="float" office:value="0.683355831663" calcext:value-type="float">
            <text:p>0.68335583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0987354584864" calcext:value-type="float">
            <text:p>-0.098735458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794393663073" calcext:value-type="float">
            <text:p>-0.7943936631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0.916221822753" calcext:value-type="float">
            <text:p>0.9162218228</text:p>
          </table:table-cell>
          <table:table-cell table:number-columns-repeated="18" office:value-type="string" calcext:value-type="string">
            <text:p>-</text:p>
          </table:table-cell>
          <table:table-cell office:value-type="float" office:value="-0.212828575677" calcext:value-type="float">
            <text:p>-0.2128285757</text:p>
          </table:table-cell>
          <table:table-cell table:number-columns-repeated="19" office:value-type="string" calcext:value-type="string">
            <text:p>-</text:p>
          </table:table-cell>
          <table:table-cell office:value-type="float" office:value="-1.69599070455" calcext:value-type="float">
            <text:p>-1.6959907046</text:p>
          </table:table-cell>
          <table:table-cell table:number-columns-repeated="16" office:value-type="string" calcext:value-type="string">
            <text:p>-</text:p>
          </table:table-cell>
          <table:table-cell office:value-type="float" office:value="0.329770957199" calcext:value-type="float">
            <text:p>0.3297709572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-0.155528745048" calcext:value-type="float">
            <text:p>-0.155528745</text:p>
          </table:table-cell>
          <table:table-cell table:number-columns-repeated="36" office:value-type="string" calcext:value-type="string">
            <text:p>-</text:p>
          </table:table-cell>
          <table:table-cell office:value-type="float" office:value="1.27517533035" calcext:value-type="float">
            <text:p>1.2751753304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874175893571" calcext:value-type="float">
            <text:p>0.874175893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.359660380708" calcext:value-type="float">
            <text:p>0.359660380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-1.58767631914" calcext:value-type="float">
            <text:p>-1.587676319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59953433827" calcext:value-type="float">
            <text:p>0.959953433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482834174932" calcext:value-type="float">
            <text:p>0.482834174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580173306367" calcext:value-type="float">
            <text:p>0.5801733064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-1.05344992834" calcext:value-type="float">
            <text:p>-1.0534499283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0.0422591185413" calcext:value-type="float">
            <text:p>0.042259118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1.41419937724" calcext:value-type="float">
            <text:p>-1.4141993772</text:p>
          </table:table-cell>
          <table:table-cell office:value-type="float" office:value="1.82889239103" calcext:value-type="float">
            <text:p>1.8288923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70836411307" calcext:value-type="float">
            <text:p>0.2708364113</text:p>
          </table:table-cell>
          <table:table-cell office:value-type="float" office:value="0.241730797673" calcext:value-type="float">
            <text:p>0.24173079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00173334379" calcext:value-type="float">
            <text:p>-0.3001733344</text:p>
          </table:table-cell>
          <table:table-cell office:value-type="string" calcext:value-type="string">
            <text:p>-</text:p>
          </table:table-cell>
          <table:table-cell office:value-type="float" office:value="-1.21407495939" calcext:value-type="float">
            <text:p>-1.2140749594</text:p>
          </table:table-cell>
          <table:table-cell office:value-type="float" office:value="1.21407495939" calcext:value-type="float">
            <text:p>1.2140749594</text:p>
          </table:table-cell>
          <table:table-cell office:value-type="string" calcext:value-type="string">
            <text:p>-</text:p>
          </table:table-cell>
          <table:table-cell office:value-type="float" office:value="-0.0140826467849" calcext:value-type="float">
            <text:p>-0.0140826468</text:p>
          </table:table-cell>
          <table:table-cell office:value-type="float" office:value="1.69599070455" calcext:value-type="float">
            <text:p>1.6959907046</text:p>
          </table:table-cell>
          <table:table-cell office:value-type="float" office:value="-0.547158764478" calcext:value-type="float">
            <text:p>-0.5471587645</text:p>
          </table:table-cell>
          <table:table-cell office:value-type="float" office:value="-1.34144726396" calcext:value-type="float">
            <text:p>-1.341447264</text:p>
          </table:table-cell>
          <table:table-cell office:value-type="float" office:value="-1.82889239103" calcext:value-type="float">
            <text:p>-1.828892391</text:p>
          </table:table-cell>
          <table:table-cell office:value-type="float" office:value="-0.270836411307" calcext:value-type="float">
            <text:p>-0.2708364113</text:p>
          </table:table-cell>
          <table:table-cell office:value-type="string" calcext:value-type="string">
            <text:p>-</text:p>
          </table:table-cell>
          <table:table-cell office:value-type="float" office:value="0.300173334379" calcext:value-type="float">
            <text:p>0.3001733344</text:p>
          </table:table-cell>
          <table:table-cell office:value-type="float" office:value="-1.1571991346" calcext:value-type="float">
            <text:p>-1.1571991346</text:p>
          </table:table-cell>
          <table:table-cell office:value-type="float" office:value="0.155528745048" calcext:value-type="float">
            <text:p>0.155528745</text:p>
          </table:table-cell>
          <table:table-cell office:value-type="float" office:value="0.451422051303" calcext:value-type="float">
            <text:p>0.4514220513</text:p>
          </table:table-cell>
          <table:table-cell office:value-type="float" office:value="-0.648202581322" calcext:value-type="float">
            <text:p>-0.6482025813</text:p>
          </table:table-cell>
          <table:table-cell office:value-type="float" office:value="0.184103087674" calcext:value-type="float">
            <text:p>0.1841030877</text:p>
          </table:table-cell>
          <table:table-cell office:value-type="float" office:value="-0.833621365534" calcext:value-type="float">
            <text:p>-0.8336213655</text:p>
          </table:table-cell>
          <table:table-cell office:value-type="float" office:value="0.127080854495" calcext:value-type="float">
            <text:p>0.1270808545</text:p>
          </table:table-cell>
          <table:table-cell office:value-type="float" office:value="-2.00517987999" calcext:value-type="float">
            <text:p>-2.00517988</text:p>
          </table:table-cell>
          <table:table-cell office:value-type="float" office:value="0.719374649088" calcext:value-type="float">
            <text:p>0.7193746491</text:p>
          </table:table-cell>
          <table:table-cell office:value-type="float" office:value="-0.451422051303" calcext:value-type="float">
            <text:p>-0.4514220513</text:p>
          </table:table-cell>
          <table:table-cell office:value-type="string" calcext:value-type="string">
            <text:p>-</text:p>
          </table:table-cell>
          <table:table-cell office:value-type="float" office:value="1.41419937724" calcext:value-type="float">
            <text:p>1.4141993772</text:p>
          </table:table-cell>
          <table:table-cell office:value-type="float" office:value="0.420449240122" calcext:value-type="float">
            <text:p>0.4204492401</text:p>
          </table:table-cell>
          <table:table-cell office:value-type="string" calcext:value-type="string">
            <text:p>-</text:p>
          </table:table-cell>
          <table:table-cell office:value-type="float" office:value="-0.959953433827" calcext:value-type="float">
            <text:p>-0.9599534338</text:p>
          </table:table-cell>
          <table:table-cell office:value-type="float" office:value="-0.389874685755" calcext:value-type="float">
            <text:p>-0.3898746858</text:p>
          </table:table-cell>
          <table:table-cell office:value-type="float" office:value="-0.329770957199" calcext:value-type="float">
            <text:p>-0.3297709572</text:p>
          </table:table-cell>
          <table:table-cell office:value-type="float" office:value="0.0704691870688" calcext:value-type="float">
            <text:p>0.0704691871</text:p>
          </table:table-cell>
          <table:table-cell office:value-type="float" office:value="1.49531803419" calcext:value-type="float">
            <text:p>1.4953180342</text:p>
          </table:table-cell>
          <table:table-cell office:value-type="float" office:value="-0.580173306367" calcext:value-type="float">
            <text:p>-0.5801733064</text:p>
          </table:table-cell>
          <table:table-cell office:value-type="float" office:value="-2.28229532942" calcext:value-type="float">
            <text:p>-2.2822953294</text:p>
          </table:table-cell>
          <table:table-cell office:value-type="float" office:value="-0.0704691870688" calcext:value-type="float">
            <text:p>-0.0704691871</text:p>
          </table:table-cell>
        </table:table-row>
        <table:table-row table:style-name="ro5">
          <table:table-cell office:value-type="string" calcext:value-type="string">
            <text:p>leaf_4_angle_csfields_2013</text:p>
          </table:table-cell>
          <table:table-cell office:value-type="string" calcext:value-type="string">
            <text:p>-</text:p>
          </table:table-cell>
          <table:table-cell office:value-type="float" office:value="79.6667" calcext:value-type="float">
            <text:p>79.6667</text:p>
          </table:table-cell>
          <table:table-cell office:value-type="float" office:value="22.6667" calcext:value-type="float">
            <text:p>22.6667</text:p>
          </table:table-cell>
          <table:table-cell office:value-type="string" calcext:value-type="string">
            <text:p>-</text:p>
          </table:table-cell>
          <table:table-cell office:value-type="float" office:value="33.3333" calcext:value-type="float">
            <text:p>33.3333</text:p>
          </table:table-cell>
          <table:table-cell office:value-type="float" office:value="30.3333" calcext:value-type="float">
            <text:p>30.3333</text:p>
          </table:table-cell>
          <table:table-cell office:value-type="float" office:value="27.3333" calcext:value-type="float">
            <text:p>27.3333</text:p>
          </table:table-cell>
          <table:table-cell office:value-type="float" office:value="31.6667" calcext:value-type="float">
            <text:p>31.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24.3333" calcext:value-type="float">
            <text:p>24.3333</text:p>
          </table:table-cell>
          <table:table-cell office:value-type="string" calcext:value-type="string">
            <text:p>-</text:p>
          </table:table-cell>
          <table:table-cell office:value-type="float" office:value="62.6667" calcext:value-type="float">
            <text:p>62.6667</text:p>
          </table:table-cell>
          <table:table-cell office:value-type="float" office:value="90" calcext:value-type="float">
            <text:p>90</text:p>
          </table:table-cell>
          <table:table-cell office:value-type="float" office:value="39.6667" calcext:value-type="float">
            <text:p>39.6667</text:p>
          </table:table-cell>
          <table:table-cell office:value-type="string" calcext:value-type="string">
            <text:p>-</text:p>
          </table:table-cell>
          <table:table-cell office:value-type="float" office:value="29.3333" calcext:value-type="float">
            <text:p>29.333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7.6667" calcext:value-type="float">
            <text:p>37.6667</text:p>
          </table:table-cell>
          <table:table-cell office:value-type="string" calcext:value-type="string">
            <text:p>-</text:p>
          </table:table-cell>
          <table:table-cell office:value-type="float" office:value="19.6667" calcext:value-type="float">
            <text:p>19.6667</text:p>
          </table:table-cell>
          <table:table-cell office:value-type="float" office:value="27.6667" calcext:value-type="float">
            <text:p>27.6667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64" calcext:value-type="float">
            <text:p>64</text:p>
          </table:table-cell>
          <table:table-cell office:value-type="float" office:value="26.6667" calcext:value-type="float">
            <text:p>26.6667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61.6667" calcext:value-type="float">
            <text:p>61.6667</text:p>
          </table:table-cell>
          <table:table-cell office:value-type="string" calcext:value-type="string">
            <text:p>-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24.3333" calcext:value-type="float">
            <text:p>24.33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.6667" calcext:value-type="float">
            <text:p>26.6667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6.6667" calcext:value-type="float">
            <text:p>26.6667</text:p>
          </table:table-cell>
          <table:table-cell office:value-type="float" office:value="28.3333" calcext:value-type="float">
            <text:p>28.3333</text:p>
          </table:table-cell>
          <table:table-cell office:value-type="float" office:value="19.3333" calcext:value-type="float">
            <text:p>19.33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5.6667" calcext:value-type="float">
            <text:p>25.6667</text:p>
          </table:table-cell>
          <table:table-cell table:number-columns-repeated="35" office:value-type="string" calcext:value-type="string">
            <text:p>-</text:p>
          </table:table-cell>
          <table:table-cell office:value-type="float" office:value="48.3333" calcext:value-type="float">
            <text:p>48.33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1.3333" calcext:value-type="float">
            <text:p>31.33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6.6667" calcext:value-type="float">
            <text:p>26.6667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18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string" calcext:value-type="string">
            <text:p>-</text:p>
          </table:table-cell>
          <table:table-cell office:value-type="float" office:value="26.6667" calcext:value-type="float">
            <text:p>26.6667</text:p>
          </table:table-cell>
          <table:table-cell table:number-columns-repeated="16" office:value-type="string" calcext:value-type="string">
            <text:p>-</text:p>
          </table:table-cell>
          <table:table-cell office:value-type="float" office:value="41.6667" calcext:value-type="float">
            <text:p>41.6667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34.5" calcext:value-type="float">
            <text:p>34.5</text:p>
          </table:table-cell>
          <table:table-cell table:number-columns-repeated="36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6.3333" calcext:value-type="float">
            <text:p>26.333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0.6667" calcext:value-type="float">
            <text:p>20.666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7.6667" calcext:value-type="float">
            <text:p>57.666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53.3333" calcext:value-type="float">
            <text:p>53.33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3.3333" calcext:value-type="float">
            <text:p>43.3333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22.3333" calcext:value-type="float">
            <text:p>22.3333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41.6667" calcext:value-type="float">
            <text:p>41.666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74.3333" calcext:value-type="float">
            <text:p>74.33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.6667" calcext:value-type="float">
            <text:p>36.666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.3333" calcext:value-type="float">
            <text:p>28.333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6.6667" calcext:value-type="float">
            <text:p>46.6667</text:p>
          </table:table-cell>
          <table:table-cell office:value-type="string" calcext:value-type="string">
            <text:p>-</text:p>
          </table:table-cell>
          <table:table-cell office:value-type="float" office:value="26.6667" calcext:value-type="float">
            <text:p>26.6667</text:p>
          </table:table-cell>
          <table:table-cell office:value-type="float" office:value="83.6667" calcext:value-type="float">
            <text:p>83.6667</text:p>
          </table:table-cell>
          <table:table-cell office:value-type="float" office:value="30.6667" calcext:value-type="float">
            <text:p>30.6667</text:p>
          </table:table-cell>
          <table:table-cell office:value-type="float" office:value="22.6667" calcext:value-type="float">
            <text:p>22.6667</text:p>
          </table:table-cell>
          <table:table-cell office:value-type="float" office:value="19" calcext:value-type="float">
            <text:p>19</text:p>
          </table:table-cell>
          <table:table-cell office:value-type="float" office:value="46.3333" calcext:value-type="float">
            <text:p>46.3333</text:p>
          </table:table-cell>
          <table:table-cell office:value-type="string" calcext:value-type="string">
            <text:p>-</text:p>
          </table:table-cell>
          <table:table-cell office:value-type="float" office:value="33.3333" calcext:value-type="float">
            <text:p>33.3333</text:p>
          </table:table-cell>
          <table:table-cell office:value-type="float" office:value="24.5" calcext:value-type="float">
            <text:p>24.5</text:p>
          </table:table-cell>
          <table:table-cell office:value-type="float" office:value="40" calcext:value-type="float">
            <text:p>40</text:p>
          </table:table-cell>
          <table:table-cell office:value-type="float" office:value="43.6667" calcext:value-type="float">
            <text:p>43.6667</text:p>
          </table:table-cell>
          <table:table-cell office:value-type="float" office:value="26.6667" calcext:value-type="float">
            <text:p>26.6667</text:p>
          </table:table-cell>
          <table:table-cell office:value-type="float" office:value="40" calcext:value-type="float">
            <text:p>40</text:p>
          </table:table-cell>
          <table:table-cell office:value-type="float" office:value="24.6667" calcext:value-type="float">
            <text:p>24.6667</text:p>
          </table:table-cell>
          <table:table-cell office:value-type="float" office:value="36.6667" calcext:value-type="float">
            <text:p>36.6667</text:p>
          </table:table-cell>
          <table:table-cell office:value-type="float" office:value="18.3333" calcext:value-type="float">
            <text:p>18.3333</text:p>
          </table:table-cell>
          <table:table-cell office:value-type="float" office:value="44.3333" calcext:value-type="float">
            <text:p>44.3333</text:p>
          </table:table-cell>
          <table:table-cell office:value-type="float" office:value="36.6667" calcext:value-type="float">
            <text:p>36.6667</text:p>
          </table:table-cell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office:value-type="float" office:value="55.3333" calcext:value-type="float">
            <text:p>55.3333</text:p>
          </table:table-cell>
          <table:table-cell office:value-type="string" calcext:value-type="string">
            <text:p>-</text:p>
          </table:table-cell>
          <table:table-cell office:value-type="float" office:value="22.3333" calcext:value-type="float">
            <text:p>22.33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.3333" calcext:value-type="float">
            <text:p>38.3333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5.6667" calcext:value-type="float">
            <text:p>25.6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41.3333" calcext:value-type="float">
            <text:p>41.3333</text:p>
          </table:table-cell>
        </table:table-row>
        <table:table-row table:style-name="ro5">
          <table:table-cell office:value-type="string" calcext:value-type="string">
            <text:p>leaf_4_angle_csfields_2013_normalized</text:p>
          </table:table-cell>
          <table:table-cell office:value-type="string" calcext:value-type="string">
            <text:p>-</text:p>
          </table:table-cell>
          <table:table-cell office:value-type="float" office:value="1.82889239103" calcext:value-type="float">
            <text:p>1.828892391</text:p>
          </table:table-cell>
          <table:table-cell office:value-type="float" office:value="-1.05344992834" calcext:value-type="float">
            <text:p>-1.0534499283</text:p>
          </table:table-cell>
          <table:table-cell office:value-type="string" calcext:value-type="string">
            <text:p>-</text:p>
          </table:table-cell>
          <table:table-cell office:value-type="float" office:value="-0.0987354584864" calcext:value-type="float">
            <text:p>-0.0987354585</text:p>
          </table:table-cell>
          <table:table-cell office:value-type="float" office:value="-0.241730797673" calcext:value-type="float">
            <text:p>-0.2417307977</text:p>
          </table:table-cell>
          <table:table-cell office:value-type="float" office:value="-0.420449240122" calcext:value-type="float">
            <text:p>-0.4204492401</text:p>
          </table:table-cell>
          <table:table-cell office:value-type="float" office:value="-0.155528745048" calcext:value-type="float">
            <text:p>-0.155528745</text:p>
          </table:table-cell>
          <table:table-cell office:value-type="float" office:value="-1.21407495939" calcext:value-type="float">
            <text:p>-1.2140749594</text:p>
          </table:table-cell>
          <table:table-cell office:value-type="string" calcext:value-type="string">
            <text:p>-</text:p>
          </table:table-cell>
          <table:table-cell office:value-type="float" office:value="-0.916221822753" calcext:value-type="float">
            <text:p>-0.9162218228</text:p>
          </table:table-cell>
          <table:table-cell office:value-type="string" calcext:value-type="string">
            <text:p>-</text:p>
          </table:table-cell>
          <table:table-cell office:value-type="float" office:value="1.41419937724" calcext:value-type="float">
            <text:p>1.4141993772</text:p>
          </table:table-cell>
          <table:table-cell office:value-type="float" office:value="2.28229532942" calcext:value-type="float">
            <text:p>2.2822953294</text:p>
          </table:table-cell>
          <table:table-cell office:value-type="float" office:value="0.212828575677" calcext:value-type="float">
            <text:p>0.2128285757</text:p>
          </table:table-cell>
          <table:table-cell office:value-type="string" calcext:value-type="string">
            <text:p>-</text:p>
          </table:table-cell>
          <table:table-cell office:value-type="float" office:value="-0.300173334379" calcext:value-type="float">
            <text:p>-0.3001733344</text:p>
          </table:table-cell>
          <table:table-cell office:value-type="float" office:value="-0.451422051303" calcext:value-type="float">
            <text:p>-0.4514220513</text:p>
          </table:table-cell>
          <table:table-cell office:value-type="float" office:value="0.580173306367" calcext:value-type="float">
            <text:p>0.5801733064</text:p>
          </table:table-cell>
          <table:table-cell office:value-type="float" office:value="0.127080854495" calcext:value-type="float">
            <text:p>0.1270808545</text:p>
          </table:table-cell>
          <table:table-cell office:value-type="string" calcext:value-type="string">
            <text:p>-</text:p>
          </table:table-cell>
          <table:table-cell office:value-type="float" office:value="-1.41419937724" calcext:value-type="float">
            <text:p>-1.4141993772</text:p>
          </table:table-cell>
          <table:table-cell office:value-type="float" office:value="-0.389874685755" calcext:value-type="float">
            <text:p>-0.3898746858</text:p>
          </table:table-cell>
          <table:table-cell office:value-type="float" office:value="0.719374649088" calcext:value-type="float">
            <text:p>0.7193746491</text:p>
          </table:table-cell>
          <table:table-cell office:value-type="float" office:value="1.49531803419" calcext:value-type="float">
            <text:p>1.4953180342</text:p>
          </table:table-cell>
          <table:table-cell office:value-type="float" office:value="-0.514730191168" calcext:value-type="float">
            <text:p>-0.5147301912</text:p>
          </table:table-cell>
          <table:table-cell office:value-type="string" calcext:value-type="string">
            <text:p>-</text:p>
          </table:table-cell>
          <table:table-cell office:value-type="float" office:value="0.648202581322" calcext:value-type="float">
            <text:p>0.6482025813</text:p>
          </table:table-cell>
          <table:table-cell office:value-type="string" calcext:value-type="string">
            <text:p>-</text:p>
          </table:table-cell>
          <table:table-cell office:value-type="float" office:value="1.34144726396" calcext:value-type="float">
            <text:p>1.341447264</text:p>
          </table:table-cell>
          <table:table-cell office:value-type="string" calcext:value-type="string">
            <text:p>-</text:p>
          </table:table-cell>
          <table:table-cell office:value-type="float" office:value="-1.82889239103" calcext:value-type="float">
            <text:p>-1.828892391</text:p>
          </table:table-cell>
          <table:table-cell office:value-type="float" office:value="1.05344992834" calcext:value-type="float">
            <text:p>1.0534499283</text:p>
          </table:table-cell>
          <table:table-cell office:value-type="float" office:value="-0.959953433827" calcext:value-type="float">
            <text:p>-0.95995343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916221822753" calcext:value-type="float">
            <text:p>0.9162218228</text:p>
          </table:table-cell>
          <table:table-cell office:value-type="float" office:value="0.184103087674" calcext:value-type="float">
            <text:p>0.1841030877</text:p>
          </table:table-cell>
          <table:table-cell office:value-type="float" office:value="-0.0704691870688" calcext:value-type="float">
            <text:p>-0.0704691871</text:p>
          </table:table-cell>
          <table:table-cell office:value-type="float" office:value="-0.683355831663" calcext:value-type="float">
            <text:p>-0.6833558317</text:p>
          </table:table-cell>
          <table:table-cell office:value-type="string" calcext:value-type="string">
            <text:p>-</text:p>
          </table:table-cell>
          <table:table-cell office:value-type="float" office:value="-0.0140826467849" calcext:value-type="float">
            <text:p>-0.0140826468</text:p>
          </table:table-cell>
          <table:table-cell office:value-type="float" office:value="0.613832766051" calcext:value-type="float">
            <text:p>0.6138327661</text:p>
          </table:table-cell>
          <table:table-cell office:value-type="float" office:value="-0.613832766051" calcext:value-type="float">
            <text:p>-0.6138327661</text:p>
          </table:table-cell>
          <table:table-cell office:value-type="float" office:value="-0.359660380708" calcext:value-type="float">
            <text:p>-0.3596603807</text:p>
          </table:table-cell>
          <table:table-cell office:value-type="float" office:value="-1.49531803419" calcext:value-type="float">
            <text:p>-1.495318034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20449240122" calcext:value-type="float">
            <text:p>0.420449240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.0056026647" calcext:value-type="float">
            <text:p>1.005602664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794393663073" calcext:value-type="float">
            <text:p>-0.7943936631</text:p>
          </table:table-cell>
          <table:table-cell table:number-columns-repeated="35" office:value-type="string" calcext:value-type="string">
            <text:p>-</text:p>
          </table:table-cell>
          <table:table-cell office:value-type="float" office:value="0.833621365534" calcext:value-type="float">
            <text:p>0.833621365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184103087674" calcext:value-type="float">
            <text:p>-0.184103087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482834174932" calcext:value-type="float">
            <text:p>-0.4828341749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1.27517533035" calcext:value-type="float">
            <text:p>1.2751753304</text:p>
          </table:table-cell>
          <table:table-cell table:number-columns-repeated="18" office:value-type="string" calcext:value-type="string">
            <text:p>-</text:p>
          </table:table-cell>
          <table:table-cell office:value-type="float" office:value="-0.270836411307" calcext:value-type="float">
            <text:p>-0.2708364113</text:p>
          </table:table-cell>
          <table:table-cell table:number-columns-repeated="19" office:value-type="string" calcext:value-type="string">
            <text:p>-</text:p>
          </table:table-cell>
          <table:table-cell office:value-type="float" office:value="-0.648202581322" calcext:value-type="float">
            <text:p>-0.6482025813</text:p>
          </table:table-cell>
          <table:table-cell table:number-columns-repeated="16" office:value-type="string" calcext:value-type="string">
            <text:p>-</text:p>
          </table:table-cell>
          <table:table-cell office:value-type="float" office:value="0.389874685755" calcext:value-type="float">
            <text:p>0.3898746858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-0.0422591185413" calcext:value-type="float">
            <text:p>-0.0422591185</text:p>
          </table:table-cell>
          <table:table-cell table:number-columns-repeated="36" office:value-type="string" calcext:value-type="string">
            <text:p>-</text:p>
          </table:table-cell>
          <table:table-cell office:value-type="float" office:value="1.21407495939" calcext:value-type="float">
            <text:p>1.2140749594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959953433827" calcext:value-type="float">
            <text:p>0.959953433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-0.719374649088" calcext:value-type="float">
            <text:p>-0.719374649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-1.27517533035" calcext:value-type="float">
            <text:p>-1.275175330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571991346" calcext:value-type="float">
            <text:p>1.1571991346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0.874175893571" calcext:value-type="float">
            <text:p>0.874175893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451422051303" calcext:value-type="float">
            <text:p>0.4514220513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-1.1571991346" calcext:value-type="float">
            <text:p>-1.1571991346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0.359660380708" calcext:value-type="float">
            <text:p>0.359660380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1.69599070455" calcext:value-type="float">
            <text:p>-1.6959907046</text:p>
          </table:table-cell>
          <table:table-cell office:value-type="float" office:value="1.69599070455" calcext:value-type="float">
            <text:p>1.69599070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987354584864" calcext:value-type="float">
            <text:p>0.0987354585</text:p>
          </table:table-cell>
          <table:table-cell office:value-type="float" office:value="0.514730191168" calcext:value-type="float">
            <text:p>0.51473019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29770957199" calcext:value-type="float">
            <text:p>-0.3297709572</text:p>
          </table:table-cell>
          <table:table-cell office:value-type="string" calcext:value-type="string">
            <text:p>-</text:p>
          </table:table-cell>
          <table:table-cell office:value-type="float" office:value="-1.34144726396" calcext:value-type="float">
            <text:p>-1.341447264</text:p>
          </table:table-cell>
          <table:table-cell office:value-type="float" office:value="0.794393663073" calcext:value-type="float">
            <text:p>0.7943936631</text:p>
          </table:table-cell>
          <table:table-cell office:value-type="string" calcext:value-type="string">
            <text:p>-</text:p>
          </table:table-cell>
          <table:table-cell office:value-type="float" office:value="-0.580173306367" calcext:value-type="float">
            <text:p>-0.5801733064</text:p>
          </table:table-cell>
          <table:table-cell office:value-type="float" office:value="2.00517987999" calcext:value-type="float">
            <text:p>2.00517988</text:p>
          </table:table-cell>
          <table:table-cell office:value-type="float" office:value="-0.212828575677" calcext:value-type="float">
            <text:p>-0.2128285757</text:p>
          </table:table-cell>
          <table:table-cell office:value-type="float" office:value="-1.0056026647" calcext:value-type="float">
            <text:p>-1.0056026647</text:p>
          </table:table-cell>
          <table:table-cell office:value-type="float" office:value="-1.58767631914" calcext:value-type="float">
            <text:p>-1.5876763191</text:p>
          </table:table-cell>
          <table:table-cell office:value-type="float" office:value="0.683355831663" calcext:value-type="float">
            <text:p>0.6833558317</text:p>
          </table:table-cell>
          <table:table-cell office:value-type="string" calcext:value-type="string">
            <text:p>-</text:p>
          </table:table-cell>
          <table:table-cell office:value-type="float" office:value="-0.127080854495" calcext:value-type="float">
            <text:p>-0.1270808545</text:p>
          </table:table-cell>
          <table:table-cell office:value-type="float" office:value="-0.874175893571" calcext:value-type="float">
            <text:p>-0.8741758936</text:p>
          </table:table-cell>
          <table:table-cell office:value-type="float" office:value="0.241730797673" calcext:value-type="float">
            <text:p>0.2417307977</text:p>
          </table:table-cell>
          <table:table-cell office:value-type="float" office:value="0.482834174932" calcext:value-type="float">
            <text:p>0.4828341749</text:p>
          </table:table-cell>
          <table:table-cell office:value-type="float" office:value="-0.547158764478" calcext:value-type="float">
            <text:p>-0.5471587645</text:p>
          </table:table-cell>
          <table:table-cell office:value-type="float" office:value="0.270836411307" calcext:value-type="float">
            <text:p>0.2708364113</text:p>
          </table:table-cell>
          <table:table-cell office:value-type="float" office:value="-0.833621365534" calcext:value-type="float">
            <text:p>-0.8336213655</text:p>
          </table:table-cell>
          <table:table-cell office:value-type="float" office:value="0.0704691870688" calcext:value-type="float">
            <text:p>0.0704691871</text:p>
          </table:table-cell>
          <table:table-cell office:value-type="float" office:value="-2.00517987999" calcext:value-type="float">
            <text:p>-2.00517988</text:p>
          </table:table-cell>
          <table:table-cell office:value-type="float" office:value="0.547158764478" calcext:value-type="float">
            <text:p>0.5471587645</text:p>
          </table:table-cell>
          <table:table-cell office:value-type="float" office:value="0.0422591185413" calcext:value-type="float">
            <text:p>0.0422591185</text:p>
          </table:table-cell>
          <table:table-cell office:value-type="string" calcext:value-type="string">
            <text:p>-</text:p>
          </table:table-cell>
          <table:table-cell office:value-type="float" office:value="1.58767631914" calcext:value-type="float">
            <text:p>1.5876763191</text:p>
          </table:table-cell>
          <table:table-cell office:value-type="float" office:value="1.10383914386" calcext:value-type="float">
            <text:p>1.1038391439</text:p>
          </table:table-cell>
          <table:table-cell office:value-type="string" calcext:value-type="string">
            <text:p>-</text:p>
          </table:table-cell>
          <table:table-cell office:value-type="float" office:value="-1.10383914386" calcext:value-type="float">
            <text:p>-1.1038391439</text:p>
          </table:table-cell>
          <table:table-cell office:value-type="float" office:value="0.0140826467849" calcext:value-type="float">
            <text:p>0.0140826468</text:p>
          </table:table-cell>
          <table:table-cell office:value-type="float" office:value="0.300173334379" calcext:value-type="float">
            <text:p>0.3001733344</text:p>
          </table:table-cell>
          <table:table-cell office:value-type="float" office:value="0.155528745048" calcext:value-type="float">
            <text:p>0.155528745</text:p>
          </table:table-cell>
          <table:table-cell office:value-type="float" office:value="0.756351960706" calcext:value-type="float">
            <text:p>0.7563519607</text:p>
          </table:table-cell>
          <table:table-cell office:value-type="float" office:value="-0.756351960706" calcext:value-type="float">
            <text:p>-0.7563519607</text:p>
          </table:table-cell>
          <table:table-cell office:value-type="float" office:value="-2.28229532942" calcext:value-type="float">
            <text:p>-2.2822953294</text:p>
          </table:table-cell>
          <table:table-cell office:value-type="float" office:value="0.329770957199" calcext:value-type="float">
            <text:p>0.3297709572</text:p>
          </table:table-cell>
        </table:table-row>
        <table:table-row table:style-name="ro5">
          <table:table-cell office:value-type="string" calcext:value-type="string">
            <text:p>veg_height_GH117_LD_2014_SKTRFM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22.5" calcext:value-type="float">
            <text:p>22.5</text:p>
          </table:table-cell>
          <table:table-cell office:value-type="float" office:value="45.5" calcext:value-type="float">
            <text:p>45.5</text:p>
          </table:table-cell>
          <table:table-cell office:value-type="float" office:value="30.5" calcext:value-type="float">
            <text:p>30.5</text:p>
          </table:table-cell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office:value-type="float" office:value="34.5" calcext:value-type="float">
            <text:p>34.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office:value-type="float" office:value="13.5" calcext:value-type="float">
            <text:p>13.5</text:p>
          </table:table-cell>
          <table:table-cell office:value-type="float" office:value="41.5" calcext:value-type="float">
            <text:p>41.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8.5" calcext:value-type="float">
            <text:p>38.5</text:p>
          </table:table-cell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.5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8.5" calcext:value-type="float">
            <text:p>48.5</text:p>
          </table:table-cell>
          <table:table-cell office:value-type="float" office:value="38" calcext:value-type="float">
            <text:p>38</text:p>
          </table:table-cell>
          <table:table-cell office:value-type="float" office:value="43.5" calcext:value-type="float">
            <text:p>43.5</text:p>
          </table:table-cell>
          <table:table-cell office:value-type="float" office:value="14.5" calcext:value-type="float">
            <text:p>14.5</text:p>
          </table:table-cell>
          <table:table-cell office:value-type="float" office:value="24.5" calcext:value-type="float">
            <text:p>24.5</text:p>
          </table:table-cell>
          <table:table-cell office:value-type="float" office:value="15.5" calcext:value-type="float">
            <text:p>15.5</text:p>
          </table:table-cell>
          <table:table-cell office:value-type="float" office:value="30.5" calcext:value-type="float">
            <text:p>30.5</text:p>
          </table:table-cell>
          <table:table-cell office:value-type="float" office:value="43.5" calcext:value-type="float">
            <text:p>43.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.5" calcext:value-type="float">
            <text:p>18.5</text:p>
          </table:table-cell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30.5" calcext:value-type="float">
            <text:p>30.5</text:p>
          </table:table-cell>
          <table:table-cell office:value-type="float" office:value="20" calcext:value-type="float">
            <text:p>20</text:p>
          </table:table-cell>
          <table:table-cell office:value-type="float" office:value="45.5" calcext:value-type="float">
            <text:p>45.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3.5" calcext:value-type="float">
            <text:p>33.5</text:p>
          </table:table-cell>
          <table:table-cell office:value-type="float" office:value="30.5" calcext:value-type="float">
            <text:p>30.5</text:p>
          </table:table-cell>
          <table:table-cell office:value-type="float" office:value="41.5" calcext:value-type="float">
            <text:p>41.5</text:p>
          </table:table-cell>
          <table:table-cell office:value-type="float" office:value="18.5" calcext:value-type="float">
            <text:p>18.5</text:p>
          </table:table-cell>
          <table:table-cell office:value-type="float" office:value="13.5" calcext:value-type="float">
            <text:p>13.5</text:p>
          </table:table-cell>
          <table:table-cell office:value-type="float" office:value="28.5" calcext:value-type="float">
            <text:p>28.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.5" calcext:value-type="float">
            <text:p>26.5</text:p>
          </table:table-cell>
          <table:table-cell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-</text:p>
          </table:table-cell>
          <table:table-cell office:value-type="float" office:value="31.5" calcext:value-type="float">
            <text:p>31.5</text:p>
          </table:table-cell>
          <table:table-cell office:value-type="float" office:value="20" calcext:value-type="float">
            <text:p>20</text:p>
          </table:table-cell>
          <table:table-cell office:value-type="float" office:value="25.5" calcext:value-type="float">
            <text:p>25.5</text:p>
          </table:table-cell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4.5" calcext:value-type="float">
            <text:p>34.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51.5" calcext:value-type="float">
            <text:p>51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46.5" calcext:value-type="float">
            <text:p>46.5</text:p>
          </table:table-cell>
          <table:table-cell office:value-type="float" office:value="15.5" calcext:value-type="float">
            <text:p>15.5</text:p>
          </table:table-cell>
          <table:table-cell office:value-type="float" office:value="49.5" calcext:value-type="float">
            <text:p>49.5</text:p>
          </table:table-cell>
          <table:table-cell office:value-type="float" office:value="23.5" calcext:value-type="float">
            <text:p>23.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office:value-type="float" office:value="43" calcext:value-type="float">
            <text:p>43</text:p>
          </table:table-cell>
          <table:table-cell office:value-type="float" office:value="17.5" calcext:value-type="float">
            <text:p>17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.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  <table:table-cell office:value-type="float" office:value="43.5" calcext:value-type="float">
            <text:p>43.5</text:p>
          </table:table-cell>
          <table:table-cell office:value-type="float" office:value="23" calcext:value-type="float">
            <text:p>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  <table:table-cell office:value-type="float" office:value="19.5" calcext:value-type="float">
            <text:p>19.5</text:p>
          </table:table-cell>
          <table:table-cell office:value-type="float" office:value="11.5" calcext:value-type="float">
            <text:p>11.5</text:p>
          </table:table-cell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.5</text:p>
          </table:table-cell>
          <table:table-cell office:value-type="float" office:value="31.5" calcext:value-type="float">
            <text:p>31.5</text:p>
          </table:table-cell>
          <table:table-cell office:value-type="float" office:value="27.5" calcext:value-type="float">
            <text:p>27.5</text:p>
          </table:table-cell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1.5" calcext:value-type="float">
            <text:p>21.5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-</text:p>
          </table:table-cell>
          <table:table-cell office:value-type="float" office:value="52.5" calcext:value-type="float">
            <text:p>52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.5" calcext:value-type="float">
            <text:p>48.5</text:p>
          </table:table-cell>
          <table:table-cell office:value-type="float" office:value="16" calcext:value-type="float">
            <text:p>16</text:p>
          </table:table-cell>
          <table:table-cell office:value-type="float" office:value="40.5" calcext:value-type="float">
            <text:p>40.5</text:p>
          </table:table-cell>
          <table:table-cell office:value-type="float" office:value="13.5" calcext:value-type="float">
            <text:p>13.5</text:p>
          </table:table-cell>
          <table:table-cell office:value-type="float" office:value="56" calcext:value-type="float">
            <text:p>56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11.5" calcext:value-type="float">
            <text:p>11.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-</text:p>
          </table:table-cell>
          <table:table-cell office:value-type="float" office:value="44.5" calcext:value-type="float">
            <text:p>44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-</text:p>
          </table:table-cell>
          <table:table-cell office:value-type="float" office:value="52.5" calcext:value-type="float">
            <text:p>52.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7.5" calcext:value-type="float">
            <text:p>57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52.5" calcext:value-type="float">
            <text:p>52.5</text:p>
          </table:table-cell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.5" calcext:value-type="float">
            <text:p>14.5</text:p>
          </table:table-cell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36.5" calcext:value-type="float">
            <text:p>36.5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office:value-type="float" office:value="26.5" calcext:value-type="float">
            <text:p>26.5</text:p>
          </table:table-cell>
          <table:table-cell office:value-type="float" office:value="8" calcext:value-type="float">
            <text:p>8</text:p>
          </table:table-cell>
          <table:table-cell office:value-type="float" office:value="40.5" calcext:value-type="float">
            <text:p>40.5</text:p>
          </table:table-cell>
          <table:table-cell office:value-type="float" office:value="18" calcext:value-type="float">
            <text:p>18</text:p>
          </table:table-cell>
          <table:table-cell office:value-type="float" office:value="44.5" calcext:value-type="float">
            <text:p>44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7.5" calcext:value-type="float">
            <text:p>17.5</text:p>
          </table:table-cell>
          <table:table-cell office:value-type="float" office:value="42.5" calcext:value-type="float">
            <text:p>42.5</text:p>
          </table:table-cell>
          <table:table-cell office:value-type="float" office:value="29.5" calcext:value-type="float">
            <text:p>29.5</text:p>
          </table:table-cell>
          <table:table-cell office:value-type="float" office:value="15" calcext:value-type="float">
            <text:p>15</text:p>
          </table:table-cell>
          <table:table-cell office:value-type="float" office:value="37.5" calcext:value-type="float">
            <text:p>37.5</text:p>
          </table:table-cell>
          <table:table-cell office:value-type="float" office:value="14.5" calcext:value-type="float">
            <text:p>14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-</text:p>
          </table:table-cell>
          <table:table-cell office:value-type="float" office:value="22.5" calcext:value-type="float">
            <text:p>22.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3.5" calcext:value-type="float">
            <text:p>33.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.5" calcext:value-type="float">
            <text:p>28.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.5" calcext:value-type="float">
            <text:p>36.5</text:p>
          </table:table-cell>
          <table:table-cell office:value-type="float" office:value="44.5" calcext:value-type="float">
            <text:p>44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.5" calcext:value-type="float">
            <text:p>24.5</text:p>
          </table:table-cell>
          <table:table-cell office:value-type="float" office:value="49.5" calcext:value-type="float">
            <text:p>49.5</text:p>
          </table:table-cell>
          <table:table-cell office:value-type="float" office:value="25.5" calcext:value-type="float">
            <text:p>25.5</text:p>
          </table:table-cell>
          <table:table-cell office:value-type="float" office:value="21.5" calcext:value-type="float">
            <text:p>21.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</table:table-row>
        <table:table-row table:style-name="ro5">
          <table:table-cell office:value-type="string" calcext:value-type="string">
            <text:p>veg_height_GH117_LD_2014_SKTRFM_normalized</text:p>
          </table:table-cell>
          <table:table-cell office:value-type="float" office:value="-2.33131336296" calcext:value-type="float">
            <text:p>-2.331313363</text:p>
          </table:table-cell>
          <table:table-cell office:value-type="float" office:value="0.91186059879" calcext:value-type="float">
            <text:p>0.9118605988</text:p>
          </table:table-cell>
          <table:table-cell office:value-type="float" office:value="0.107397441431" calcext:value-type="float">
            <text:p>0.1073974414</text:p>
          </table:table-cell>
          <table:table-cell office:value-type="float" office:value="1.36882932622" calcext:value-type="float">
            <text:p>1.3688293262</text:p>
          </table:table-cell>
          <table:table-cell office:value-type="float" office:value="0.574263545822" calcext:value-type="float">
            <text:p>0.5742635458</text:p>
          </table:table-cell>
          <table:table-cell office:value-type="float" office:value="0.292719135662" calcext:value-type="float">
            <text:p>0.2927191357</text:p>
          </table:table-cell>
          <table:table-cell office:value-type="float" office:value="0.424703774945" calcext:value-type="float">
            <text:p>0.4247037749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-1.07383924575" calcext:value-type="float">
            <text:p>-1.0738392458</text:p>
          </table:table-cell>
          <table:table-cell office:value-type="float" office:value="-0.0329879329374" calcext:value-type="float">
            <text:p>-0.0329879329</text:p>
          </table:table-cell>
          <table:table-cell office:value-type="float" office:value="-1.58996761418" calcext:value-type="float">
            <text:p>-1.5899676142</text:p>
          </table:table-cell>
          <table:table-cell office:value-type="float" office:value="-0.613609076561" calcext:value-type="float">
            <text:p>-0.6136090766</text:p>
          </table:table-cell>
          <table:table-cell office:value-type="float" office:value="0.793251034585" calcext:value-type="float">
            <text:p>0.7932510346</text:p>
          </table:table-cell>
          <table:table-cell office:value-type="float" office:value="1.41218757891" calcext:value-type="float">
            <text:p>1.4121875789</text:p>
          </table:table-cell>
          <table:table-cell office:value-type="float" office:value="1.28908533567" calcext:value-type="float">
            <text:p>1.2890853357</text:p>
          </table:table-cell>
          <table:table-cell office:value-type="float" office:value="-1.08863292938" calcext:value-type="float">
            <text:p>-1.0886329294</text:p>
          </table:table-cell>
          <table:table-cell office:value-type="float" office:value="1.05927691708" calcext:value-type="float">
            <text:p>1.0592769171</text:p>
          </table:table-cell>
          <table:table-cell office:value-type="float" office:value="0.318639363964" calcext:value-type="float">
            <text:p>0.318639364</text:p>
          </table:table-cell>
          <table:table-cell office:value-type="float" office:value="1.58996761418" calcext:value-type="float">
            <text:p>1.5899676142</text:p>
          </table:table-cell>
          <table:table-cell office:value-type="float" office:value="-1.45837632706" calcext:value-type="float">
            <text:p>-1.4583763271</text:p>
          </table:table-cell>
          <table:table-cell office:value-type="string" calcext:value-type="string">
            <text:p>-</text:p>
          </table:table-cell>
          <table:table-cell office:value-type="float" office:value="-1.28908533567" calcext:value-type="float">
            <text:p>-1.2890853357</text:p>
          </table:table-cell>
          <table:table-cell office:value-type="float" office:value="-0.924428699859" calcext:value-type="float">
            <text:p>-0.9244286999</text:p>
          </table:table-cell>
          <table:table-cell office:value-type="float" office:value="0.309976341794" calcext:value-type="float">
            <text:p>0.3099763418</text:p>
          </table:table-cell>
          <table:table-cell office:value-type="float" office:value="0.98960255425" calcext:value-type="float">
            <text:p>0.9896025543</text:p>
          </table:table-cell>
          <table:table-cell office:value-type="float" office:value="-0.899434907667" calcext:value-type="float">
            <text:p>-0.8994349077</text:p>
          </table:table-cell>
          <table:table-cell office:value-type="float" office:value="0.705879370071" calcext:value-type="float">
            <text:p>0.7058793701</text:p>
          </table:table-cell>
          <table:table-cell office:value-type="float" office:value="-1.71948379546" calcext:value-type="float">
            <text:p>-1.7194837955</text:p>
          </table:table-cell>
          <table:table-cell office:value-type="float" office:value="-0.782006886754" calcext:value-type="float">
            <text:p>-0.7820068868</text:p>
          </table:table-cell>
          <table:table-cell office:value-type="float" office:value="-0.14896791903" calcext:value-type="float">
            <text:p>-0.148967919</text:p>
          </table:table-cell>
          <table:table-cell office:value-type="float" office:value="-1.2167897772" calcext:value-type="float">
            <text:p>-1.2167897772</text:p>
          </table:table-cell>
          <table:table-cell office:value-type="float" office:value="-0.98960255425" calcext:value-type="float">
            <text:p>-0.9896025543</text:p>
          </table:table-cell>
          <table:table-cell office:value-type="float" office:value="1.71948379546" calcext:value-type="float">
            <text:p>1.7194837955</text:p>
          </table:table-cell>
          <table:table-cell office:value-type="float" office:value="-1.43489932016" calcext:value-type="float">
            <text:p>-1.4348993202</text:p>
          </table:table-cell>
          <table:table-cell office:value-type="float" office:value="0.165664413869" calcext:value-type="float">
            <text:p>0.1656644139</text:p>
          </table:table-cell>
          <table:table-cell office:value-type="float" office:value="1.53412054435" calcext:value-type="float">
            <text:p>1.5341205444</text:p>
          </table:table-cell>
          <table:table-cell office:value-type="float" office:value="0.950013755669" calcext:value-type="float">
            <text:p>0.9500137557</text:p>
          </table:table-cell>
          <table:table-cell office:value-type="float" office:value="1.15034938038" calcext:value-type="float">
            <text:p>1.1503493804</text:p>
          </table:table-cell>
          <table:table-cell office:value-type="float" office:value="-0.737980472204" calcext:value-type="float">
            <text:p>-0.7379804722</text:p>
          </table:table-cell>
          <table:table-cell office:value-type="float" office:value="0.275548672979" calcext:value-type="float">
            <text:p>0.275548673</text:p>
          </table:table-cell>
          <table:table-cell office:value-type="float" office:value="-0.584014545011" calcext:value-type="float">
            <text:p>-0.584014545</text:p>
          </table:table-cell>
          <table:table-cell office:value-type="float" office:value="0.603685687406" calcext:value-type="float">
            <text:p>0.6036856874</text:p>
          </table:table-cell>
          <table:table-cell office:value-type="float" office:value="1.13451413645" calcext:value-type="float">
            <text:p>1.1345141365</text:p>
          </table:table-cell>
          <table:table-cell office:value-type="float" office:value="-0.674489750196" calcext:value-type="float">
            <text:p>-0.6744897502</text:p>
          </table:table-cell>
          <table:table-cell office:value-type="float" office:value="0.415697215654" calcext:value-type="float">
            <text:p>0.4156972157</text:p>
          </table:table-cell>
          <table:table-cell office:value-type="float" office:value="-0.574263545822" calcext:value-type="float">
            <text:p>-0.5742635458</text:p>
          </table:table-cell>
          <table:table-cell office:value-type="float" office:value="-0.535787730056" calcext:value-type="float">
            <text:p>-0.5357877301</text:p>
          </table:table-cell>
          <table:table-cell office:value-type="float" office:value="0.249942806253" calcext:value-type="float">
            <text:p>0.2499428063</text:p>
          </table:table-cell>
          <table:table-cell office:value-type="string" calcext:value-type="string">
            <text:p>-</text:p>
          </table:table-cell>
          <table:table-cell office:value-type="float" office:value="-0.0825485329041" calcext:value-type="float">
            <text:p>-0.0825485329</text:p>
          </table:table-cell>
          <table:table-cell office:value-type="float" office:value="0.0825485329041" calcext:value-type="float">
            <text:p>0.0825485329</text:p>
          </table:table-cell>
          <table:table-cell office:value-type="float" office:value="-0.232963854271" calcext:value-type="float">
            <text:p>-0.2329638543</text:p>
          </table:table-cell>
          <table:table-cell office:value-type="float" office:value="0.0991078598229" calcext:value-type="float">
            <text:p>0.0991078598</text:p>
          </table:table-cell>
          <table:table-cell office:value-type="float" office:value="0.0742776335725" calcext:value-type="float">
            <text:p>0.0742776336</text:p>
          </table:table-cell>
          <table:table-cell office:value-type="float" office:value="0.727197033585" calcext:value-type="float">
            <text:p>0.7271970336</text:p>
          </table:table-cell>
          <table:table-cell office:value-type="float" office:value="-0.241444629509" calcext:value-type="float">
            <text:p>-0.2414446295</text:p>
          </table:table-cell>
          <table:table-cell office:value-type="string" calcext:value-type="string">
            <text:p>-</text:p>
          </table:table-cell>
          <table:table-cell office:value-type="float" office:value="0.924428699859" calcext:value-type="float">
            <text:p>0.9244286999</text:p>
          </table:table-cell>
          <table:table-cell office:value-type="string" calcext:value-type="string">
            <text:p>-</text:p>
          </table:table-cell>
          <table:table-cell office:value-type="float" office:value="1.68439548311" calcext:value-type="float">
            <text:p>1.6843954831</text:p>
          </table:table-cell>
          <table:table-cell office:value-type="string" calcext:value-type="string">
            <text:p>-</text:p>
          </table:table-cell>
          <table:table-cell office:value-type="float" office:value="0.593821392994" calcext:value-type="float">
            <text:p>0.593821393</text:p>
          </table:table-cell>
          <table:table-cell office:value-type="float" office:value="-0.107397441431" calcext:value-type="float">
            <text:p>-0.1073974414</text:p>
          </table:table-cell>
          <table:table-cell office:value-type="float" office:value="1.34808334077" calcext:value-type="float">
            <text:p>1.3480833408</text:p>
          </table:table-cell>
          <table:table-cell office:value-type="float" office:value="-0.309976341794" calcext:value-type="float">
            <text:p>-0.3099763418</text:p>
          </table:table-cell>
          <table:table-cell office:value-type="float" office:value="-0.379997368654" calcext:value-type="float">
            <text:p>-0.3799973687</text:p>
          </table:table-cell>
          <table:table-cell office:value-type="float" office:value="0.140635509187" calcext:value-type="float">
            <text:p>0.1406355092</text:p>
          </table:table-cell>
          <table:table-cell office:value-type="float" office:value="-0.545330376398" calcext:value-type="float">
            <text:p>-0.5453303764</text:p>
          </table:table-cell>
          <table:table-cell office:value-type="float" office:value="-0.30133652086" calcext:value-type="float">
            <text:p>-0.3013365209</text:p>
          </table:table-cell>
          <table:table-cell office:value-type="float" office:value="-0.470275926144" calcext:value-type="float">
            <text:p>-0.4702759261</text:p>
          </table:table-cell>
          <table:table-cell office:value-type="string" calcext:value-type="string">
            <text:p>-</text:p>
          </table:table-cell>
          <table:table-cell office:value-type="float" office:value="-1.8866268979" calcext:value-type="float">
            <text:p>-1.8866268979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-0.0494931251919" calcext:value-type="float">
            <text:p>-0.0494931252</text:p>
          </table:table-cell>
          <table:table-cell office:value-type="float" office:value="-0.424703774945" calcext:value-type="float">
            <text:p>-0.4247037749</text:p>
          </table:table-cell>
          <table:table-cell office:value-type="float" office:value="0.258459072375" calcext:value-type="float">
            <text:p>0.2584590724</text:p>
          </table:table-cell>
          <table:table-cell office:value-type="float" office:value="0.241444629509" calcext:value-type="float">
            <text:p>0.2414446295</text:p>
          </table:table-cell>
          <table:table-cell office:value-type="string" calcext:value-type="string">
            <text:p>-</text:p>
          </table:table-cell>
          <table:table-cell office:value-type="float" office:value="-0.224499801887" calcext:value-type="float">
            <text:p>-0.22449980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51935027628" calcext:value-type="float">
            <text:p>-0.4519350276</text:p>
          </table:table-cell>
          <table:table-cell office:value-type="float" office:value="0.371149323202" calcext:value-type="float">
            <text:p>0.3711493232</text:p>
          </table:table-cell>
          <table:table-cell office:value-type="float" office:value="-0.488776411115" calcext:value-type="float">
            <text:p>-0.4887764111</text:p>
          </table:table-cell>
          <table:table-cell office:value-type="float" office:value="0.737980472204" calcext:value-type="float">
            <text:p>0.7379804722</text:p>
          </table:table-cell>
          <table:table-cell office:value-type="string" calcext:value-type="string">
            <text:p>-</text:p>
          </table:table-cell>
          <table:table-cell office:value-type="float" office:value="0.174029720209" calcext:value-type="float">
            <text:p>0.1740297202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-1.56143540936" calcext:value-type="float">
            <text:p>-1.5614354094</text:p>
          </table:table-cell>
          <table:table-cell office:value-type="float" office:value="-0.275548672979" calcext:value-type="float">
            <text:p>-0.275548673</text:p>
          </table:table-cell>
          <table:table-cell office:value-type="float" office:value="-0.874990734148" calcext:value-type="float">
            <text:p>-0.8749907341</text:p>
          </table:table-cell>
          <table:table-cell office:value-type="float" office:value="-0.963042260384" calcext:value-type="float">
            <text:p>-0.96304226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48850416478" calcext:value-type="float">
            <text:p>0.7488504165</text:p>
          </table:table-cell>
          <table:table-cell office:value-type="float" office:value="0.584014545011" calcext:value-type="float">
            <text:p>0.584014545</text:p>
          </table:table-cell>
          <table:table-cell office:value-type="float" office:value="1.07383924575" calcext:value-type="float">
            <text:p>1.0738392458</text:p>
          </table:table-cell>
          <table:table-cell office:value-type="float" office:value="-0.216051802497" calcext:value-type="float">
            <text:p>-0.2160518025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0.488776411115" calcext:value-type="float">
            <text:p>0.4887764111</text:p>
          </table:table-cell>
          <table:table-cell office:value-type="float" office:value="0.827604115393" calcext:value-type="float">
            <text:p>0.827604115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88875264283" calcext:value-type="float">
            <text:p>0.3888752643</text:p>
          </table:table-cell>
          <table:table-cell office:value-type="float" office:value="1.43489932016" calcext:value-type="float">
            <text:p>1.4348993202</text:p>
          </table:table-cell>
          <table:table-cell office:value-type="float" office:value="-0.174029720209" calcext:value-type="float">
            <text:p>-0.1740297202</text:p>
          </table:table-cell>
          <table:table-cell office:value-type="float" office:value="0.470275926144" calcext:value-type="float">
            <text:p>0.4702759261</text:p>
          </table:table-cell>
          <table:table-cell office:value-type="float" office:value="0.327326366026" calcext:value-type="float">
            <text:p>0.327326366</text:p>
          </table:table-cell>
          <table:table-cell office:value-type="string" calcext:value-type="string">
            <text:p>-</text:p>
          </table:table-cell>
          <table:table-cell office:value-type="float" office:value="2.4794668853" calcext:value-type="float">
            <text:p>2.4794668853</text:p>
          </table:table-cell>
          <table:table-cell office:value-type="string" calcext:value-type="string">
            <text:p>-</text:p>
          </table:table-cell>
          <table:table-cell office:value-type="float" office:value="0.653928463849" calcext:value-type="float">
            <text:p>0.6539284638</text:p>
          </table:table-cell>
          <table:table-cell office:value-type="float" office:value="-0.11569440979" calcext:value-type="float">
            <text:p>-0.1156944098</text:p>
          </table:table-cell>
          <table:table-cell office:value-type="float" office:value="0.353539247755" calcext:value-type="float">
            <text:p>0.3535392478</text:p>
          </table:table-cell>
          <table:table-cell office:value-type="float" office:value="-0.0991078598229" calcext:value-type="float">
            <text:p>-0.0991078598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0.379997368654" calcext:value-type="float">
            <text:p>0.3799973687</text:p>
          </table:table-cell>
          <table:table-cell office:value-type="string" calcext:value-type="string">
            <text:p>-</text:p>
          </table:table-cell>
          <table:table-cell office:value-type="float" office:value="-1.68439548311" calcext:value-type="float">
            <text:p>-1.6843954831</text:p>
          </table:table-cell>
          <table:table-cell office:value-type="string" calcext:value-type="string">
            <text:p>-</text:p>
          </table:table-cell>
          <table:table-cell office:value-type="float" office:value="-0.353539247755" calcext:value-type="float">
            <text:p>-0.3535392478</text:p>
          </table:table-cell>
          <table:table-cell office:value-type="float" office:value="-1.99491059668" calcext:value-type="float">
            <text:p>-1.9949105967</text:p>
          </table:table-cell>
          <table:table-cell office:value-type="string" calcext:value-type="string">
            <text:p>-</text:p>
          </table:table-cell>
          <table:table-cell office:value-type="float" office:value="0.782006886754" calcext:value-type="float">
            <text:p>0.7820068868</text:p>
          </table:table-cell>
          <table:table-cell office:value-type="float" office:value="0.442821657597" calcext:value-type="float">
            <text:p>0.4428216576</text:p>
          </table:table-cell>
          <table:table-cell office:value-type="float" office:value="-1.13451413645" calcext:value-type="float">
            <text:p>-1.1345141365</text:p>
          </table:table-cell>
          <table:table-cell office:value-type="float" office:value="-0.816046249524" calcext:value-type="float">
            <text:p>-0.8160462495</text:p>
          </table:table-cell>
          <table:table-cell office:value-type="string" calcext:value-type="string">
            <text:p>-</text:p>
          </table:table-cell>
          <table:table-cell office:value-type="float" office:value="1.30824721114" calcext:value-type="float">
            <text:p>1.3082472111</text:p>
          </table:table-cell>
          <table:table-cell office:value-type="string" calcext:value-type="string">
            <text:p>-</text:p>
          </table:table-cell>
          <table:table-cell office:value-type="float" office:value="0.887146559019" calcext:value-type="float">
            <text:p>0.887146559</text:p>
          </table:table-cell>
          <table:table-cell office:value-type="string" calcext:value-type="string">
            <text:p>-</text:p>
          </table:table-cell>
          <table:table-cell office:value-type="float" office:value="-1.32790187176" calcext:value-type="float">
            <text:p>-1.3279018718</text:p>
          </table:table-cell>
          <table:table-cell office:value-type="float" office:value="1.18291684419" calcext:value-type="float">
            <text:p>1.1829168442</text:p>
          </table:table-cell>
          <table:table-cell office:value-type="float" office:value="0.564566846118" calcext:value-type="float">
            <text:p>0.5645668461</text:p>
          </table:table-cell>
          <table:table-cell office:value-type="string" calcext:value-type="string">
            <text:p>-</text:p>
          </table:table-cell>
          <table:table-cell office:value-type="float" office:value="-0.388875264283" calcext:value-type="float">
            <text:p>-0.3888752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0790459144" calcext:value-type="float">
            <text:p>1.5079045914</text:p>
          </table:table-cell>
          <table:table-cell office:value-type="string" calcext:value-type="string">
            <text:p>-</text:p>
          </table:table-cell>
          <table:table-cell office:value-type="float" office:value="-2.05921460987" calcext:value-type="float">
            <text:p>-2.0592146099</text:p>
          </table:table-cell>
          <table:table-cell office:value-type="float" office:value="0.190797547084" calcext:value-type="float">
            <text:p>0.1907975471</text:p>
          </table:table-cell>
          <table:table-cell office:value-type="float" office:value="1.75682660725" calcext:value-type="float">
            <text:p>1.7568266073</text:p>
          </table:table-cell>
          <table:table-cell office:value-type="float" office:value="0.816046249524" calcext:value-type="float">
            <text:p>0.81604624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4896791903" calcext:value-type="float">
            <text:p>0.148967919</text:p>
          </table:table-cell>
          <table:table-cell office:value-type="float" office:value="-2.22151958834" calcext:value-type="float">
            <text:p>-2.2215195883</text:p>
          </table:table-cell>
          <table:table-cell office:value-type="float" office:value="-0.132312852276" calcext:value-type="float">
            <text:p>-0.1323128523</text:p>
          </table:table-cell>
          <table:table-cell office:value-type="string" calcext:value-type="string">
            <text:p>-</text:p>
          </table:table-cell>
          <table:table-cell office:value-type="float" office:value="1.32790187176" calcext:value-type="float">
            <text:p>1.3279018718</text:p>
          </table:table-cell>
          <table:table-cell office:value-type="float" office:value="1.39018178169" calcext:value-type="float">
            <text:p>1.3901817817</text:p>
          </table:table-cell>
          <table:table-cell office:value-type="float" office:value="-0.564566846118" calcext:value-type="float">
            <text:p>-0.5645668461</text:p>
          </table:table-cell>
          <table:table-cell office:value-type="float" office:value="1.65126629925" calcext:value-type="float">
            <text:p>1.6512662993</text:p>
          </table:table-cell>
          <table:table-cell office:value-type="float" office:value="0.216051802497" calcext:value-type="float">
            <text:p>0.2160518025</text:p>
          </table:table-cell>
          <table:table-cell office:value-type="float" office:value="-1.36882932622" calcext:value-type="float">
            <text:p>-1.3688293262</text:p>
          </table:table-cell>
          <table:table-cell office:value-type="float" office:value="0.643751108954" calcext:value-type="float">
            <text:p>0.643751109</text:p>
          </table:table-cell>
          <table:table-cell office:value-type="string" calcext:value-type="string">
            <text:p>-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-0.00824558118018" calcext:value-type="float">
            <text:p>-0.0082455812</text:p>
          </table:table-cell>
          <table:table-cell office:value-type="float" office:value="0.224499801887" calcext:value-type="float">
            <text:p>0.2244998019</text:p>
          </table:table-cell>
          <table:table-cell office:value-type="float" office:value="1.11895838106" calcext:value-type="float">
            <text:p>1.1189583811</text:p>
          </table:table-cell>
          <table:table-cell office:value-type="float" office:value="-0.327326366026" calcext:value-type="float">
            <text:p>-0.327326366</text:p>
          </table:table-cell>
          <table:table-cell office:value-type="float" office:value="-1.11895838106" calcext:value-type="float">
            <text:p>-1.1189583811</text:p>
          </table:table-cell>
          <table:table-cell office:value-type="string" calcext:value-type="string">
            <text:p>-</text:p>
          </table:table-cell>
          <table:table-cell office:value-type="float" office:value="-1.10366878257" calcext:value-type="float">
            <text:p>-1.1036687826</text:p>
          </table:table-cell>
          <table:table-cell office:value-type="float" office:value="-0.371149323202" calcext:value-type="float">
            <text:p>-0.3711493232</text:p>
          </table:table-cell>
          <table:table-cell office:value-type="float" office:value="0.516846727653" calcext:value-type="float">
            <text:p>0.5168467277</text:p>
          </table:table-cell>
          <table:table-cell office:value-type="float" office:value="1.00314796766" calcext:value-type="float">
            <text:p>1.00314796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0308064799" calcext:value-type="float">
            <text:p>-1.0308064799</text:p>
          </table:table-cell>
          <table:table-cell office:value-type="float" office:value="1.16647845966" calcext:value-type="float">
            <text:p>1.1664784597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1.27038543619" calcext:value-type="float">
            <text:p>1.2703854362</text:p>
          </table:table-cell>
          <table:table-cell office:value-type="string" calcext:value-type="string">
            <text:p>-</text:p>
          </table:table-cell>
          <table:table-cell office:value-type="float" office:value="-1.75682660725" calcext:value-type="float">
            <text:p>-1.7568266073</text:p>
          </table:table-cell>
          <table:table-cell office:value-type="float" office:value="-0.140635509187" calcext:value-type="float">
            <text:p>-0.1406355092</text:p>
          </table:table-cell>
          <table:table-cell office:value-type="float" office:value="-1.50790459144" calcext:value-type="float">
            <text:p>-1.5079045914</text:p>
          </table:table-cell>
          <table:table-cell office:value-type="float" office:value="0.684877773509" calcext:value-type="float">
            <text:p>0.6848777735</text:p>
          </table:table-cell>
          <table:table-cell office:value-type="float" office:value="-0.344775493723" calcext:value-type="float">
            <text:p>-0.3447754937</text:p>
          </table:table-cell>
          <table:table-cell office:value-type="float" office:value="0.664174007553" calcext:value-type="float">
            <text:p>0.6641740076</text:p>
          </table:table-cell>
          <table:table-cell office:value-type="float" office:value="0.451935027628" calcext:value-type="float">
            <text:p>0.4519350276</text:p>
          </table:table-cell>
          <table:table-cell office:value-type="float" office:value="-0.461086088525" calcext:value-type="float">
            <text:p>-0.4610860885</text:p>
          </table:table-cell>
          <table:table-cell office:value-type="float" office:value="1.01687998404" calcext:value-type="float">
            <text:p>1.016879984</text:p>
          </table:table-cell>
          <table:table-cell office:value-type="float" office:value="-0.623593261931" calcext:value-type="float">
            <text:p>-0.6235932619</text:p>
          </table:table-cell>
          <table:table-cell office:value-type="float" office:value="-0.554922942703" calcext:value-type="float">
            <text:p>-0.55492294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0577504989745" calcext:value-type="float">
            <text:p>-0.057750499</text:p>
          </table:table-cell>
          <table:table-cell office:value-type="string" calcext:value-type="string">
            <text:p>-</text:p>
          </table:table-cell>
          <table:table-cell office:value-type="float" office:value="-0.839273608524" calcext:value-type="float">
            <text:p>-0.8392736085</text:p>
          </table:table-cell>
          <table:table-cell office:value-type="float" office:value="0.963042260384" calcext:value-type="float">
            <text:p>0.9630422604</text:p>
          </table:table-cell>
          <table:table-cell office:value-type="float" office:value="0.0412391247384" calcext:value-type="float">
            <text:p>0.0412391247</text:p>
          </table:table-cell>
          <table:table-cell office:value-type="float" office:value="-1.27038543619" calcext:value-type="float">
            <text:p>-1.2703854362</text:p>
          </table:table-cell>
          <table:table-cell office:value-type="float" office:value="-0.433744918439" calcext:value-type="float">
            <text:p>-0.4337449184</text:p>
          </table:table-cell>
          <table:table-cell office:value-type="float" office:value="0.526293626682" calcext:value-type="float">
            <text:p>0.5262936267</text:p>
          </table:table-cell>
          <table:table-cell office:value-type="string" calcext:value-type="string">
            <text:p>-</text:p>
          </table:table-cell>
          <table:table-cell office:value-type="float" office:value="-1.30824721114" calcext:value-type="float">
            <text:p>-1.3082472111</text:p>
          </table:table-cell>
          <table:table-cell office:value-type="float" office:value="-1.4826858541" calcext:value-type="float">
            <text:p>-1.4826858541</text:p>
          </table:table-cell>
          <table:table-cell office:value-type="float" office:value="-0.716497500178" calcext:value-type="float">
            <text:p>-0.7164975002</text:p>
          </table:table-cell>
          <table:table-cell office:value-type="float" office:value="2.7174380325" calcext:value-type="float">
            <text:p>2.7174380325</text:p>
          </table:table-cell>
          <table:table-cell office:value-type="string" calcext:value-type="string">
            <text:p>-</text:p>
          </table:table-cell>
          <table:table-cell office:value-type="float" office:value="0.132312852276" calcext:value-type="float">
            <text:p>0.13231285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15034938038" calcext:value-type="float">
            <text:p>-1.1503493804</text:p>
          </table:table-cell>
          <table:table-cell office:value-type="float" office:value="0.0164917230219" calcext:value-type="float">
            <text:p>0.016491723</text:p>
          </table:table-cell>
          <table:table-cell office:value-type="float" office:value="0.461086088525" calcext:value-type="float">
            <text:p>0.4610860885</text:p>
          </table:table-cell>
          <table:table-cell office:value-type="string" calcext:value-type="string">
            <text:p>-</text:p>
          </table:table-cell>
          <table:table-cell office:value-type="float" office:value="1.83985537078" calcext:value-type="float">
            <text:p>1.8398553708</text:p>
          </table:table-cell>
          <table:table-cell office:value-type="float" office:value="-0.887146559019" calcext:value-type="float">
            <text:p>-0.887146559</text:p>
          </table:table-cell>
          <table:table-cell office:value-type="string" calcext:value-type="string">
            <text:p>-</text:p>
          </table:table-cell>
          <table:table-cell office:value-type="float" office:value="0.839273608524" calcext:value-type="float">
            <text:p>0.83927360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51058526839" calcext:value-type="float">
            <text:p>0.8510585268</text:p>
          </table:table-cell>
          <table:table-cell office:value-type="float" office:value="-0.0742776335725" calcext:value-type="float">
            <text:p>-0.0742776336</text:p>
          </table:table-cell>
          <table:table-cell office:value-type="float" office:value="0.207619194628" calcext:value-type="float">
            <text:p>0.2076191946</text:p>
          </table:table-cell>
          <table:table-cell office:value-type="string" calcext:value-type="string">
            <text:p>-</text:p>
          </table:table-cell>
          <table:table-cell office:value-type="float" office:value="-0.0908250831523" calcext:value-type="float">
            <text:p>-0.0908250832</text:p>
          </table:table-cell>
          <table:table-cell office:value-type="float" office:value="-1.18291684419" calcext:value-type="float">
            <text:p>-1.1829168442</text:p>
          </table:table-cell>
          <table:table-cell office:value-type="float" office:value="0.623593261931" calcext:value-type="float">
            <text:p>0.6235932619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1.4826858541" calcext:value-type="float">
            <text:p>1.4826858541</text:p>
          </table:table-cell>
          <table:table-cell office:value-type="float" office:value="-0.49808936995" calcext:value-type="float">
            <text:p>-0.49808937</text:p>
          </table:table-cell>
          <table:table-cell office:value-type="float" office:value="1.04493582338" calcext:value-type="float">
            <text:p>1.0449358234</text:p>
          </table:table-cell>
          <table:table-cell office:value-type="float" office:value="-0.937144545188" calcext:value-type="float">
            <text:p>-0.9371445452</text:p>
          </table:table-cell>
          <table:table-cell office:value-type="float" office:value="2.13336572017" calcext:value-type="float">
            <text:p>2.1333657202</text:p>
          </table:table-cell>
          <table:table-cell office:value-type="float" office:value="1.08863292938" calcext:value-type="float">
            <text:p>1.0886329294</text:p>
          </table:table-cell>
          <table:table-cell office:value-type="string" calcext:value-type="string">
            <text:p>-</text:p>
          </table:table-cell>
          <table:table-cell office:value-type="float" office:value="0.182407222834" calcext:value-type="float">
            <text:p>0.1824072228</text:p>
          </table:table-cell>
          <table:table-cell office:value-type="string" calcext:value-type="string">
            <text:p>-</text:p>
          </table:table-cell>
          <table:table-cell office:value-type="float" office:value="0.674489750196" calcext:value-type="float">
            <text:p>0.6744897502</text:p>
          </table:table-cell>
          <table:table-cell office:value-type="float" office:value="2.22151958834" calcext:value-type="float">
            <text:p>2.2215195883</text:p>
          </table:table-cell>
          <table:table-cell office:value-type="float" office:value="-0.862962846574" calcext:value-type="float">
            <text:p>-0.8629628466</text:p>
          </table:table-cell>
          <table:table-cell office:value-type="float" office:value="-0.292719135662" calcext:value-type="float">
            <text:p>-0.2927191357</text:p>
          </table:table-cell>
          <table:table-cell office:value-type="float" office:value="-0.0247389864534" calcext:value-type="float">
            <text:p>-0.0247389865</text:p>
          </table:table-cell>
          <table:table-cell office:value-type="string" calcext:value-type="string">
            <text:p>-</text:p>
          </table:table-cell>
          <table:table-cell office:value-type="float" office:value="2.05921460987" calcext:value-type="float">
            <text:p>2.0592146099</text:p>
          </table:table-cell>
          <table:table-cell office:value-type="float" office:value="-1.53412054435" calcext:value-type="float">
            <text:p>-1.5341205444</text:p>
          </table:table-cell>
          <table:table-cell office:value-type="float" office:value="1.19968124958" calcext:value-type="float">
            <text:p>1.1996812496</text:p>
          </table:table-cell>
          <table:table-cell office:value-type="float" office:value="0.433744918439" calcext:value-type="float">
            <text:p>0.4337449184</text:p>
          </table:table-cell>
          <table:table-cell office:value-type="float" office:value="0.770860750606" calcext:value-type="float">
            <text:p>0.7708607506</text:p>
          </table:table-cell>
          <table:table-cell office:value-type="float" office:value="-1.39018178169" calcext:value-type="float">
            <text:p>-1.3901817817</text:p>
          </table:table-cell>
          <table:table-cell office:value-type="float" office:value="-1.19968124958" calcext:value-type="float">
            <text:p>-1.1996812496</text:p>
          </table:table-cell>
          <table:table-cell office:value-type="float" office:value="0.613609076561" calcext:value-type="float">
            <text:p>0.6136090766</text:p>
          </table:table-cell>
          <table:table-cell office:value-type="float" office:value="0.695340234615" calcext:value-type="float">
            <text:p>0.6953402346</text:p>
          </table:table-cell>
          <table:table-cell office:value-type="string" calcext:value-type="string">
            <text:p>-</text:p>
          </table:table-cell>
          <table:table-cell office:value-type="float" office:value="-2.13336572017" calcext:value-type="float">
            <text:p>-2.1333657202</text:p>
          </table:table-cell>
          <table:table-cell office:value-type="float" office:value="0.0494931251919" calcext:value-type="float">
            <text:p>0.0494931252</text:p>
          </table:table-cell>
          <table:table-cell office:value-type="string" calcext:value-type="string">
            <text:p>-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-0.123999350307" calcext:value-type="float">
            <text:p>-0.1239993503</text:p>
          </table:table-cell>
          <table:table-cell office:value-type="float" office:value="-0.727197033585" calcext:value-type="float">
            <text:p>-0.7271970336</text:p>
          </table:table-cell>
          <table:table-cell office:value-type="float" office:value="-0.0660118123758" calcext:value-type="float">
            <text:p>-0.0660118124</text:p>
          </table:table-cell>
          <table:table-cell office:value-type="string" calcext:value-type="string">
            <text:p>-</text:p>
          </table:table-cell>
          <table:table-cell office:value-type="float" office:value="1.93793151085" calcext:value-type="float">
            <text:p>1.9379315109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1.56143540936" calcext:value-type="float">
            <text:p>1.5614354094</text:p>
          </table:table-cell>
          <table:table-cell office:value-type="float" office:value="-1.93793151085" calcext:value-type="float">
            <text:p>-1.9379315109</text:p>
          </table:table-cell>
          <table:table-cell office:value-type="float" office:value="-0.266994125405" calcext:value-type="float">
            <text:p>-0.2669941254</text:p>
          </table:table-cell>
          <table:table-cell office:value-type="float" office:value="-0.593821392994" calcext:value-type="float">
            <text:p>-0.593821393</text:p>
          </table:table-cell>
          <table:table-cell office:value-type="float" office:value="0.0247389864534" calcext:value-type="float">
            <text:p>0.0247389865</text:p>
          </table:table-cell>
          <table:table-cell office:value-type="float" office:value="-0.182407222834" calcext:value-type="float">
            <text:p>-0.1824072228</text:p>
          </table:table-cell>
          <table:table-cell office:value-type="float" office:value="0.406724251871" calcext:value-type="float">
            <text:p>0.4067242519</text:p>
          </table:table-cell>
          <table:table-cell office:value-type="float" office:value="2.33131336296" calcext:value-type="float">
            <text:p>2.331313363</text:p>
          </table:table-cell>
          <table:table-cell office:value-type="float" office:value="0.0908250831523" calcext:value-type="float">
            <text:p>0.0908250832</text:p>
          </table:table-cell>
          <table:table-cell office:value-type="float" office:value="1.99491059668" calcext:value-type="float">
            <text:p>1.9949105967</text:p>
          </table:table-cell>
          <table:table-cell office:value-type="string" calcext:value-type="string">
            <text:p>-</text:p>
          </table:table-cell>
          <table:table-cell office:value-type="float" office:value="0.123999350307" calcext:value-type="float">
            <text:p>0.1239993503</text:p>
          </table:table-cell>
          <table:table-cell office:value-type="float" office:value="-1.65126629925" calcext:value-type="float">
            <text:p>-1.6512662993</text:p>
          </table:table-cell>
          <table:table-cell office:value-type="float" office:value="1.8866268979" calcext:value-type="float">
            <text:p>1.8866268979</text:p>
          </table:table-cell>
          <table:table-cell office:value-type="float" office:value="-1.04493582338" calcext:value-type="float">
            <text:p>-1.0449358234</text:p>
          </table:table-cell>
          <table:table-cell office:value-type="float" office:value="-0.664174007553" calcext:value-type="float">
            <text:p>-0.6641740076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-0.75980957101" calcext:value-type="float">
            <text:p>-0.759809571</text:p>
          </table:table-cell>
          <table:table-cell office:value-type="float" office:value="-1.01687998404" calcext:value-type="float">
            <text:p>-1.016879984</text:p>
          </table:table-cell>
          <table:table-cell office:value-type="float" office:value="-0.653928463849" calcext:value-type="float">
            <text:p>-0.6539284638</text:p>
          </table:table-cell>
          <table:table-cell office:value-type="float" office:value="-1.41218757891" calcext:value-type="float">
            <text:p>-1.4121875789</text:p>
          </table:table-cell>
          <table:table-cell office:value-type="string" calcext:value-type="string">
            <text:p>-</text:p>
          </table:table-cell>
          <table:table-cell office:value-type="float" office:value="-0.0412391247384" calcext:value-type="float">
            <text:p>-0.0412391247</text:p>
          </table:table-cell>
          <table:table-cell office:value-type="float" office:value="-0.406724251871" calcext:value-type="float">
            <text:p>-0.4067242519</text:p>
          </table:table-cell>
          <table:table-cell office:value-type="float" office:value="-0.603685687406" calcext:value-type="float">
            <text:p>-0.6036856874</text:p>
          </table:table-cell>
          <table:table-cell office:value-type="float" office:value="-0.397783916729" calcext:value-type="float">
            <text:p>-0.3977839167</text:p>
          </table:table-cell>
          <table:table-cell office:value-type="float" office:value="0.874990734148" calcext:value-type="float">
            <text:p>0.8749907341</text:p>
          </table:table-cell>
          <table:table-cell office:value-type="float" office:value="0.75980957101" calcext:value-type="float">
            <text:p>0.759809571</text:p>
          </table:table-cell>
          <table:table-cell office:value-type="float" office:value="-1.34808334077" calcext:value-type="float">
            <text:p>-1.3480833408</text:p>
          </table:table-cell>
          <table:table-cell office:value-type="float" office:value="-0.415697215654" calcext:value-type="float">
            <text:p>-0.4156972157</text:p>
          </table:table-cell>
          <table:table-cell office:value-type="float" office:value="0.397783916729" calcext:value-type="float">
            <text:p>0.3977839167</text:p>
          </table:table-cell>
          <table:table-cell office:value-type="float" office:value="-2.4794668853" calcext:value-type="float">
            <text:p>-2.4794668853</text:p>
          </table:table-cell>
          <table:table-cell office:value-type="float" office:value="1.0308064799" calcext:value-type="float">
            <text:p>1.0308064799</text:p>
          </table:table-cell>
          <table:table-cell office:value-type="float" office:value="-0.249942806253" calcext:value-type="float">
            <text:p>-0.2499428063</text:p>
          </table:table-cell>
          <table:table-cell office:value-type="float" office:value="1.2167897772" calcext:value-type="float">
            <text:p>1.2167897772</text:p>
          </table:table-cell>
          <table:table-cell office:value-type="float" office:value="0.899434907667" calcext:value-type="float">
            <text:p>0.8994349077</text:p>
          </table:table-cell>
          <table:table-cell office:value-type="string" calcext:value-type="string">
            <text:p>-</text:p>
          </table:table-cell>
          <table:table-cell office:value-type="float" office:value="-0.643751108954" calcext:value-type="float">
            <text:p>-0.643751109</text:p>
          </table:table-cell>
          <table:table-cell office:value-type="float" office:value="0.507445731029" calcext:value-type="float">
            <text:p>0.507445731</text:p>
          </table:table-cell>
          <table:table-cell office:value-type="string" calcext:value-type="string">
            <text:p>-</text:p>
          </table:table-cell>
          <table:table-cell office:value-type="float" office:value="-1.61985625864" calcext:value-type="float">
            <text:p>-1.6198562586</text:p>
          </table:table-cell>
          <table:table-cell office:value-type="string" calcext:value-type="string">
            <text:p>-</text:p>
          </table:table-cell>
          <table:table-cell office:value-type="float" office:value="-0.695340234615" calcext:value-type="float">
            <text:p>-0.6953402346</text:p>
          </table:table-cell>
          <table:table-cell office:value-type="float" office:value="1.79679342198" calcext:value-type="float">
            <text:p>1.796793422</text:p>
          </table:table-cell>
          <table:table-cell office:value-type="string" calcext:value-type="string">
            <text:p>-</text:p>
          </table:table-cell>
          <table:table-cell office:value-type="float" office:value="0.15731068461" calcext:value-type="float">
            <text:p>0.1573106846</text:p>
          </table:table-cell>
          <table:table-cell office:value-type="string" calcext:value-type="string">
            <text:p>-</text:p>
          </table:table-cell>
          <table:table-cell office:value-type="float" office:value="-0.0164917230219" calcext:value-type="float">
            <text:p>-0.016491723</text:p>
          </table:table-cell>
          <table:table-cell office:value-type="float" office:value="-0.362330239736" calcext:value-type="float">
            <text:p>-0.3623302397</text:p>
          </table:table-cell>
          <table:table-cell office:value-type="float" office:value="1.10366878257" calcext:value-type="float">
            <text:p>1.1036687826</text:p>
          </table:table-cell>
          <table:table-cell office:value-type="float" office:value="0.535787730056" calcext:value-type="float">
            <text:p>0.5357877301</text:p>
          </table:table-cell>
          <table:table-cell office:value-type="float" office:value="-0.684877773509" calcext:value-type="float">
            <text:p>-0.6848777735</text:p>
          </table:table-cell>
          <table:table-cell office:value-type="float" office:value="0.937144545188" calcext:value-type="float">
            <text:p>0.9371445452</text:p>
          </table:table-cell>
          <table:table-cell office:value-type="float" office:value="-0.770860750606" calcext:value-type="float">
            <text:p>-0.7708607506</text:p>
          </table:table-cell>
          <table:table-cell office:value-type="float" office:value="1.45837632706" calcext:value-type="float">
            <text:p>1.4583763271</text:p>
          </table:table-cell>
          <table:table-cell office:value-type="string" calcext:value-type="string">
            <text:p>-</text:p>
          </table:table-cell>
          <table:table-cell office:value-type="float" office:value="0.11569440979" calcext:value-type="float">
            <text:p>0.1156944098</text:p>
          </table:table-cell>
          <table:table-cell office:value-type="float" office:value="0.976236320291" calcext:value-type="float">
            <text:p>0.97623632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62330239736" calcext:value-type="float">
            <text:p>0.3623302397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-0.976236320291" calcext:value-type="float">
            <text:p>-0.976236320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0133652086" calcext:value-type="float">
            <text:p>0.3013365209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716497500178" calcext:value-type="float">
            <text:p>0.716497500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318639363964" calcext:value-type="float">
            <text:p>-0.318639364</text:p>
          </table:table-cell>
          <table:table-cell office:value-type="float" office:value="-1.05927691708" calcext:value-type="float">
            <text:p>-1.0592769171</text:p>
          </table:table-cell>
          <table:table-cell office:value-type="string" calcext:value-type="string">
            <text:p>-</text:p>
          </table:table-cell>
          <table:table-cell office:value-type="float" office:value="-0.165664413869" calcext:value-type="float">
            <text:p>-0.1656644139</text:p>
          </table:table-cell>
          <table:table-cell office:value-type="float" office:value="0.0577504989745" calcext:value-type="float">
            <text:p>0.057750499</text:p>
          </table:table-cell>
          <table:table-cell office:value-type="float" office:value="0.49808936995" calcext:value-type="float">
            <text:p>0.49808937</text:p>
          </table:table-cell>
          <table:table-cell office:value-type="float" office:value="-1.79679342198" calcext:value-type="float">
            <text:p>-1.796793422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-1.16647845966" calcext:value-type="float">
            <text:p>-1.1664784597</text:p>
          </table:table-cell>
          <table:table-cell office:value-type="string" calcext:value-type="string">
            <text:p>-</text:p>
          </table:table-cell>
          <table:table-cell office:value-type="float" office:value="-1.83985537078" calcext:value-type="float">
            <text:p>-1.8398553708</text:p>
          </table:table-cell>
          <table:table-cell office:value-type="float" office:value="-0.442821657597" calcext:value-type="float">
            <text:p>-0.4428216576</text:p>
          </table:table-cell>
          <table:table-cell office:value-type="float" office:value="-2.7174380325" calcext:value-type="float">
            <text:p>-2.7174380325</text:p>
          </table:table-cell>
          <table:table-cell office:value-type="float" office:value="0.545330376398" calcext:value-type="float">
            <text:p>0.5453303764</text:p>
          </table:table-cell>
          <table:table-cell office:value-type="float" office:value="0.862962846574" calcext:value-type="float">
            <text:p>0.8629628466</text:p>
          </table:table-cell>
          <table:table-cell office:value-type="float" office:value="1.23426207466" calcext:value-type="float">
            <text:p>1.2342620747</text:p>
          </table:table-cell>
          <table:table-cell office:value-type="float" office:value="0.554922942703" calcext:value-type="float">
            <text:p>0.5549229427</text:p>
          </table:table-cell>
          <table:table-cell office:value-type="float" office:value="-0.507445731029" calcext:value-type="float">
            <text:p>-0.507445731</text:p>
          </table:table-cell>
          <table:table-cell office:value-type="float" office:value="-0.705879370071" calcext:value-type="float">
            <text:p>-0.7058793701</text:p>
          </table:table-cell>
          <table:table-cell office:value-type="float" office:value="-0.190797547084" calcext:value-type="float">
            <text:p>-0.1907975471</text:p>
          </table:table-cell>
          <table:table-cell office:value-type="float" office:value="-0.516846727653" calcext:value-type="float">
            <text:p>-0.5168467277</text:p>
          </table:table-cell>
          <table:table-cell office:value-type="float" office:value="-0.526293626682" calcext:value-type="float">
            <text:p>-0.5262936267</text:p>
          </table:table-cell>
          <table:table-cell office:value-type="float" office:value="0.232963854271" calcext:value-type="float">
            <text:p>0.2329638543</text:p>
          </table:table-cell>
          <table:table-cell office:value-type="float" office:value="-0.258459072375" calcext:value-type="float">
            <text:p>-0.2584590724</text:p>
          </table:table-cell>
          <table:table-cell office:value-type="float" office:value="-0.950013755669" calcext:value-type="float">
            <text:p>-0.9500137557</text:p>
          </table:table-cell>
          <table:table-cell office:value-type="float" office:value="-0.793251034585" calcext:value-type="float">
            <text:p>-0.7932510346</text:p>
          </table:table-cell>
          <table:table-cell office:value-type="float" office:value="-1.23426207466" calcext:value-type="float">
            <text:p>-1.2342620747</text:p>
          </table:table-cell>
          <table:table-cell office:value-type="float" office:value="-0.15731068461" calcext:value-type="float">
            <text:p>-0.1573106846</text:p>
          </table:table-cell>
          <table:table-cell office:value-type="float" office:value="0.266994125405" calcext:value-type="float">
            <text:p>0.2669941254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0.344775493723" calcext:value-type="float">
            <text:p>0.3447754937</text:p>
          </table:table-cell>
          <table:table-cell office:value-type="float" office:value="0.0329879329374" calcext:value-type="float">
            <text:p>0.0329879329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-0.284123433309" calcext:value-type="float">
            <text:p>-0.2841234333</text:p>
          </table:table-cell>
          <table:table-cell office:value-type="float" office:value="-0.748850416478" calcext:value-type="float">
            <text:p>-0.7488504165</text:p>
          </table:table-cell>
          <table:table-cell office:value-type="float" office:value="-0.91186059879" calcext:value-type="float">
            <text:p>-0.9118605988</text:p>
          </table:table-cell>
          <table:table-cell office:value-type="float" office:value="0.00824558118018" calcext:value-type="float">
            <text:p>0.0082455812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0.284123433309" calcext:value-type="float">
            <text:p>0.2841234333</text:p>
          </table:table-cell>
          <table:table-cell office:value-type="string" calcext:value-type="string">
            <text:p>-</text:p>
          </table:table-cell>
          <table:table-cell office:value-type="float" office:value="-0.851058526839" calcext:value-type="float">
            <text:p>-0.8510585268</text:p>
          </table:table-cell>
          <table:table-cell office:value-type="float" office:value="-0.827604115393" calcext:value-type="float">
            <text:p>-0.8276041154</text:p>
          </table:table-cell>
          <table:table-cell office:value-type="float" office:value="-0.207619194628" calcext:value-type="float">
            <text:p>-0.2076191946</text:p>
          </table:table-cell>
        </table:table-row>
        <table:table-row table:style-name="ro5">
          <table:table-cell office:value-type="string" calcext:value-type="string">
            <text:p>leaf_3_angle_GH117_LD_2014_SKTRFM</text:p>
          </table:table-cell>
          <table:table-cell office:value-type="float" office:value="19.5" calcext:value-type="float">
            <text:p>19.5</text:p>
          </table:table-cell>
          <table:table-cell office:value-type="float" office:value="65.5" calcext:value-type="float">
            <text:p>65.5</text:p>
          </table:table-cell>
          <table:table-cell office:value-type="float" office:value="15" calcext:value-type="float">
            <text:p>15</text:p>
          </table:table-cell>
          <table:table-cell office:value-type="float" office:value="23.5" calcext:value-type="float">
            <text:p>23.5</text:p>
          </table:table-cell>
          <table:table-cell office:value-type="float" office:value="35" calcext:value-type="float">
            <text:p>35</text:p>
          </table:table-cell>
          <table:table-cell office:value-type="float" office:value="34.5" calcext:value-type="float">
            <text:p>34.5</text:p>
          </table:table-cell>
          <table:table-cell office:value-type="float" office:value="28.5" calcext:value-type="float">
            <text:p>28.5</text:p>
          </table:table-cell>
          <table:table-cell office:value-type="float" office:value="23" calcext:value-type="float">
            <text:p>23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9.5" calcext:value-type="float">
            <text:p>29.5</text:p>
          </table:table-cell>
          <table:table-cell office:value-type="float" office:value="52.5" calcext:value-type="float">
            <text:p>52.5</text:p>
          </table:table-cell>
          <table:table-cell office:value-type="float" office:value="32.5" calcext:value-type="float">
            <text:p>32.5</text:p>
          </table:table-cell>
          <table:table-cell office:value-type="float" office:value="30.5" calcext:value-type="float">
            <text:p>30.5</text:p>
          </table:table-cell>
          <table:table-cell office:value-type="float" office:value="27.5" calcext:value-type="float">
            <text:p>27.5</text:p>
          </table:table-cell>
          <table:table-cell office:value-type="float" office:value="26.5" calcext:value-type="float">
            <text:p>26.5</text:p>
          </table:table-cell>
          <table:table-cell office:value-type="float" office:value="40" calcext:value-type="float">
            <text:p>4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  <table:table-cell office:value-type="float" office:value="20.5" calcext:value-type="float">
            <text:p>20.5</text:p>
          </table:table-cell>
          <table:table-cell office:value-type="float" office:value="30.5" calcext:value-type="float">
            <text:p>30.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0.5" calcext:value-type="float">
            <text:p>20.5</text:p>
          </table:table-cell>
          <table:table-cell office:value-type="float" office:value="14.5" calcext:value-type="float">
            <text:p>14.5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8.5" calcext:value-type="float">
            <text:p>28.5</text:p>
          </table:table-cell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office:value-type="float" office:value="16.5" calcext:value-type="float">
            <text:p>16.5</text:p>
          </table:table-cell>
          <table:table-cell office:value-type="float" office:value="27.5" calcext:value-type="float">
            <text:p>27.5</text:p>
          </table:table-cell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office:value-type="float" office:value="37.5" calcext:value-type="float">
            <text:p>37.5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office:value-type="float" office:value="34.5" calcext:value-type="float">
            <text:p>34.5</text:p>
          </table:table-cell>
          <table:table-cell office:value-type="float" office:value="55" calcext:value-type="float">
            <text:p>55</text:p>
          </table:table-cell>
          <table:table-cell office:value-type="float" office:value="33.5" calcext:value-type="float">
            <text:p>33.5</text:p>
          </table:table-cell>
          <table:table-cell office:value-type="float" office:value="22.5" calcext:value-type="float">
            <text:p>22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.5" calcext:value-type="float">
            <text:p>31.5</text:p>
          </table:table-cell>
          <table:table-cell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.5" calcext:value-type="float">
            <text:p>25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8.5" calcext:value-type="float">
            <text:p>38.5</text:p>
          </table:table-cell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2.5" calcext:value-type="float">
            <text:p>42.5</text:p>
          </table:table-cell>
          <table:table-cell office:value-type="float" office:value="22.5" calcext:value-type="float">
            <text:p>22.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.5" calcext:value-type="float">
            <text:p>12.5</text:p>
          </table:table-cell>
          <table:table-cell office:value-type="float" office:value="19" calcext:value-type="float">
            <text:p>19</text:p>
          </table:table-cell>
          <table:table-cell office:value-type="float" office:value="57.5" calcext:value-type="float">
            <text:p>57.5</text:p>
          </table:table-cell>
          <table:table-cell office:value-type="float" office:value="33.5" calcext:value-type="float">
            <text:p>33.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5.5" calcext:value-type="float">
            <text:p>25.5</text:p>
          </table:table-cell>
          <table:table-cell office:value-type="float" office:value="22.5" calcext:value-type="float">
            <text:p>22.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.5</text:p>
          </table:table-cell>
          <table:table-cell office:value-type="float" office:value="31" calcext:value-type="float">
            <text:p>31</text:p>
          </table:table-cell>
          <table:table-cell office:value-type="float" office:value="37.5" calcext:value-type="float">
            <text:p>37.5</text:p>
          </table:table-cell>
          <table:table-cell office:value-type="float" office:value="47.5" calcext:value-type="float">
            <text:p>47.5</text:p>
          </table:table-cell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office:value-type="float" office:value="24.5" calcext:value-type="float">
            <text:p>24.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6.5" calcext:value-type="float">
            <text:p>16.5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8.5" calcext:value-type="float">
            <text:p>28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5.5" calcext:value-type="float">
            <text:p>15.5</text:p>
          </table:table-cell>
          <table:table-cell office:value-type="float" office:value="42.5" calcext:value-type="float">
            <text:p>42.5</text:p>
          </table:table-cell>
          <table:table-cell office:value-type="float" office:value="38" calcext:value-type="float">
            <text:p>38</text:p>
          </table:table-cell>
          <table:table-cell office:value-type="float" office:value="30.5" calcext:value-type="float">
            <text:p>30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.5</text:p>
          </table:table-cell>
          <table:table-cell office:value-type="float" office:value="38.5" calcext:value-type="float">
            <text:p>38.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7.5" calcext:value-type="float">
            <text:p>37.5</text:p>
          </table:table-cell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7.5" calcext:value-type="float">
            <text:p>27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-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2.5" calcext:value-type="float">
            <text:p>42.5</text:p>
          </table:table-cell>
          <table:table-cell office:value-type="float" office:value="19.5" calcext:value-type="float">
            <text:p>1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2.5" calcext:value-type="float">
            <text:p>42.5</text:p>
          </table:table-cell>
          <table:table-cell office:value-type="float" office:value="37.5" calcext:value-type="float">
            <text:p>37.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22" calcext:value-type="float">
            <text:p>22</text:p>
          </table:table-cell>
          <table:table-cell office:value-type="float" office:value="43.5" calcext:value-type="float">
            <text:p>43.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23.5" calcext:value-type="float">
            <text:p>23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float" office:value="23.5" calcext:value-type="float">
            <text:p>23.5</text:p>
          </table:table-cell>
          <table:table-cell office:value-type="float" office:value="43.5" calcext:value-type="float">
            <text:p>43.5</text:p>
          </table:table-cell>
          <table:table-cell office:value-type="float" office:value="42" calcext:value-type="float">
            <text:p>42</text:p>
          </table:table-cell>
          <table:table-cell office:value-type="float" office:value="25.5" calcext:value-type="float">
            <text:p>25.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.5" calcext:value-type="float">
            <text:p>49.5</text:p>
          </table:table-cell>
          <table:table-cell office:value-type="float" office:value="34.5" calcext:value-type="float">
            <text:p>34.5</text:p>
          </table:table-cell>
          <table:table-cell office:value-type="float" office:value="35" calcext:value-type="float">
            <text:p>35</text:p>
          </table:table-cell>
          <table:table-cell office:value-type="float" office:value="34.5" calcext:value-type="float">
            <text:p>34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.5" calcext:value-type="float">
            <text:p>37.5</text:p>
          </table:table-cell>
          <table:table-cell office:value-type="float" office:value="25.5" calcext:value-type="float">
            <text:p>25.5</text:p>
          </table:table-cell>
          <table:table-cell office:value-type="float" office:value="31" calcext:value-type="float">
            <text:p>31</text:p>
          </table:table-cell>
          <table:table-cell office:value-type="float" office:value="37.5" calcext:value-type="float">
            <text:p>37.5</text:p>
          </table:table-cell>
          <table:table-cell office:value-type="float" office:value="19" calcext:value-type="float">
            <text:p>19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.5" calcext:value-type="float">
            <text:p>42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0.5" calcext:value-type="float">
            <text:p>20.5</text:p>
          </table:table-cell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6.5" calcext:value-type="float">
            <text:p>26.5</text:p>
          </table:table-cell>
          <table:table-cell office:value-type="float" office:value="45.5" calcext:value-type="float">
            <text:p>45.5</text:p>
          </table:table-cell>
          <table:table-cell office:value-type="float" office:value="37.5" calcext:value-type="float">
            <text:p>37.5</text:p>
          </table:table-cell>
          <table:table-cell office:value-type="float" office:value="32.5" calcext:value-type="float">
            <text:p>32.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2.5" calcext:value-type="float">
            <text:p>42.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4.5" calcext:value-type="float">
            <text:p>24.5</text:p>
          </table:table-cell>
          <table:table-cell office:value-type="float" office:value="34.5" calcext:value-type="float">
            <text:p>34.5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.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.5" calcext:value-type="float">
            <text:p>26.5</text:p>
          </table:table-cell>
          <table:table-cell office:value-type="float" office:value="34.5" calcext:value-type="float">
            <text:p>34.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33.5" calcext:value-type="float">
            <text:p>33.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.5</text:p>
          </table:table-cell>
          <table:table-cell office:value-type="float" office:value="37.5" calcext:value-type="float">
            <text:p>37.5</text:p>
          </table:table-cell>
          <table:table-cell office:value-type="float" office:value="36.5" calcext:value-type="float">
            <text:p>36.5</text:p>
          </table:table-cell>
          <table:table-cell office:value-type="float" office:value="47.5" calcext:value-type="float">
            <text:p>47.5</text:p>
          </table:table-cell>
          <table:table-cell office:value-type="float" office:value="38.5" calcext:value-type="float">
            <text:p>38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2.5" calcext:value-type="float">
            <text:p>42.5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float" office:value="22" calcext:value-type="float">
            <text:p>22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-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5.5" calcext:value-type="float">
            <text:p>25.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7.5" calcext:value-type="float">
            <text:p>57.5</text:p>
          </table:table-cell>
          <table:table-cell office:value-type="float" office:value="21.5" calcext:value-type="float">
            <text:p>21.5</text:p>
          </table:table-cell>
          <table:table-cell office:value-type="float" office:value="35" calcext:value-type="float">
            <text:p>35</text:p>
          </table:table-cell>
          <table:table-cell office:value-type="float" office:value="30.5" calcext:value-type="float">
            <text:p>30.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57.5" calcext:value-type="float">
            <text:p>5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4.5" calcext:value-type="float">
            <text:p>44.5</text:p>
          </table:table-cell>
          <table:table-cell office:value-type="float" office:value="32.5" calcext:value-type="float">
            <text:p>32.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29.5" calcext:value-type="float">
            <text:p>29.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30.5" calcext:value-type="float">
            <text:p>30.5</text:p>
          </table:table-cell>
          <table:table-cell office:value-type="float" office:value="18.5" calcext:value-type="float">
            <text:p>18.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34.5" calcext:value-type="float">
            <text:p>34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.5" calcext:value-type="float">
            <text:p>52.5</text:p>
          </table:table-cell>
          <table:table-cell office:value-type="float" office:value="29" calcext:value-type="float">
            <text:p>29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.5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office:value-type="string" calcext:value-type="string">
            <text:p>leaf_3_angle_GH117_LD_2014_SKTRFM_normalized</text:p>
          </table:table-cell>
          <table:table-cell office:value-type="float" office:value="-1.06945106275" calcext:value-type="float">
            <text:p>-1.0694510628</text:p>
          </table:table-cell>
          <table:table-cell office:value-type="float" office:value="2.51600243722" calcext:value-type="float">
            <text:p>2.5160024372</text:p>
          </table:table-cell>
          <table:table-cell office:value-type="float" office:value="-1.84332276605" calcext:value-type="float">
            <text:p>-1.8433227661</text:p>
          </table:table-cell>
          <table:table-cell office:value-type="float" office:value="-0.525254147069" calcext:value-type="float">
            <text:p>-0.5252541471</text:p>
          </table:table-cell>
          <table:table-cell office:value-type="float" office:value="0.639872962591" calcext:value-type="float">
            <text:p>0.6398729626</text:p>
          </table:table-cell>
          <table:table-cell office:value-type="float" office:value="0.559724078766" calcext:value-type="float">
            <text:p>0.5597240788</text:p>
          </table:table-cell>
          <table:table-cell office:value-type="float" office:value="-0.0558144615614" calcext:value-type="float">
            <text:p>-0.0558144616</text:p>
          </table:table-cell>
          <table:table-cell office:value-type="float" office:value="-0.594872376353" calcext:value-type="float">
            <text:p>-0.5948723764</text:p>
          </table:table-cell>
          <table:table-cell office:value-type="float" office:value="-0.621722081863" calcext:value-type="float">
            <text:p>-0.6217220819</text:p>
          </table:table-cell>
          <table:table-cell office:value-type="float" office:value="-0.466371573966" calcext:value-type="float">
            <text:p>-0.466371574</text:p>
          </table:table-cell>
          <table:table-cell office:value-type="float" office:value="-1.21198195594" calcext:value-type="float">
            <text:p>-1.2119819559</text:p>
          </table:table-cell>
          <table:table-cell office:value-type="float" office:value="-1.56027731401" calcext:value-type="float">
            <text:p>-1.560277314</text:p>
          </table:table-cell>
          <table:table-cell office:value-type="float" office:value="0.0558144615614" calcext:value-type="float">
            <text:p>0.0558144616</text:p>
          </table:table-cell>
          <table:table-cell office:value-type="float" office:value="1.98201336521" calcext:value-type="float">
            <text:p>1.9820133652</text:p>
          </table:table-cell>
          <table:table-cell office:value-type="float" office:value="0.368948419088" calcext:value-type="float">
            <text:p>0.3689484191</text:p>
          </table:table-cell>
          <table:table-cell office:value-type="float" office:value="0.190822463895" calcext:value-type="float">
            <text:p>0.1908224639</text:p>
          </table:table-cell>
          <table:table-cell office:value-type="float" office:value="-0.0931101880087" calcext:value-type="float">
            <text:p>-0.093110188</text:p>
          </table:table-cell>
          <table:table-cell office:value-type="float" office:value="-0.205994442796" calcext:value-type="float">
            <text:p>-0.2059944428</text:p>
          </table:table-cell>
          <table:table-cell office:value-type="float" office:value="1.00574124055" calcext:value-type="float">
            <text:p>1.0057412406</text:p>
          </table:table-cell>
          <table:table-cell office:value-type="float" office:value="-0.714727489541" calcext:value-type="float">
            <text:p>-0.7147274895</text:p>
          </table:table-cell>
          <table:table-cell office:value-type="string" calcext:value-type="string">
            <text:p>-</text:p>
          </table:table-cell>
          <table:table-cell office:value-type="float" office:value="-2.36966613381" calcext:value-type="float">
            <text:p>-2.3696661338</text:p>
          </table:table-cell>
          <table:table-cell office:value-type="float" office:value="-0.793820900716" calcext:value-type="float">
            <text:p>-0.7938209007</text:p>
          </table:table-cell>
          <table:table-cell office:value-type="float" office:value="0.183253132394" calcext:value-type="float">
            <text:p>0.1832531324</text:p>
          </table:table-cell>
          <table:table-cell office:value-type="float" office:value="-0.37692215817" calcext:value-type="float">
            <text:p>-0.3769221582</text:p>
          </table:table-cell>
          <table:table-cell office:value-type="float" office:value="-1.93157112312" calcext:value-type="float">
            <text:p>-1.9315711231</text:p>
          </table:table-cell>
          <table:table-cell office:value-type="float" office:value="0.658237149927" calcext:value-type="float">
            <text:p>0.6582371499</text:p>
          </table:table-cell>
          <table:table-cell office:value-type="float" office:value="0.783668890267" calcext:value-type="float">
            <text:p>0.7836688903</text:p>
          </table:table-cell>
          <table:table-cell office:value-type="float" office:value="1.18153886371" calcext:value-type="float">
            <text:p>1.1815388637</text:p>
          </table:table-cell>
          <table:table-cell office:value-type="float" office:value="0.282646187004" calcext:value-type="float">
            <text:p>0.282646187</text:p>
          </table:table-cell>
          <table:table-cell office:value-type="float" office:value="-0.845868489296" calcext:value-type="float">
            <text:p>-0.8458684893</text:p>
          </table:table-cell>
          <table:table-cell office:value-type="float" office:value="-1.98201336521" calcext:value-type="float">
            <text:p>-1.9820133652</text:p>
          </table:table-cell>
          <table:table-cell office:value-type="float" office:value="0.360998069514" calcext:value-type="float">
            <text:p>0.3609980695</text:p>
          </table:table-cell>
          <table:table-cell office:value-type="float" office:value="-1.01815281076" calcext:value-type="float">
            <text:p>-1.0181528108</text:p>
          </table:table-cell>
          <table:table-cell office:value-type="float" office:value="0.499807424216" calcext:value-type="float">
            <text:p>0.4998074242</text:p>
          </table:table-cell>
          <table:table-cell office:value-type="float" office:value="-0.040920781043" calcext:value-type="float">
            <text:p>-0.040920781</text:p>
          </table:table-cell>
          <table:table-cell office:value-type="float" office:value="0.400990253549" calcext:value-type="float">
            <text:p>0.4009902535</text:p>
          </table:table-cell>
          <table:table-cell office:value-type="float" office:value="0.337281048738" calcext:value-type="float">
            <text:p>0.3372810487</text:p>
          </table:table-cell>
          <table:table-cell office:value-type="float" office:value="-0.425292931959" calcext:value-type="float">
            <text:p>-0.425292932</text:p>
          </table:table-cell>
          <table:table-cell office:value-type="float" office:value="-1.488957668" calcext:value-type="float">
            <text:p>-1.488957668</text:p>
          </table:table-cell>
          <table:table-cell office:value-type="float" office:value="-1.6405531463" calcext:value-type="float">
            <text:p>-1.6405531463</text:p>
          </table:table-cell>
          <table:table-cell office:value-type="float" office:value="-0.115546621322" calcext:value-type="float">
            <text:p>-0.1155466213</text:p>
          </table:table-cell>
          <table:table-cell office:value-type="float" office:value="0.345165004254" calcext:value-type="float">
            <text:p>0.3451650043</text:p>
          </table:table-cell>
          <table:table-cell office:value-type="float" office:value="0.321575270565" calcext:value-type="float">
            <text:p>0.3215752706</text:p>
          </table:table-cell>
          <table:table-cell office:value-type="float" office:value="0.88921556292" calcext:value-type="float">
            <text:p>0.8892155629</text:p>
          </table:table-cell>
          <table:table-cell office:value-type="float" office:value="-1.04345868722" calcext:value-type="float">
            <text:p>-1.0434586872</text:p>
          </table:table-cell>
          <table:table-cell office:value-type="float" office:value="-0.900315222724" calcext:value-type="float">
            <text:p>-0.9003152227</text:p>
          </table:table-cell>
          <table:table-cell office:value-type="float" office:value="0.251811272778" calcext:value-type="float">
            <text:p>0.2518112728</text:p>
          </table:table-cell>
          <table:table-cell office:value-type="float" office:value="-0.0111573306295" calcext:value-type="float">
            <text:p>-0.0111573306</text:p>
          </table:table-cell>
          <table:table-cell office:value-type="float" office:value="-1.66981743579" calcext:value-type="float">
            <text:p>-1.6698174358</text:p>
          </table:table-cell>
          <table:table-cell office:value-type="float" office:value="-1.32861124217" calcext:value-type="float">
            <text:p>-1.3286112422</text:p>
          </table:table-cell>
          <table:table-cell office:value-type="float" office:value="-0.329418002253" calcext:value-type="float">
            <text:p>-0.3294180023</text:p>
          </table:table-cell>
          <table:table-cell office:value-type="float" office:value="-1.15215311447" calcext:value-type="float">
            <text:p>-1.1521531145</text:p>
          </table:table-cell>
          <table:table-cell office:value-type="float" office:value="-0.783668890267" calcext:value-type="float">
            <text:p>-0.7836688903</text:p>
          </table:table-cell>
          <table:table-cell office:value-type="float" office:value="-0.533811711659" calcext:value-type="float">
            <text:p>-0.5338117117</text:p>
          </table:table-cell>
          <table:table-cell office:value-type="float" office:value="0.551045660984" calcext:value-type="float">
            <text:p>0.551045661</text:p>
          </table:table-cell>
          <table:table-cell office:value-type="float" office:value="2.1013721741" calcext:value-type="float">
            <text:p>2.1013721741</text:p>
          </table:table-cell>
          <table:table-cell office:value-type="float" office:value="0.466371573966" calcext:value-type="float">
            <text:p>0.466371574</text:p>
          </table:table-cell>
          <table:table-cell office:value-type="float" office:value="-0.649027695808" calcext:value-type="float">
            <text:p>-0.6490276958</text:p>
          </table:table-cell>
          <table:table-cell office:value-type="float" office:value="1.01815281076" calcext:value-type="float">
            <text:p>1.0181528108</text:p>
          </table:table-cell>
          <table:table-cell office:value-type="float" office:value="0.138041378652" calcext:value-type="float">
            <text:p>0.1380413787</text:p>
          </table:table-cell>
          <table:table-cell office:value-type="float" office:value="-0.734066824237" calcext:value-type="float">
            <text:p>-0.7340668242</text:p>
          </table:table-cell>
          <table:table-cell office:value-type="float" office:value="-0.508252945814" calcext:value-type="float">
            <text:p>-0.5082529458</text:p>
          </table:table-cell>
          <table:table-cell office:value-type="float" office:value="0.298163163562" calcext:value-type="float">
            <text:p>0.2981631636</text:p>
          </table:table-cell>
          <table:table-cell office:value-type="float" office:value="-0.244140945703" calcext:value-type="float">
            <text:p>-0.2441409457</text:p>
          </table:table-cell>
          <table:table-cell office:value-type="float" office:value="-0.16814546483" calcext:value-type="float">
            <text:p>-0.1681454648</text:p>
          </table:table-cell>
          <table:table-cell office:value-type="float" office:value="0.0781792596191" calcext:value-type="float">
            <text:p>0.0781792596</text:p>
          </table:table-cell>
          <table:table-cell office:value-type="float" office:value="-1.13782664079" calcext:value-type="float">
            <text:p>-1.1378266408</text:p>
          </table:table-cell>
          <table:table-cell office:value-type="float" office:value="-0.345165004254" calcext:value-type="float">
            <text:p>-0.3451650043</text:p>
          </table:table-cell>
          <table:table-cell office:value-type="float" office:value="-0.878224390066" calcext:value-type="float">
            <text:p>-0.8782243901</text:p>
          </table:table-cell>
          <table:table-cell office:value-type="string" calcext:value-type="string">
            <text:p>-</text:p>
          </table:table-cell>
          <table:table-cell office:value-type="float" office:value="-1.53563029319" calcext:value-type="float">
            <text:p>-1.5356302932</text:p>
          </table:table-cell>
          <table:table-cell office:value-type="float" office:value="-1.10985314342" calcext:value-type="float">
            <text:p>-1.1098531434</text:p>
          </table:table-cell>
          <table:table-cell office:value-type="float" office:value="-1.3654653867" calcext:value-type="float">
            <text:p>-1.3654653867</text:p>
          </table:table-cell>
          <table:table-cell office:value-type="float" office:value="-0.368948419088" calcext:value-type="float">
            <text:p>-0.3689484191</text:p>
          </table:table-cell>
          <table:table-cell office:value-type="float" office:value="0.934301544302" calcext:value-type="float">
            <text:p>0.9343015443</text:p>
          </table:table-cell>
          <table:table-cell office:value-type="float" office:value="0.981371661574" calcext:value-type="float">
            <text:p>0.9813716616</text:p>
          </table:table-cell>
          <table:table-cell office:value-type="float" office:value="0.993482699389" calcext:value-type="float">
            <text:p>0.9934826994</text:p>
          </table:table-cell>
          <table:table-cell office:value-type="float" office:value="-0.639872962591" calcext:value-type="float">
            <text:p>-0.6398729626</text:p>
          </table:table-cell>
          <table:table-cell office:value-type="float" office:value="-0.15307608001" calcext:value-type="float">
            <text:p>-0.15307608</text:p>
          </table:table-cell>
          <table:table-cell office:value-type="string" calcext:value-type="string">
            <text:p>-</text:p>
          </table:table-cell>
          <table:table-cell office:value-type="float" office:value="-0.160606213421" calcext:value-type="float">
            <text:p>-0.1606062134</text:p>
          </table:table-cell>
          <table:table-cell office:value-type="float" office:value="0.221213990795" calcext:value-type="float">
            <text:p>0.2212139908</text:p>
          </table:table-cell>
          <table:table-cell office:value-type="float" office:value="-0.305948422204" calcext:value-type="float">
            <text:p>-0.3059484222</text:p>
          </table:table-cell>
          <table:table-cell office:value-type="float" office:value="-0.0707205339293" calcext:value-type="float">
            <text:p>-0.0707205339</text:p>
          </table:table-cell>
          <table:table-cell office:value-type="float" office:value="1.2435917566" calcext:value-type="float">
            <text:p>1.2435917566</text:p>
          </table:table-cell>
          <table:table-cell office:value-type="float" office:value="-0.603773763006" calcext:value-type="float">
            <text:p>-0.603773763</text:p>
          </table:table-cell>
          <table:table-cell office:value-type="float" office:value="0.594872376353" calcext:value-type="float">
            <text:p>0.5948723764</text:p>
          </table:table-cell>
          <table:table-cell office:value-type="float" office:value="-1.44532024985" calcext:value-type="float">
            <text:p>-1.4453202499</text:p>
          </table:table-cell>
          <table:table-cell office:value-type="float" office:value="0.145554616587" calcext:value-type="float">
            <text:p>0.1455546166</text:p>
          </table:table-cell>
          <table:table-cell office:value-type="float" office:value="-2.26132931236" calcext:value-type="float">
            <text:p>-2.2613293124</text:p>
          </table:table-cell>
          <table:table-cell office:value-type="float" office:value="-1.2435917566" calcext:value-type="float">
            <text:p>-1.2435917566</text:p>
          </table:table-cell>
          <table:table-cell office:value-type="float" office:value="2.26132931236" calcext:value-type="float">
            <text:p>2.2613293124</text:p>
          </table:table-cell>
          <table:table-cell office:value-type="float" office:value="0.441634507331" calcext:value-type="float">
            <text:p>0.4416345073</text:p>
          </table:table-cell>
          <table:table-cell office:value-type="float" office:value="0.0632657405863" calcext:value-type="float">
            <text:p>0.0632657406</text:p>
          </table:table-cell>
          <table:table-cell office:value-type="float" office:value="0.483021995436" calcext:value-type="float">
            <text:p>0.4830219954</text:p>
          </table:table-cell>
          <table:table-cell office:value-type="float" office:value="1.08272219193" calcext:value-type="float">
            <text:p>1.0827221919</text:p>
          </table:table-cell>
          <table:table-cell office:value-type="float" office:value="-0.108061903759" calcext:value-type="float">
            <text:p>-0.1080619038</text:p>
          </table:table-cell>
          <table:table-cell office:value-type="float" office:value="-1.2598731293" calcext:value-type="float">
            <text:p>-1.2598731293</text:p>
          </table:table-cell>
          <table:table-cell office:value-type="float" office:value="-0.183253132394" calcext:value-type="float">
            <text:p>-0.1832531324</text:p>
          </table:table-cell>
          <table:table-cell office:value-type="float" office:value="0.425292931959" calcext:value-type="float">
            <text:p>0.4252929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931101880087" calcext:value-type="float">
            <text:p>0.093110188</text:p>
          </table:table-cell>
          <table:table-cell office:value-type="float" office:value="-0.313752269023" calcext:value-type="float">
            <text:p>-0.313752269</text:p>
          </table:table-cell>
          <table:table-cell office:value-type="float" office:value="-0.630771545521" calcext:value-type="float">
            <text:p>-0.6307715455</text:p>
          </table:table-cell>
          <table:table-cell office:value-type="float" office:value="0.763603005695" calcext:value-type="float">
            <text:p>0.7636030057</text:p>
          </table:table-cell>
          <table:table-cell office:value-type="float" office:value="0.228842802349" calcext:value-type="float">
            <text:p>0.2288428023</text:p>
          </table:table-cell>
          <table:table-cell office:value-type="float" office:value="-0.221213990795" calcext:value-type="float">
            <text:p>-0.2212139908</text:p>
          </table:table-cell>
          <table:table-cell office:value-type="float" office:value="0.236484955763" calcext:value-type="float">
            <text:p>0.2364849558</text:p>
          </table:table-cell>
          <table:table-cell office:value-type="float" office:value="0.835278658102" calcext:value-type="float">
            <text:p>0.8352786581</text:p>
          </table:table-cell>
          <table:table-cell office:value-type="float" office:value="1.66981743579" calcext:value-type="float">
            <text:p>1.6698174358</text:p>
          </table:table-cell>
          <table:table-cell office:value-type="float" office:value="-0.58601787698" calcext:value-type="float">
            <text:p>-0.586017877</text:p>
          </table:table-cell>
          <table:table-cell office:value-type="float" office:value="-0.49139740313" calcext:value-type="float">
            <text:p>-0.4913974031</text:p>
          </table:table-cell>
          <table:table-cell office:value-type="float" office:value="-0.259496443791" calcext:value-type="float">
            <text:p>-0.2594964438</text:p>
          </table:table-cell>
          <table:table-cell office:value-type="float" office:value="0.621722081863" calcext:value-type="float">
            <text:p>0.6217220819</text:p>
          </table:table-cell>
          <table:table-cell office:value-type="float" office:value="-0.274913377407" calcext:value-type="float">
            <text:p>-0.2749133774</text:p>
          </table:table-cell>
          <table:table-cell office:value-type="float" office:value="0.724363291497" calcext:value-type="float">
            <text:p>0.7243632915</text:p>
          </table:table-cell>
          <table:table-cell office:value-type="float" office:value="-1.76745932425" calcext:value-type="float">
            <text:p>-1.7674593243</text:p>
          </table:table-cell>
          <table:table-cell office:value-type="string" calcext:value-type="string">
            <text:p>-</text:p>
          </table:table-cell>
          <table:table-cell office:value-type="float" office:value="-0.516734876478" calcext:value-type="float">
            <text:p>-0.5167348765</text:p>
          </table:table-cell>
          <table:table-cell office:value-type="float" office:value="-0.753684692495" calcext:value-type="float">
            <text:p>-0.7536846925</text:p>
          </table:table-cell>
          <table:table-cell office:value-type="float" office:value="-2.1013721741" calcext:value-type="float">
            <text:p>-2.1013721741</text:p>
          </table:table-cell>
          <table:table-cell office:value-type="float" office:value="-1.31084250392" calcext:value-type="float">
            <text:p>-1.3108425039</text:p>
          </table:table-cell>
          <table:table-cell office:value-type="float" office:value="-0.483021995436" calcext:value-type="float">
            <text:p>-0.4830219954</text:p>
          </table:table-cell>
          <table:table-cell office:value-type="float" office:value="-1.18153886371" calcext:value-type="float">
            <text:p>-1.1815388637</text:p>
          </table:table-cell>
          <table:table-cell office:value-type="float" office:value="0.329418002253" calcext:value-type="float">
            <text:p>0.3294180023</text:p>
          </table:table-cell>
          <table:table-cell office:value-type="float" office:value="-2.17442022556" calcext:value-type="float">
            <text:p>-2.1744202256</text:p>
          </table:table-cell>
          <table:table-cell office:value-type="float" office:value="1.34680965918" calcext:value-type="float">
            <text:p>1.3468096592</text:p>
          </table:table-cell>
          <table:table-cell office:value-type="string" calcext:value-type="string">
            <text:p>-</text:p>
          </table:table-cell>
          <table:table-cell office:value-type="float" office:value="-0.267196972003" calcext:value-type="float">
            <text:p>-0.267196972</text:p>
          </table:table-cell>
          <table:table-cell office:value-type="float" office:value="1.12372997409" calcext:value-type="float">
            <text:p>1.1237299741</text:p>
          </table:table-cell>
          <table:table-cell office:value-type="float" office:value="-1.5859103664" calcext:value-type="float">
            <text:p>-1.5859103664</text:p>
          </table:table-cell>
          <table:table-cell office:value-type="float" office:value="-0.867338301486" calcext:value-type="float">
            <text:p>-0.8673383015</text:p>
          </table:table-cell>
          <table:table-cell office:value-type="float" office:value="-0.743839973471" calcext:value-type="float">
            <text:p>-0.7438399735</text:p>
          </table:table-cell>
          <table:table-cell office:value-type="float" office:value="0.911526927683" calcext:value-type="float">
            <text:p>0.9115269277</text:p>
          </table:table-cell>
          <table:table-cell office:value-type="float" office:value="-0.0632657405863" calcext:value-type="float">
            <text:p>-0.0632657406</text:p>
          </table:table-cell>
          <table:table-cell office:value-type="float" office:value="-0.298163163562" calcext:value-type="float">
            <text:p>-0.2981631636</text:p>
          </table:table-cell>
          <table:table-cell office:value-type="string" calcext:value-type="string">
            <text:p>-</text:p>
          </table:table-cell>
          <table:table-cell office:value-type="float" office:value="-1.00574124055" calcext:value-type="float">
            <text:p>-1.0057412406</text:p>
          </table:table-cell>
          <table:table-cell office:value-type="string" calcext:value-type="string">
            <text:p>-</text:p>
          </table:table-cell>
          <table:table-cell office:value-type="float" office:value="-1.73305410068" calcext:value-type="float">
            <text:p>-1.7330541007</text:p>
          </table:table-cell>
          <table:table-cell office:value-type="float" office:value="1.22763352803" calcext:value-type="float">
            <text:p>1.227633528</text:p>
          </table:table-cell>
          <table:table-cell office:value-type="float" office:value="0.900315222724" calcext:value-type="float">
            <text:p>0.9003152227</text:p>
          </table:table-cell>
          <table:table-cell office:value-type="float" office:value="0.205994442796" calcext:value-type="float">
            <text:p>0.2059944428</text:p>
          </table:table-cell>
          <table:table-cell office:value-type="float" office:value="0.458094885823" calcext:value-type="float">
            <text:p>0.4580948858</text:p>
          </table:table-cell>
          <table:table-cell office:value-type="string" calcext:value-type="string">
            <text:p>-</text:p>
          </table:table-cell>
          <table:table-cell office:value-type="float" office:value="-0.00371904162157" calcext:value-type="float">
            <text:p>-0.0037190416</text:p>
          </table:table-cell>
          <table:table-cell office:value-type="float" office:value="-0.175694285948" calcext:value-type="float">
            <text:p>-0.1756942859</text:p>
          </table:table-cell>
          <table:table-cell office:value-type="float" office:value="0.108061903759" calcext:value-type="float">
            <text:p>0.1080619038</text:p>
          </table:table-cell>
          <table:table-cell office:value-type="float" office:value="0.392942409067" calcext:value-type="float">
            <text:p>0.3929424091</text:p>
          </table:table-cell>
          <table:table-cell office:value-type="float" office:value="0.922854401525" calcext:value-type="float">
            <text:p>0.9228544015</text:p>
          </table:table-cell>
          <table:table-cell office:value-type="float" office:value="0.244140945703" calcext:value-type="float">
            <text:p>0.2441409457</text:p>
          </table:table-cell>
          <table:table-cell office:value-type="float" office:value="-1.8856125793" calcext:value-type="float">
            <text:p>-1.8856125793</text:p>
          </table:table-cell>
          <table:table-cell office:value-type="float" office:value="0.824781680682" calcext:value-type="float">
            <text:p>0.8247816807</text:p>
          </table:table-cell>
          <table:table-cell office:value-type="float" office:value="-0.441634507331" calcext:value-type="float">
            <text:p>-0.4416345073</text:p>
          </table:table-cell>
          <table:table-cell office:value-type="float" office:value="-0.228842802349" calcext:value-type="float">
            <text:p>-0.2288428023</text:p>
          </table:table-cell>
          <table:table-cell office:value-type="float" office:value="0.474680334617" calcext:value-type="float">
            <text:p>0.4746803346</text:p>
          </table:table-cell>
          <table:table-cell office:value-type="string" calcext:value-type="string">
            <text:p>-</text:p>
          </table:table-cell>
          <table:table-cell office:value-type="float" office:value="-1.09618680544" calcext:value-type="float">
            <text:p>-1.0961868054</text:p>
          </table:table-cell>
          <table:table-cell office:value-type="float" office:value="-0.458094885823" calcext:value-type="float">
            <text:p>-0.4580948858</text:p>
          </table:table-cell>
          <table:table-cell office:value-type="float" office:value="0.417164808933" calcext:value-type="float">
            <text:p>0.4171648089</text:p>
          </table:table-cell>
          <table:table-cell office:value-type="float" office:value="0.649027695808" calcext:value-type="float">
            <text:p>0.6490276958</text:p>
          </table:table-cell>
          <table:table-cell office:value-type="float" office:value="-0.100583235124" calcext:value-type="float">
            <text:p>-0.1005832351</text:p>
          </table:table-cell>
          <table:table-cell office:value-type="float" office:value="-0.658237149927" calcext:value-type="float">
            <text:p>-0.6582371499</text:p>
          </table:table-cell>
          <table:table-cell office:value-type="string" calcext:value-type="string">
            <text:p>-</text:p>
          </table:table-cell>
          <table:table-cell office:value-type="float" office:value="0.384919934803" calcext:value-type="float">
            <text:p>0.3849199348</text:p>
          </table:table-cell>
          <table:table-cell office:value-type="float" office:value="0.542408548493" calcext:value-type="float">
            <text:p>0.5424085485</text:p>
          </table:table-cell>
          <table:table-cell office:value-type="float" office:value="1.04345868722" calcext:value-type="float">
            <text:p>1.04345868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0.392942409067" calcext:value-type="float">
            <text:p>-0.3929424091</text:p>
          </table:table-cell>
          <table:table-cell office:value-type="float" office:value="1.3654653867" calcext:value-type="float">
            <text:p>1.3654653867</text:p>
          </table:table-cell>
          <table:table-cell office:value-type="float" office:value="-1.03072324026" calcext:value-type="float">
            <text:p>-1.0307232403</text:p>
          </table:table-cell>
          <table:table-cell office:value-type="float" office:value="0.290395935092" calcext:value-type="float">
            <text:p>0.2903959351</text:p>
          </table:table-cell>
          <table:table-cell office:value-type="string" calcext:value-type="string">
            <text:p>-</text:p>
          </table:table-cell>
          <table:table-cell office:value-type="float" office:value="-1.16672005237" calcext:value-type="float">
            <text:p>-1.1667200524</text:p>
          </table:table-cell>
          <table:table-cell office:value-type="float" office:value="-0.449849460849" calcext:value-type="float">
            <text:p>-0.4498494608</text:p>
          </table:table-cell>
          <table:table-cell office:value-type="float" office:value="1.31084250392" calcext:value-type="float">
            <text:p>1.3108425039</text:p>
          </table:table-cell>
          <table:table-cell office:value-type="float" office:value="0.793820900716" calcext:value-type="float">
            <text:p>0.7938209007</text:p>
          </table:table-cell>
          <table:table-cell office:value-type="float" office:value="-2.75136662743" calcext:value-type="float">
            <text:p>-2.7513666274</text:p>
          </table:table-cell>
          <table:table-cell office:value-type="float" office:value="1.5859103664" calcext:value-type="float">
            <text:p>1.5859103664</text:p>
          </table:table-cell>
          <table:table-cell office:value-type="float" office:value="0.630771545521" calcext:value-type="float">
            <text:p>0.6307715455</text:p>
          </table:table-cell>
          <table:table-cell office:value-type="float" office:value="-0.686208557254" calcext:value-type="float">
            <text:p>-0.6862085573</text:p>
          </table:table-cell>
          <table:table-cell office:value-type="float" office:value="-0.0781792596191" calcext:value-type="float">
            <text:p>-0.0781792596</text:p>
          </table:table-cell>
          <table:table-cell office:value-type="float" office:value="-0.667502773673" calcext:value-type="float">
            <text:p>-0.6675027737</text:p>
          </table:table-cell>
          <table:table-cell office:value-type="float" office:value="1.38460884038" calcext:value-type="float">
            <text:p>1.3846088404</text:p>
          </table:table-cell>
          <table:table-cell office:value-type="float" office:value="1.56027731401" calcext:value-type="float">
            <text:p>1.560277314</text:p>
          </table:table-cell>
          <table:table-cell office:value-type="float" office:value="0.734066824237" calcext:value-type="float">
            <text:p>0.7340668242</text:p>
          </table:table-cell>
          <table:table-cell office:value-type="float" office:value="-0.612723249064" calcext:value-type="float">
            <text:p>-0.6127232491</text:p>
          </table:table-cell>
          <table:table-cell office:value-type="string" calcext:value-type="string">
            <text:p>-</text:p>
          </table:table-cell>
          <table:table-cell office:value-type="float" office:value="-1.19662178354" calcext:value-type="float">
            <text:p>-1.1966217835</text:p>
          </table:table-cell>
          <table:table-cell office:value-type="float" office:value="0.16814546483" calcext:value-type="float">
            <text:p>0.1681454648</text:p>
          </table:table-cell>
          <table:table-cell office:value-type="float" office:value="0.0185962370117" calcext:value-type="float">
            <text:p>0.018596237</text:p>
          </table:table-cell>
          <table:table-cell office:value-type="float" office:value="-0.190822463895" calcext:value-type="float">
            <text:p>-0.1908224639</text:p>
          </table:table-cell>
          <table:table-cell office:value-type="float" office:value="0.123037817616" calcext:value-type="float">
            <text:p>0.1230378176</text:p>
          </table:table-cell>
          <table:table-cell office:value-type="float" office:value="1.03072324026" calcext:value-type="float">
            <text:p>1.0307232403</text:p>
          </table:table-cell>
          <table:table-cell office:value-type="string" calcext:value-type="string">
            <text:p>-</text:p>
          </table:table-cell>
          <table:table-cell office:value-type="float" office:value="-0.969402884621" calcext:value-type="float">
            <text:p>-0.9694028846</text:p>
          </table:table-cell>
          <table:table-cell office:value-type="float" office:value="-0.856554040788" calcext:value-type="float">
            <text:p>-0.8565540408</text:p>
          </table:table-cell>
          <table:table-cell office:value-type="float" office:value="-0.542408548493" calcext:value-type="float">
            <text:p>-0.5424085485</text:p>
          </table:table-cell>
          <table:table-cell office:value-type="float" office:value="0.878224390066" calcext:value-type="float">
            <text:p>0.8782243901</text:p>
          </table:table-cell>
          <table:table-cell office:value-type="string" calcext:value-type="string">
            <text:p>-</text:p>
          </table:table-cell>
          <table:table-cell office:value-type="float" office:value="-0.559724078766" calcext:value-type="float">
            <text:p>-0.5597240788</text:p>
          </table:table-cell>
          <table:table-cell office:value-type="float" office:value="1.40427361278" calcext:value-type="float">
            <text:p>1.4042736128</text:p>
          </table:table-cell>
          <table:table-cell office:value-type="float" office:value="1.19662178354" calcext:value-type="float">
            <text:p>1.1966217835</text:p>
          </table:table-cell>
          <table:table-cell office:value-type="float" office:value="-0.353070472999" calcext:value-type="float">
            <text:p>-0.353070473</text:p>
          </table:table-cell>
          <table:table-cell office:value-type="float" office:value="0.267196972003" calcext:value-type="float">
            <text:p>0.267196972</text:p>
          </table:table-cell>
          <table:table-cell office:value-type="float" office:value="0.667502773673" calcext:value-type="float">
            <text:p>0.6675027737</text:p>
          </table:table-cell>
          <table:table-cell office:value-type="float" office:value="1.76745932425" calcext:value-type="float">
            <text:p>1.7674593243</text:p>
          </table:table-cell>
          <table:table-cell office:value-type="float" office:value="0.533811711659" calcext:value-type="float">
            <text:p>0.5338117117</text:p>
          </table:table-cell>
          <table:table-cell office:value-type="float" office:value="0.612723249064" calcext:value-type="float">
            <text:p>0.6127232491</text:p>
          </table:table-cell>
          <table:table-cell office:value-type="float" office:value="0.525254147069" calcext:value-type="float">
            <text:p>0.5252541471</text:p>
          </table:table-cell>
          <table:table-cell office:value-type="float" office:value="1.70058591153" calcext:value-type="float">
            <text:p>1.7005859115</text:p>
          </table:table-cell>
          <table:table-cell office:value-type="string" calcext:value-type="string">
            <text:p>-</text:p>
          </table:table-cell>
          <table:table-cell office:value-type="float" office:value="-0.945872444106" calcext:value-type="float">
            <text:p>-0.9458724441</text:p>
          </table:table-cell>
          <table:table-cell office:value-type="float" office:value="0.274913377407" calcext:value-type="float">
            <text:p>0.2749133774</text:p>
          </table:table-cell>
          <table:table-cell office:value-type="float" office:value="0.845868489296" calcext:value-type="float">
            <text:p>0.8458684893</text:p>
          </table:table-cell>
          <table:table-cell office:value-type="float" office:value="-0.321575270565" calcext:value-type="float">
            <text:p>-0.3215752706</text:p>
          </table:table-cell>
          <table:table-cell office:value-type="float" office:value="0.259496443791" calcext:value-type="float">
            <text:p>0.2594964438</text:p>
          </table:table-cell>
          <table:table-cell office:value-type="float" office:value="0.867338301486" calcext:value-type="float">
            <text:p>0.8673383015</text:p>
          </table:table-cell>
          <table:table-cell office:value-type="float" office:value="-1.12372997409" calcext:value-type="float">
            <text:p>-1.1237299741</text:p>
          </table:table-cell>
          <table:table-cell office:value-type="float" office:value="0.856554040788" calcext:value-type="float">
            <text:p>0.8565540408</text:p>
          </table:table-cell>
          <table:table-cell office:value-type="float" office:value="0.714727489541" calcext:value-type="float">
            <text:p>0.7147274895</text:p>
          </table:table-cell>
          <table:table-cell office:value-type="float" office:value="0.00371904162157" calcext:value-type="float">
            <text:p>0.0037190416</text:p>
          </table:table-cell>
          <table:table-cell office:value-type="float" office:value="0.695651853502" calcext:value-type="float">
            <text:p>0.6956518535</text:p>
          </table:table-cell>
          <table:table-cell office:value-type="float" office:value="1.2598731293" calcext:value-type="float">
            <text:p>1.2598731293</text:p>
          </table:table-cell>
          <table:table-cell office:value-type="float" office:value="-0.499807424216" calcext:value-type="float">
            <text:p>-0.4998074242</text:p>
          </table:table-cell>
          <table:table-cell office:value-type="float" office:value="-0.145554616587" calcext:value-type="float">
            <text:p>-0.1455546166</text:p>
          </table:table-cell>
          <table:table-cell office:value-type="float" office:value="1.73305410068" calcext:value-type="float">
            <text:p>1.7330541007</text:p>
          </table:table-cell>
          <table:table-cell office:value-type="float" office:value="0.313752269023" calcext:value-type="float">
            <text:p>0.313752269</text:p>
          </table:table-cell>
          <table:table-cell office:value-type="float" office:value="-0.804055392277" calcext:value-type="float">
            <text:p>-0.8040553923</text:p>
          </table:table-cell>
          <table:table-cell office:value-type="string" calcext:value-type="string">
            <text:p>-</text:p>
          </table:table-cell>
          <table:table-cell office:value-type="float" office:value="0.773597012281" calcext:value-type="float">
            <text:p>0.7735970123</text:p>
          </table:table-cell>
          <table:table-cell office:value-type="float" office:value="-0.251811272778" calcext:value-type="float">
            <text:p>-0.2518112728</text:p>
          </table:table-cell>
          <table:table-cell office:value-type="float" office:value="-0.814374806032" calcext:value-type="float">
            <text:p>-0.814374806</text:p>
          </table:table-cell>
          <table:table-cell office:value-type="float" office:value="1.06945106275" calcext:value-type="float">
            <text:p>1.0694510628</text:p>
          </table:table-cell>
          <table:table-cell office:value-type="float" office:value="1.8856125793" calcext:value-type="float">
            <text:p>1.8856125793</text:p>
          </table:table-cell>
          <table:table-cell office:value-type="string" calcext:value-type="string">
            <text:p>-</text:p>
          </table:table-cell>
          <table:table-cell office:value-type="float" office:value="-0.0260361726165" calcext:value-type="float">
            <text:p>-0.0260361726</text:p>
          </table:table-cell>
          <table:table-cell office:value-type="float" office:value="-0.21359803212" calcext:value-type="float">
            <text:p>-0.2135980321</text:p>
          </table:table-cell>
          <table:table-cell office:value-type="float" office:value="1.5118823369" calcext:value-type="float">
            <text:p>1.5118823369</text:p>
          </table:table-cell>
          <table:table-cell office:value-type="float" office:value="0.804055392277" calcext:value-type="float">
            <text:p>0.8040553923</text:p>
          </table:table-cell>
          <table:table-cell office:value-type="float" office:value="0.409064153818" calcext:value-type="float">
            <text:p>0.4090641538</text:p>
          </table:table-cell>
          <table:table-cell office:value-type="float" office:value="0.130535925017" calcext:value-type="float">
            <text:p>0.130535925</text:p>
          </table:table-cell>
          <table:table-cell office:value-type="float" office:value="1.13782664079" calcext:value-type="float">
            <text:p>1.1378266408</text:p>
          </table:table-cell>
          <table:table-cell office:value-type="float" office:value="0.160606213421" calcext:value-type="float">
            <text:p>0.1606062134</text:p>
          </table:table-cell>
          <table:table-cell office:value-type="float" office:value="1.80409371266" calcext:value-type="float">
            <text:p>1.80409371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911526927683" calcext:value-type="float">
            <text:p>-0.9115269277</text:p>
          </table:table-cell>
          <table:table-cell office:value-type="float" office:value="1.27649550313" calcext:value-type="float">
            <text:p>1.2764955031</text:p>
          </table:table-cell>
          <table:table-cell office:value-type="float" office:value="0.21359803212" calcext:value-type="float">
            <text:p>0.2135980321</text:p>
          </table:table-cell>
          <table:table-cell office:value-type="float" office:value="-1.80409371266" calcext:value-type="float">
            <text:p>-1.8040937127</text:p>
          </table:table-cell>
          <table:table-cell office:value-type="float" office:value="-0.474680334617" calcext:value-type="float">
            <text:p>-0.4746803346</text:p>
          </table:table-cell>
          <table:table-cell office:value-type="float" office:value="0.568444858791" calcext:value-type="float">
            <text:p>0.5684448588</text:p>
          </table:table-cell>
          <table:table-cell office:value-type="float" office:value="-0.085642337222" calcext:value-type="float">
            <text:p>-0.0856423372</text:p>
          </table:table-cell>
          <table:table-cell office:value-type="float" office:value="0.040920781043" calcext:value-type="float">
            <text:p>0.040920781</text:p>
          </table:table-cell>
          <table:table-cell office:value-type="float" office:value="0.70515759695" calcext:value-type="float">
            <text:p>0.705157597</text:p>
          </table:table-cell>
          <table:table-cell office:value-type="float" office:value="0.676826061798" calcext:value-type="float">
            <text:p>0.6768260618</text:p>
          </table:table-cell>
          <table:table-cell office:value-type="float" office:value="-0.773597012281" calcext:value-type="float">
            <text:p>-0.7735970123</text:p>
          </table:table-cell>
          <table:table-cell office:value-type="float" office:value="-0.551045660984" calcext:value-type="float">
            <text:p>-0.551045661</text:p>
          </table:table-cell>
          <table:table-cell office:value-type="float" office:value="-0.282646187004" calcext:value-type="float">
            <text:p>-0.282646187</text:p>
          </table:table-cell>
          <table:table-cell office:value-type="float" office:value="0.15307608001" calcext:value-type="float">
            <text:p>0.15307608</text:p>
          </table:table-cell>
          <table:table-cell office:value-type="float" office:value="0.353070472999" calcext:value-type="float">
            <text:p>0.353070473</text:p>
          </table:table-cell>
          <table:table-cell office:value-type="float" office:value="-0.138041378652" calcext:value-type="float">
            <text:p>-0.1380413787</text:p>
          </table:table-cell>
          <table:table-cell office:value-type="float" office:value="0.085642337222" calcext:value-type="float">
            <text:p>0.0856423372</text:p>
          </table:table-cell>
          <table:table-cell office:value-type="float" office:value="-0.0334775496915" calcext:value-type="float">
            <text:p>-0.0334775497</text:p>
          </table:table-cell>
          <table:table-cell office:value-type="float" office:value="-0.236484955763" calcext:value-type="float">
            <text:p>-0.2364849558</text:p>
          </table:table-cell>
          <table:table-cell office:value-type="float" office:value="0.577209086489" calcext:value-type="float">
            <text:p>0.5772090865</text:p>
          </table:table-cell>
          <table:table-cell office:value-type="float" office:value="1.10985314342" calcext:value-type="float">
            <text:p>1.1098531434</text:p>
          </table:table-cell>
          <table:table-cell office:value-type="float" office:value="1.53563029319" calcext:value-type="float">
            <text:p>1.5356302932</text:p>
          </table:table-cell>
          <table:table-cell office:value-type="float" office:value="2.75136662743" calcext:value-type="float">
            <text:p>2.7513666274</text:p>
          </table:table-cell>
          <table:table-cell office:value-type="float" office:value="0.686208557254" calcext:value-type="float">
            <text:p>0.6862085573</text:p>
          </table:table-cell>
          <table:table-cell office:value-type="string" calcext:value-type="string">
            <text:p>-</text:p>
          </table:table-cell>
          <table:table-cell office:value-type="float" office:value="-0.922854401525" calcext:value-type="float">
            <text:p>-0.9228544015</text:p>
          </table:table-cell>
          <table:table-cell office:value-type="float" office:value="-0.360998069514" calcext:value-type="float">
            <text:p>-0.3609980695</text:p>
          </table:table-cell>
          <table:table-cell office:value-type="float" office:value="-0.577209086489" calcext:value-type="float">
            <text:p>-0.5772090865</text:p>
          </table:table-cell>
          <table:table-cell office:value-type="float" office:value="0.49139740313" calcext:value-type="float">
            <text:p>0.4913974031</text:p>
          </table:table-cell>
          <table:table-cell office:value-type="float" office:value="-0.417164808933" calcext:value-type="float">
            <text:p>-0.4171648089</text:p>
          </table:table-cell>
          <table:table-cell office:value-type="string" calcext:value-type="string">
            <text:p>-</text:p>
          </table:table-cell>
          <table:table-cell office:value-type="float" office:value="0.449849460849" calcext:value-type="float">
            <text:p>0.4498494608</text:p>
          </table:table-cell>
          <table:table-cell office:value-type="float" office:value="-0.568444858791" calcext:value-type="float">
            <text:p>-0.5684448588</text:p>
          </table:table-cell>
          <table:table-cell office:value-type="float" office:value="-0.290395935092" calcext:value-type="float">
            <text:p>-0.2903959351</text:p>
          </table:table-cell>
          <table:table-cell office:value-type="float" office:value="-1.61262995827" calcext:value-type="float">
            <text:p>-1.6126299583</text:p>
          </table:table-cell>
          <table:table-cell office:value-type="float" office:value="1.16672005237" calcext:value-type="float">
            <text:p>1.1667200524</text:p>
          </table:table-cell>
          <table:table-cell office:value-type="float" office:value="0.603773763006" calcext:value-type="float">
            <text:p>0.603773763</text:p>
          </table:table-cell>
          <table:table-cell office:value-type="float" office:value="-0.981371661574" calcext:value-type="float">
            <text:p>-0.9813716616</text:p>
          </table:table-cell>
          <table:table-cell office:value-type="float" office:value="-0.724363291497" calcext:value-type="float">
            <text:p>-0.7243632915</text:p>
          </table:table-cell>
          <table:table-cell office:value-type="float" office:value="0.814374806032" calcext:value-type="float">
            <text:p>0.814374806</text:p>
          </table:table-cell>
          <table:table-cell office:value-type="float" office:value="0.753684692495" calcext:value-type="float">
            <text:p>0.7536846925</text:p>
          </table:table-cell>
          <table:table-cell office:value-type="float" office:value="1.6405531463" calcext:value-type="float">
            <text:p>1.6405531463</text:p>
          </table:table-cell>
          <table:table-cell office:value-type="float" office:value="0.957571389761" calcext:value-type="float">
            <text:p>0.9575713898</text:p>
          </table:table-cell>
          <table:table-cell office:value-type="float" office:value="0.969402884621" calcext:value-type="float">
            <text:p>0.9694028846</text:p>
          </table:table-cell>
          <table:table-cell office:value-type="float" office:value="1.46678983988" calcext:value-type="float">
            <text:p>1.4667898399</text:p>
          </table:table-cell>
          <table:table-cell office:value-type="float" office:value="1.44532024985" calcext:value-type="float">
            <text:p>1.4453202499</text:p>
          </table:table-cell>
          <table:table-cell office:value-type="float" office:value="-1.70058591153" calcext:value-type="float">
            <text:p>-1.7005859115</text:p>
          </table:table-cell>
          <table:table-cell office:value-type="float" office:value="1.29347826295" calcext:value-type="float">
            <text:p>1.293478263</text:p>
          </table:table-cell>
          <table:table-cell office:value-type="float" office:value="-2.03806906156" calcext:value-type="float">
            <text:p>-2.0380690616</text:p>
          </table:table-cell>
          <table:table-cell office:value-type="float" office:value="-0.1984027445" calcext:value-type="float">
            <text:p>-0.1984027445</text:p>
          </table:table-cell>
          <table:table-cell office:value-type="float" office:value="-0.0483662801972" calcext:value-type="float">
            <text:p>-0.0483662802</text:p>
          </table:table-cell>
          <table:table-cell office:value-type="float" office:value="-0.695651853502" calcext:value-type="float">
            <text:p>-0.6956518535</text:p>
          </table:table-cell>
          <table:table-cell office:value-type="float" office:value="1.32861124217" calcext:value-type="float">
            <text:p>1.3286112422</text:p>
          </table:table-cell>
          <table:table-cell office:value-type="string" calcext:value-type="string">
            <text:p>-</text:p>
          </table:table-cell>
          <table:table-cell office:value-type="float" office:value="0.945872444106" calcext:value-type="float">
            <text:p>0.9458724441</text:p>
          </table:table-cell>
          <table:table-cell office:value-type="float" office:value="1.09618680544" calcext:value-type="float">
            <text:p>1.0961868054</text:p>
          </table:table-cell>
          <table:table-cell office:value-type="float" office:value="2.03806906156" calcext:value-type="float">
            <text:p>2.0380690616</text:p>
          </table:table-cell>
          <table:table-cell office:value-type="float" office:value="-0.337281048738" calcext:value-type="float">
            <text:p>-0.3372810487</text:p>
          </table:table-cell>
          <table:table-cell office:value-type="float" office:value="1.61262995827" calcext:value-type="float">
            <text:p>1.6126299583</text:p>
          </table:table-cell>
          <table:table-cell office:value-type="float" office:value="0.115546621322" calcext:value-type="float">
            <text:p>0.1155466213</text:p>
          </table:table-cell>
          <table:table-cell office:value-type="float" office:value="-0.88921556292" calcext:value-type="float">
            <text:p>-0.8892155629</text:p>
          </table:table-cell>
          <table:table-cell office:value-type="float" office:value="2.36966613381" calcext:value-type="float">
            <text:p>2.3696661338</text:p>
          </table:table-cell>
          <table:table-cell office:value-type="float" office:value="-0.70515759695" calcext:value-type="float">
            <text:p>-0.705157597</text:p>
          </table:table-cell>
          <table:table-cell office:value-type="float" office:value="0.58601787698" calcext:value-type="float">
            <text:p>0.586017877</text:p>
          </table:table-cell>
          <table:table-cell office:value-type="float" office:value="0.175694285948" calcext:value-type="float">
            <text:p>0.1756942859</text:p>
          </table:table-cell>
          <table:table-cell office:value-type="float" office:value="0.0707205339293" calcext:value-type="float">
            <text:p>0.0707205339</text:p>
          </table:table-cell>
          <table:table-cell office:value-type="float" office:value="1.05636566347" calcext:value-type="float">
            <text:p>1.0563656635</text:p>
          </table:table-cell>
          <table:table-cell office:value-type="string" calcext:value-type="string">
            <text:p>-</text:p>
          </table:table-cell>
          <table:table-cell office:value-type="float" office:value="0.433449250514" calcext:value-type="float">
            <text:p>0.4334492505</text:p>
          </table:table-cell>
          <table:table-cell office:value-type="float" office:value="2.17442022556" calcext:value-type="float">
            <text:p>2.1744202256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-1.46678983988" calcext:value-type="float">
            <text:p>-1.466789839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957571389761" calcext:value-type="float">
            <text:p>-0.9575713898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.508252945814" calcext:value-type="float">
            <text:p>0.508252945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2.51600243722" calcext:value-type="float">
            <text:p>-2.5160024372</text:p>
          </table:table-cell>
          <table:table-cell office:value-type="float" office:value="1.488957668" calcext:value-type="float">
            <text:p>1.488957668</text:p>
          </table:table-cell>
          <table:table-cell office:value-type="string" calcext:value-type="string">
            <text:p>-</text:p>
          </table:table-cell>
          <table:table-cell office:value-type="float" office:value="-0.934301544302" calcext:value-type="float">
            <text:p>-0.9343015443</text:p>
          </table:table-cell>
          <table:table-cell office:value-type="float" office:value="-1.22763352803" calcext:value-type="float">
            <text:p>-1.227633528</text:p>
          </table:table-cell>
          <table:table-cell office:value-type="float" office:value="0.0334775496915" calcext:value-type="float">
            <text:p>0.0334775497</text:p>
          </table:table-cell>
          <table:table-cell office:value-type="float" office:value="0.0260361726165" calcext:value-type="float">
            <text:p>0.0260361726</text:p>
          </table:table-cell>
          <table:table-cell office:value-type="float" office:value="1.21198195594" calcext:value-type="float">
            <text:p>1.2119819559</text:p>
          </table:table-cell>
          <table:table-cell office:value-type="float" office:value="-1.05636566347" calcext:value-type="float">
            <text:p>-1.0563656635</text:p>
          </table:table-cell>
          <table:table-cell office:value-type="string" calcext:value-type="string">
            <text:p>-</text:p>
          </table:table-cell>
          <table:table-cell office:value-type="float" office:value="-0.409064153818" calcext:value-type="float">
            <text:p>-0.4090641538</text:p>
          </table:table-cell>
          <table:table-cell office:value-type="float" office:value="1.42449693871" calcext:value-type="float">
            <text:p>1.4244969387</text:p>
          </table:table-cell>
          <table:table-cell office:value-type="float" office:value="0.37692215817" calcext:value-type="float">
            <text:p>0.3769221582</text:p>
          </table:table-cell>
          <table:table-cell office:value-type="float" office:value="0.743839973471" calcext:value-type="float">
            <text:p>0.7438399735</text:p>
          </table:table-cell>
          <table:table-cell office:value-type="float" office:value="1.84332276605" calcext:value-type="float">
            <text:p>1.8433227661</text:p>
          </table:table-cell>
          <table:table-cell office:value-type="float" office:value="-0.130535925017" calcext:value-type="float">
            <text:p>-0.130535925</text:p>
          </table:table-cell>
          <table:table-cell office:value-type="float" office:value="-1.40427361278" calcext:value-type="float">
            <text:p>-1.4042736128</text:p>
          </table:table-cell>
          <table:table-cell office:value-type="float" office:value="-0.835278658102" calcext:value-type="float">
            <text:p>-0.8352786581</text:p>
          </table:table-cell>
          <table:table-cell office:value-type="float" office:value="-0.993482699389" calcext:value-type="float">
            <text:p>-0.9934826994</text:p>
          </table:table-cell>
          <table:table-cell office:value-type="float" office:value="0.0483662801972" calcext:value-type="float">
            <text:p>0.0483662802</text:p>
          </table:table-cell>
          <table:table-cell office:value-type="float" office:value="-0.384919934803" calcext:value-type="float">
            <text:p>-0.3849199348</text:p>
          </table:table-cell>
          <table:table-cell office:value-type="float" office:value="-0.676826061798" calcext:value-type="float">
            <text:p>-0.6768260618</text:p>
          </table:table-cell>
          <table:table-cell office:value-type="float" office:value="-0.123037817616" calcext:value-type="float">
            <text:p>-0.1230378176</text:p>
          </table:table-cell>
          <table:table-cell office:value-type="float" office:value="0.1984027445" calcext:value-type="float">
            <text:p>0.1984027445</text:p>
          </table:table-cell>
          <table:table-cell office:value-type="float" office:value="-1.29347826295" calcext:value-type="float">
            <text:p>-1.293478263</text:p>
          </table:table-cell>
          <table:table-cell office:value-type="float" office:value="-1.38460884038" calcext:value-type="float">
            <text:p>-1.3846088404</text:p>
          </table:table-cell>
          <table:table-cell office:value-type="float" office:value="-0.433449250514" calcext:value-type="float">
            <text:p>-0.4334492505</text:p>
          </table:table-cell>
          <table:table-cell office:value-type="float" office:value="-1.5118823369" calcext:value-type="float">
            <text:p>-1.5118823369</text:p>
          </table:table-cell>
          <table:table-cell office:value-type="float" office:value="-1.42449693871" calcext:value-type="float">
            <text:p>-1.4244969387</text:p>
          </table:table-cell>
          <table:table-cell office:value-type="float" office:value="0.516734876478" calcext:value-type="float">
            <text:p>0.5167348765</text:p>
          </table:table-cell>
          <table:table-cell office:value-type="float" office:value="0.100583235124" calcext:value-type="float">
            <text:p>0.1005832351</text:p>
          </table:table-cell>
          <table:table-cell office:value-type="float" office:value="-0.400990253549" calcext:value-type="float">
            <text:p>-0.4009902535</text:p>
          </table:table-cell>
          <table:table-cell office:value-type="float" office:value="1.93157112312" calcext:value-type="float">
            <text:p>1.9315711231</text:p>
          </table:table-cell>
          <table:table-cell office:value-type="float" office:value="0.0111573306295" calcext:value-type="float">
            <text:p>0.0111573306</text:p>
          </table:table-cell>
          <table:table-cell office:value-type="float" office:value="-1.27649550313" calcext:value-type="float">
            <text:p>-1.2764955031</text:p>
          </table:table-cell>
          <table:table-cell office:value-type="float" office:value="-1.08272219193" calcext:value-type="float">
            <text:p>-1.0827221919</text:p>
          </table:table-cell>
          <table:table-cell office:value-type="float" office:value="-0.763603005695" calcext:value-type="float">
            <text:p>-0.7636030057</text:p>
          </table:table-cell>
          <table:table-cell office:value-type="float" office:value="1.15215311447" calcext:value-type="float">
            <text:p>1.1521531145</text:p>
          </table:table-cell>
          <table:table-cell office:value-type="string" calcext:value-type="string">
            <text:p>-</text:p>
          </table:table-cell>
          <table:table-cell office:value-type="float" office:value="-0.0185962370117" calcext:value-type="float">
            <text:p>-0.018596237</text:p>
          </table:table-cell>
          <table:table-cell office:value-type="float" office:value="-1.34680965918" calcext:value-type="float">
            <text:p>-1.3468096592</text:p>
          </table:table-cell>
          <table:table-cell office:value-type="float" office:value="-0.824781680682" calcext:value-type="float">
            <text:p>-0.8247816807</text:p>
          </table:table-cell>
          <table:table-cell office:value-type="float" office:value="0.305948422204" calcext:value-type="float">
            <text:p>0.3059484222</text:p>
          </table:table-cell>
        </table:table-row>
        <table:table-row table:style-name="ro5">
          <table:table-cell office:value-type="string" calcext:value-type="string">
            <text:p>leaf_4_angle_GH117_LD_2014_SKTRFM</text:p>
          </table:table-cell>
          <table:table-cell office:value-type="float" office:value="27.5" calcext:value-type="float">
            <text:p>27.5</text:p>
          </table:table-cell>
          <table:table-cell office:value-type="float" office:value="65" calcext:value-type="float">
            <text:p>65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.5</text:p>
          </table:table-cell>
          <table:table-cell office:value-type="float" office:value="43.5" calcext:value-type="float">
            <text:p>43.5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.5" calcext:value-type="float">
            <text:p>16.5</text:p>
          </table:table-cell>
          <table:table-cell office:value-type="float" office:value="42.5" calcext:value-type="float">
            <text:p>42.5</text:p>
          </table:table-cell>
          <table:table-cell office:value-type="float" office:value="62.5" calcext:value-type="float">
            <text:p>62.5</text:p>
          </table:table-cell>
          <table:table-cell office:value-type="float" office:value="33.5" calcext:value-type="float">
            <text:p>33.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.5</text:p>
          </table:table-cell>
          <table:table-cell office:value-type="float" office:value="37" calcext:value-type="float">
            <text:p>37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-</text:p>
          </table:table-cell>
          <table:table-cell office:value-type="float" office:value="19.5" calcext:value-type="float">
            <text:p>19.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7.5" calcext:value-type="float">
            <text:p>37.5</text:p>
          </table:table-cell>
          <table:table-cell office:value-type="float" office:value="47.5" calcext:value-type="float">
            <text:p>47.5</text:p>
          </table:table-cell>
          <table:table-cell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office:value-type="float" office:value="21.5" calcext:value-type="float">
            <text:p>21.5</text:p>
          </table:table-cell>
          <table:table-cell office:value-type="float" office:value="36" calcext:value-type="float">
            <text:p>36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4.5" calcext:value-type="float">
            <text:p>44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float" office:value="37.5" calcext:value-type="float">
            <text:p>37.5</text:p>
          </table:table-cell>
          <table:table-cell office:value-type="float" office:value="33.5" calcext:value-type="float">
            <text:p>33.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9.5" calcext:value-type="float">
            <text:p>39.5</text:p>
          </table:table-cell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34.5" calcext:value-type="float">
            <text:p>34.5</text:p>
          </table:table-cell>
          <table:table-cell office:value-type="float" office:value="28.5" calcext:value-type="float">
            <text:p>28.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.5" calcext:value-type="float">
            <text:p>32.5</text:p>
          </table:table-cell>
          <table:table-cell office:value-type="float" office:value="46" calcext:value-type="float">
            <text:p>46</text:p>
          </table:table-cell>
          <table:table-cell office:value-type="float" office:value="34.5" calcext:value-type="float">
            <text:p>34.5</text:p>
          </table:table-cell>
          <table:table-cell office:value-type="float" office:value="27" calcext:value-type="float">
            <text:p>27</text:p>
          </table:table-cell>
          <table:table-cell office:value-type="float" office:value="28.5" calcext:value-type="float">
            <text:p>28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-</text:p>
          </table:table-cell>
          <table:table-cell office:value-type="float" office:value="27.5" calcext:value-type="float">
            <text:p>27.5</text:p>
          </table:table-cell>
          <table:table-cell office:value-type="float" office:value="40" calcext:value-type="float">
            <text:p>40</text:p>
          </table:table-cell>
          <table:table-cell office:value-type="float" office:value="28.5" calcext:value-type="float">
            <text:p>28.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0.5" calcext:value-type="float">
            <text:p>30.5</text:p>
          </table:table-cell>
          <table:table-cell office:value-type="float" office:value="44.5" calcext:value-type="float">
            <text:p>44.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office:value-type="float" office:value="33.5" calcext:value-type="float">
            <text:p>33.5</text:p>
          </table:table-cell>
          <table:table-cell office:value-type="float" office:value="41" calcext:value-type="float">
            <text:p>41</text:p>
          </table:table-cell>
          <table:table-cell office:value-type="float" office:value="48.5" calcext:value-type="float">
            <text:p>48.5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.5" calcext:value-type="float">
            <text:p>42.5</text:p>
          </table:table-cell>
          <table:table-cell office:value-type="float" office:value="31" calcext:value-type="float">
            <text:p>31</text:p>
          </table:table-cell>
          <table:table-cell office:value-type="float" office:value="23.5" calcext:value-type="float">
            <text:p>23.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.5" calcext:value-type="float">
            <text:p>35.5</text:p>
          </table:table-cell>
          <table:table-cell office:value-type="float" office:value="32.5" calcext:value-type="float">
            <text:p>32.5</text:p>
          </table:table-cell>
          <table:table-cell office:value-type="float" office:value="45" calcext:value-type="float">
            <text:p>45</text:p>
          </table:table-cell>
          <table:table-cell office:value-type="float" office:value="52.5" calcext:value-type="float">
            <text:p>52.5</text:p>
          </table:table-cell>
          <table:table-cell office:value-type="float" office:value="26.5" calcext:value-type="float">
            <text:p>26.5</text:p>
          </table:table-cell>
          <table:table-cell office:value-type="float" office:value="35.5" calcext:value-type="float">
            <text:p>35.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.5" calcext:value-type="float">
            <text:p>32.5</text:p>
          </table:table-cell>
          <table:table-cell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.5" calcext:value-type="float">
            <text:p>22.5</text:p>
          </table:table-cell>
          <table:table-cell office:value-type="float" office:value="31.5" calcext:value-type="float">
            <text:p>31.5</text:p>
          </table:table-cell>
          <table:table-cell office:value-type="float" office:value="20.5" calcext:value-type="float">
            <text:p>20.5</text:p>
          </table:table-cell>
          <table:table-cell office:value-type="float" office:value="28" calcext:value-type="float">
            <text:p>28</text:p>
          </table:table-cell>
          <table:table-cell office:value-type="float" office:value="15.5" calcext:value-type="float">
            <text:p>1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44.5" calcext:value-type="float">
            <text:p>44.5</text:p>
          </table:table-cell>
          <table:table-cell office:value-type="float" office:value="41" calcext:value-type="float">
            <text:p>41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22.5" calcext:value-type="float">
            <text:p>22.5</text:p>
          </table:table-cell>
          <table:table-cell office:value-type="float" office:value="40" calcext:value-type="float">
            <text:p>40</text:p>
          </table:table-cell>
          <table:table-cell office:value-type="float" office:value="37.5" calcext:value-type="float">
            <text:p>37.5</text:p>
          </table:table-cell>
          <table:table-cell office:value-type="float" office:value="33.5" calcext:value-type="float">
            <text:p>33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.5" calcext:value-type="float">
            <text:p>42.5</text:p>
          </table:table-cell>
          <table:table-cell office:value-type="float" office:value="40.5" calcext:value-type="float">
            <text:p>40.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.5" calcext:value-type="float">
            <text:p>32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-</text:p>
          </table:table-cell>
          <table:table-cell office:value-type="float" office:value="29.5" calcext:value-type="float">
            <text:p>29.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62.5" calcext:value-type="float">
            <text:p>62.5</text:p>
          </table:table-cell>
          <table:table-cell office:value-type="float" office:value="36.5" calcext:value-type="float">
            <text:p>36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.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43.5" calcext:value-type="float">
            <text:p>43.5</text:p>
          </table:table-cell>
          <table:table-cell office:value-type="float" office:value="50.5" calcext:value-type="float">
            <text:p>50.5</text:p>
          </table:table-cell>
          <table:table-cell office:value-type="float" office:value="39.5" calcext:value-type="float">
            <text:p>39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-</text:p>
          </table:table-cell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.5" calcext:value-type="float">
            <text:p>28.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3.5" calcext:value-type="float">
            <text:p>33.5</text:p>
          </table:table-cell>
          <table:table-cell office:value-type="float" office:value="31.5" calcext:value-type="float">
            <text:p>31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48.5" calcext:value-type="float">
            <text:p>48.5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8.5" calcext:value-type="float">
            <text:p>48.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5.5" calcext:value-type="float">
            <text:p>25.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.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32.5" calcext:value-type="float">
            <text:p>32.5</text:p>
          </table:table-cell>
          <table:table-cell office:value-type="float" office:value="30.5" calcext:value-type="float">
            <text:p>30.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-</text:p>
          </table:table-cell>
          <table:table-cell office:value-type="float" office:value="42.5" calcext:value-type="float">
            <text:p>42.5</text:p>
          </table:table-cell>
          <table:table-cell office:value-type="float" office:value="39" calcext:value-type="float">
            <text:p>39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28.5" calcext:value-type="float">
            <text:p>28.5</text:p>
          </table:table-cell>
          <table:table-cell office:value-type="float" office:value="45.5" calcext:value-type="float">
            <text:p>45.5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.5" calcext:value-type="float">
            <text:p>32.5</text:p>
          </table:table-cell>
          <table:table-cell office:value-type="float" office:value="44.5" calcext:value-type="float">
            <text:p>44.5</text:p>
          </table:table-cell>
          <table:table-cell office:value-type="float" office:value="48.5" calcext:value-type="float">
            <text:p>48.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.5" calcext:value-type="float">
            <text:p>37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3.5" calcext:value-type="float">
            <text:p>43.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42.5" calcext:value-type="float">
            <text:p>42.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6.5" calcext:value-type="float">
            <text:p>16.5</text:p>
          </table:table-cell>
          <table:table-cell office:value-type="float" office:value="51.5" calcext:value-type="float">
            <text:p>51.5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27.5" calcext:value-type="float">
            <text:p>27.5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65" calcext:value-type="float">
            <text:p>65</text:p>
          </table:table-cell>
          <table:table-cell office:value-type="float" office:value="37.5" calcext:value-type="float">
            <text:p>37.5</text:p>
          </table:table-cell>
          <table:table-cell office:value-type="float" office:value="41.5" calcext:value-type="float">
            <text:p>41.5</text:p>
          </table:table-cell>
          <table:table-cell office:value-type="float" office:value="51" calcext:value-type="float">
            <text:p>51</text:p>
          </table:table-cell>
          <table:table-cell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51.5" calcext:value-type="float">
            <text:p>51.5</text:p>
          </table:table-cell>
          <table:table-cell office:value-type="float" office:value="21.5" calcext:value-type="float">
            <text:p>21.5</text:p>
          </table:table-cell>
          <table:table-cell office:value-type="float" office:value="29" calcext:value-type="float">
            <text:p>29</text:p>
          </table:table-cell>
          <table:table-cell office:value-type="float" office:value="37.5" calcext:value-type="float">
            <text:p>37.5</text:p>
          </table:table-cell>
          <table:table-cell office:value-type="float" office:value="23" calcext:value-type="float">
            <text:p>23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49.5" calcext:value-type="float">
            <text:p>49.5</text:p>
          </table:table-cell>
          <table:table-cell office:value-type="float" office:value="67" calcext:value-type="float">
            <text:p>67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1.5" calcext:value-type="float">
            <text:p>21.5</text:p>
          </table:table-cell>
          <table:table-cell office:value-type="float" office:value="40" calcext:value-type="float">
            <text:p>40</text:p>
          </table:table-cell>
          <table:table-cell office:value-type="float" office:value="35.5" calcext:value-type="float">
            <text:p>35.5</text:p>
          </table:table-cell>
          <table:table-cell office:value-type="float" office:value="31.5" calcext:value-type="float">
            <text:p>31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0.5" calcext:value-type="float">
            <text:p>30.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-</text:p>
          </table:table-cell>
          <table:table-cell office:value-type="float" office:value="27.5" calcext:value-type="float">
            <text:p>27.5</text:p>
          </table:table-cell>
          <table:table-cell office:value-type="float" office:value="50.5" calcext:value-type="float">
            <text:p>50.5</text:p>
          </table:table-cell>
          <table:table-cell office:value-type="float" office:value="47.5" calcext:value-type="float">
            <text:p>47.5</text:p>
          </table:table-cell>
          <table:table-cell office:value-type="float" office:value="42" calcext:value-type="float">
            <text:p>42</text:p>
          </table:table-cell>
          <table:table-cell office:value-type="float" office:value="47.5" calcext:value-type="float">
            <text:p>47.5</text:p>
          </table:table-cell>
          <table:table-cell office:value-type="float" office:value="43.5" calcext:value-type="float">
            <text:p>43.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.5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20.5" calcext:value-type="float">
            <text:p>20.5</text:p>
          </table:table-cell>
          <table:table-cell office:value-type="float" office:value="19" calcext:value-type="float">
            <text:p>19</text:p>
          </table:table-cell>
          <table:table-cell office:value-type="float" office:value="42.5" calcext:value-type="float">
            <text:p>42.5</text:p>
          </table:table-cell>
          <table:table-cell office:value-type="float" office:value="34.5" calcext:value-type="float">
            <text:p>34.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5.5" calcext:value-type="float">
            <text:p>35.5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7.5" calcext:value-type="float">
            <text:p>37.5</text:p>
          </table:table-cell>
        </table:table-row>
        <table:table-row table:style-name="ro5">
          <table:table-cell office:value-type="string" calcext:value-type="string">
            <text:p>leaf_4_angle_GH117_LD_2014_SKTRFM_normalized</text:p>
          </table:table-cell>
          <table:table-cell office:value-type="float" office:value="-0.621722081863" calcext:value-type="float">
            <text:p>-0.6217220819</text:p>
          </table:table-cell>
          <table:table-cell office:value-type="float" office:value="2.36966613381" calcext:value-type="float">
            <text:p>2.3696661338</text:p>
          </table:table-cell>
          <table:table-cell office:value-type="float" office:value="-0.969402884621" calcext:value-type="float">
            <text:p>-0.9694028846</text:p>
          </table:table-cell>
          <table:table-cell office:value-type="float" office:value="0.100583235124" calcext:value-type="float">
            <text:p>0.1005832351</text:p>
          </table:table-cell>
          <table:table-cell office:value-type="float" office:value="0.123037817616" calcext:value-type="float">
            <text:p>0.1230378176</text:p>
          </table:table-cell>
          <table:table-cell office:value-type="float" office:value="0.190822463895" calcext:value-type="float">
            <text:p>0.1908224639</text:p>
          </table:table-cell>
          <table:table-cell office:value-type="float" office:value="0.160606213421" calcext:value-type="float">
            <text:p>0.1606062134</text:p>
          </table:table-cell>
          <table:table-cell office:value-type="float" office:value="0.743839973471" calcext:value-type="float">
            <text:p>0.7438399735</text:p>
          </table:table-cell>
          <table:table-cell office:value-type="float" office:value="-0.612723249064" calcext:value-type="float">
            <text:p>-0.6127232491</text:p>
          </table:table-cell>
          <table:table-cell office:value-type="float" office:value="-0.392942409067" calcext:value-type="float">
            <text:p>-0.3929424091</text:p>
          </table:table-cell>
          <table:table-cell office:value-type="float" office:value="-0.329418002253" calcext:value-type="float">
            <text:p>-0.3294180023</text:p>
          </table:table-cell>
          <table:table-cell office:value-type="float" office:value="-2.03806906156" calcext:value-type="float">
            <text:p>-2.0380690616</text:p>
          </table:table-cell>
          <table:table-cell office:value-type="float" office:value="0.630771545521" calcext:value-type="float">
            <text:p>0.6307715455</text:p>
          </table:table-cell>
          <table:table-cell office:value-type="float" office:value="1.98201336521" calcext:value-type="float">
            <text:p>1.9820133652</text:p>
          </table:table-cell>
          <table:table-cell office:value-type="float" office:value="-0.0483662801972" calcext:value-type="float">
            <text:p>-0.0483662802</text:p>
          </table:table-cell>
          <table:table-cell office:value-type="float" office:value="-0.100583235124" calcext:value-type="float">
            <text:p>-0.1005832351</text:p>
          </table:table-cell>
          <table:table-cell office:value-type="float" office:value="0.0707205339293" calcext:value-type="float">
            <text:p>0.0707205339</text:p>
          </table:table-cell>
          <table:table-cell office:value-type="float" office:value="-0.190822463895" calcext:value-type="float">
            <text:p>-0.1908224639</text:p>
          </table:table-cell>
          <table:table-cell office:value-type="float" office:value="0.221213990795" calcext:value-type="float">
            <text:p>0.2212139908</text:p>
          </table:table-cell>
          <table:table-cell office:value-type="float" office:value="-0.458094885823" calcext:value-type="float">
            <text:p>-0.4580948858</text:p>
          </table:table-cell>
          <table:table-cell office:value-type="string" calcext:value-type="string">
            <text:p>-</text:p>
          </table:table-cell>
          <table:table-cell office:value-type="float" office:value="-1.56027731401" calcext:value-type="float">
            <text:p>-1.560277314</text:p>
          </table:table-cell>
          <table:table-cell office:value-type="float" office:value="0.0334775496915" calcext:value-type="float">
            <text:p>0.0334775497</text:p>
          </table:table-cell>
          <table:table-cell office:value-type="float" office:value="-0.0111573306295" calcext:value-type="float">
            <text:p>-0.0111573306</text:p>
          </table:table-cell>
          <table:table-cell office:value-type="float" office:value="0.329418002253" calcext:value-type="float">
            <text:p>0.3294180023</text:p>
          </table:table-cell>
          <table:table-cell office:value-type="float" office:value="-1.13782664079" calcext:value-type="float">
            <text:p>-1.1378266408</text:p>
          </table:table-cell>
          <table:table-cell office:value-type="float" office:value="0.290395935092" calcext:value-type="float">
            <text:p>0.2903959351</text:p>
          </table:table-cell>
          <table:table-cell office:value-type="float" office:value="1.08272219193" calcext:value-type="float">
            <text:p>1.0827221919</text:p>
          </table:table-cell>
          <table:table-cell office:value-type="float" office:value="1.73305410068" calcext:value-type="float">
            <text:p>1.7330541007</text:p>
          </table:table-cell>
          <table:table-cell office:value-type="float" office:value="0.867338301486" calcext:value-type="float">
            <text:p>0.8673383015</text:p>
          </table:table-cell>
          <table:table-cell office:value-type="float" office:value="-1.08272219193" calcext:value-type="float">
            <text:p>-1.0827221919</text:p>
          </table:table-cell>
          <table:table-cell office:value-type="float" office:value="-1.22763352803" calcext:value-type="float">
            <text:p>-1.227633528</text:p>
          </table:table-cell>
          <table:table-cell office:value-type="float" office:value="0.183253132394" calcext:value-type="float">
            <text:p>0.1832531324</text:p>
          </table:table-cell>
          <table:table-cell office:value-type="float" office:value="-1.84332276605" calcext:value-type="float">
            <text:p>-1.8433227661</text:p>
          </table:table-cell>
          <table:table-cell office:value-type="float" office:value="-0.0707205339293" calcext:value-type="float">
            <text:p>-0.0707205339</text:p>
          </table:table-cell>
          <table:table-cell office:value-type="float" office:value="0.878224390066" calcext:value-type="float">
            <text:p>0.8782243901</text:p>
          </table:table-cell>
          <table:table-cell office:value-type="float" office:value="1.46678983988" calcext:value-type="float">
            <text:p>1.4667898399</text:p>
          </table:table-cell>
          <table:table-cell office:value-type="float" office:value="0.783668890267" calcext:value-type="float">
            <text:p>0.7836688903</text:p>
          </table:table-cell>
          <table:table-cell office:value-type="float" office:value="-0.433449250514" calcext:value-type="float">
            <text:p>-0.4334492505</text:p>
          </table:table-cell>
          <table:table-cell office:value-type="float" office:value="-1.38460884038" calcext:value-type="float">
            <text:p>-1.3846088404</text:p>
          </table:table-cell>
          <table:table-cell office:value-type="float" office:value="-1.70058591153" calcext:value-type="float">
            <text:p>-1.7005859115</text:p>
          </table:table-cell>
          <table:table-cell office:value-type="float" office:value="0.603773763006" calcext:value-type="float">
            <text:p>0.603773763</text:p>
          </table:table-cell>
          <table:table-cell office:value-type="float" office:value="0.70515759695" calcext:value-type="float">
            <text:p>0.705157597</text:p>
          </table:table-cell>
          <table:table-cell office:value-type="float" office:value="0.298163163562" calcext:value-type="float">
            <text:p>0.2981631636</text:p>
          </table:table-cell>
          <table:table-cell office:value-type="float" office:value="-0.0558144615614" calcext:value-type="float">
            <text:p>-0.0558144616</text:p>
          </table:table-cell>
          <table:table-cell office:value-type="float" office:value="-1.53563029319" calcext:value-type="float">
            <text:p>-1.5356302932</text:p>
          </table:table-cell>
          <table:table-cell office:value-type="float" office:value="-0.533811711659" calcext:value-type="float">
            <text:p>-0.5338117117</text:p>
          </table:table-cell>
          <table:table-cell office:value-type="float" office:value="0.686208557254" calcext:value-type="float">
            <text:p>0.6862085573</text:p>
          </table:table-cell>
          <table:table-cell office:value-type="float" office:value="0.384919934803" calcext:value-type="float">
            <text:p>0.3849199348</text:p>
          </table:table-cell>
          <table:table-cell office:value-type="float" office:value="-0.911526927683" calcext:value-type="float">
            <text:p>-0.9115269277</text:p>
          </table:table-cell>
          <table:table-cell office:value-type="float" office:value="-0.793820900716" calcext:value-type="float">
            <text:p>-0.7938209007</text:p>
          </table:table-cell>
          <table:table-cell office:value-type="float" office:value="-0.00371904162157" calcext:value-type="float">
            <text:p>-0.0037190416</text:p>
          </table:table-cell>
          <table:table-cell office:value-type="float" office:value="-0.483021995436" calcext:value-type="float">
            <text:p>-0.4830219954</text:p>
          </table:table-cell>
          <table:table-cell office:value-type="float" office:value="-0.922854401525" calcext:value-type="float">
            <text:p>-0.9228544015</text:p>
          </table:table-cell>
          <table:table-cell office:value-type="float" office:value="-0.743839973471" calcext:value-type="float">
            <text:p>-0.7438399735</text:p>
          </table:table-cell>
          <table:table-cell office:value-type="float" office:value="0.516734876478" calcext:value-type="float">
            <text:p>0.5167348765</text:p>
          </table:table-cell>
          <table:table-cell office:value-type="float" office:value="1.80409371266" calcext:value-type="float">
            <text:p>1.8040937127</text:p>
          </table:table-cell>
          <table:table-cell office:value-type="float" office:value="0.345165004254" calcext:value-type="float">
            <text:p>0.3451650043</text:p>
          </table:table-cell>
          <table:table-cell office:value-type="float" office:value="-1.00574124055" calcext:value-type="float">
            <text:p>-1.0057412406</text:p>
          </table:table-cell>
          <table:table-cell office:value-type="float" office:value="0.499807424216" calcext:value-type="float">
            <text:p>0.4998074242</text:p>
          </table:table-cell>
          <table:table-cell office:value-type="float" office:value="-0.400990253549" calcext:value-type="float">
            <text:p>-0.4009902535</text:p>
          </table:table-cell>
          <table:table-cell office:value-type="float" office:value="-0.845868489296" calcext:value-type="float">
            <text:p>-0.8458684893</text:p>
          </table:table-cell>
          <table:table-cell office:value-type="float" office:value="-1.16672005237" calcext:value-type="float">
            <text:p>-1.1667200524</text:p>
          </table:table-cell>
          <table:table-cell office:value-type="float" office:value="-0.221213990795" calcext:value-type="float">
            <text:p>-0.2212139908</text:p>
          </table:table-cell>
          <table:table-cell office:value-type="float" office:value="-0.108061903759" calcext:value-type="float">
            <text:p>-0.1080619038</text:p>
          </table:table-cell>
          <table:table-cell office:value-type="float" office:value="1.00574124055" calcext:value-type="float">
            <text:p>1.0057412406</text:p>
          </table:table-cell>
          <table:table-cell office:value-type="float" office:value="0.00371904162157" calcext:value-type="float">
            <text:p>0.0037190416</text:p>
          </table:table-cell>
          <table:table-cell office:value-type="float" office:value="-0.667502773673" calcext:value-type="float">
            <text:p>-0.6675027737</text:p>
          </table:table-cell>
          <table:table-cell office:value-type="float" office:value="-0.508252945814" calcext:value-type="float">
            <text:p>-0.5082529458</text:p>
          </table:table-cell>
          <table:table-cell office:value-type="float" office:value="-0.783668890267" calcext:value-type="float">
            <text:p>-0.7836688903</text:p>
          </table:table-cell>
          <table:table-cell office:value-type="string" calcext:value-type="string">
            <text:p>-</text:p>
          </table:table-cell>
          <table:table-cell office:value-type="float" office:value="-2.26132931236" calcext:value-type="float">
            <text:p>-2.2613293124</text:p>
          </table:table-cell>
          <table:table-cell office:value-type="float" office:value="-1.3654653867" calcext:value-type="float">
            <text:p>-1.3654653867</text:p>
          </table:table-cell>
          <table:table-cell office:value-type="float" office:value="-1.18153886371" calcext:value-type="float">
            <text:p>-1.1815388637</text:p>
          </table:table-cell>
          <table:table-cell office:value-type="float" office:value="0.108061903759" calcext:value-type="float">
            <text:p>0.1080619038</text:p>
          </table:table-cell>
          <table:table-cell office:value-type="float" office:value="0.658237149927" calcext:value-type="float">
            <text:p>0.6582371499</text:p>
          </table:table-cell>
          <table:table-cell office:value-type="float" office:value="0.695651853502" calcext:value-type="float">
            <text:p>0.6956518535</text:p>
          </table:table-cell>
          <table:table-cell office:value-type="float" office:value="0.824781680682" calcext:value-type="float">
            <text:p>0.8247816807</text:p>
          </table:table-cell>
          <table:table-cell office:value-type="float" office:value="-0.734066824237" calcext:value-type="float">
            <text:p>-0.7340668242</text:p>
          </table:table-cell>
          <table:table-cell office:value-type="float" office:value="-0.714727489541" calcext:value-type="float">
            <text:p>-0.7147274895</text:p>
          </table:table-cell>
          <table:table-cell office:value-type="string" calcext:value-type="string">
            <text:p>-</text:p>
          </table:table-cell>
          <table:table-cell office:value-type="float" office:value="-0.559724078766" calcext:value-type="float">
            <text:p>-0.5597240788</text:p>
          </table:table-cell>
          <table:table-cell office:value-type="float" office:value="0.458094885823" calcext:value-type="float">
            <text:p>0.4580948858</text:p>
          </table:table-cell>
          <table:table-cell office:value-type="float" office:value="-0.474680334617" calcext:value-type="float">
            <text:p>-0.4746803346</text:p>
          </table:table-cell>
          <table:table-cell office:value-type="float" office:value="0.0185962370117" calcext:value-type="float">
            <text:p>0.018596237</text:p>
          </table:table-cell>
          <table:table-cell office:value-type="float" office:value="1.2598731293" calcext:value-type="float">
            <text:p>1.2598731293</text:p>
          </table:table-cell>
          <table:table-cell office:value-type="float" office:value="-0.298163163562" calcext:value-type="float">
            <text:p>-0.2981631636</text:p>
          </table:table-cell>
          <table:table-cell office:value-type="float" office:value="0.793820900716" calcext:value-type="float">
            <text:p>0.7938209007</text:p>
          </table:table-cell>
          <table:table-cell office:value-type="float" office:value="-2.36966613381" calcext:value-type="float">
            <text:p>-2.3696661338</text:p>
          </table:table-cell>
          <table:table-cell office:value-type="float" office:value="0.085642337222" calcext:value-type="float">
            <text:p>0.0856423372</text:p>
          </table:table-cell>
          <table:table-cell office:value-type="float" office:value="-2.51600243722" calcext:value-type="float">
            <text:p>-2.5160024372</text:p>
          </table:table-cell>
          <table:table-cell office:value-type="float" office:value="-1.76745932425" calcext:value-type="float">
            <text:p>-1.7674593243</text:p>
          </table:table-cell>
          <table:table-cell office:value-type="float" office:value="1.34680965918" calcext:value-type="float">
            <text:p>1.3468096592</text:p>
          </table:table-cell>
          <table:table-cell office:value-type="float" office:value="-0.0260361726165" calcext:value-type="float">
            <text:p>-0.0260361726</text:p>
          </table:table-cell>
          <table:table-cell office:value-type="float" office:value="0.525254147069" calcext:value-type="float">
            <text:p>0.5252541471</text:p>
          </table:table-cell>
          <table:table-cell office:value-type="float" office:value="1.18153886371" calcext:value-type="float">
            <text:p>1.1815388637</text:p>
          </table:table-cell>
          <table:table-cell office:value-type="float" office:value="0.305948422204" calcext:value-type="float">
            <text:p>0.3059484222</text:p>
          </table:table-cell>
          <table:table-cell office:value-type="float" office:value="-0.321575270565" calcext:value-type="float">
            <text:p>-0.3215752706</text:p>
          </table:table-cell>
          <table:table-cell office:value-type="float" office:value="-1.04345868722" calcext:value-type="float">
            <text:p>-1.0434586872</text:p>
          </table:table-cell>
          <table:table-cell office:value-type="float" office:value="-0.0781792596191" calcext:value-type="float">
            <text:p>-0.0781792596</text:p>
          </table:table-cell>
          <table:table-cell office:value-type="float" office:value="0.400990253549" calcext:value-type="float">
            <text:p>0.400990253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94872376353" calcext:value-type="float">
            <text:p>0.5948723764</text:p>
          </table:table-cell>
          <table:table-cell office:value-type="float" office:value="-0.274913377407" calcext:value-type="float">
            <text:p>-0.2749133774</text:p>
          </table:table-cell>
          <table:table-cell office:value-type="float" office:value="-0.945872444106" calcext:value-type="float">
            <text:p>-0.9458724441</text:p>
          </table:table-cell>
          <table:table-cell office:value-type="float" office:value="0.175694285948" calcext:value-type="float">
            <text:p>0.1756942859</text:p>
          </table:table-cell>
          <table:table-cell office:value-type="float" office:value="0.228842802349" calcext:value-type="float">
            <text:p>0.2288428023</text:p>
          </table:table-cell>
          <table:table-cell office:value-type="float" office:value="0.145554616587" calcext:value-type="float">
            <text:p>0.1455546166</text:p>
          </table:table-cell>
          <table:table-cell office:value-type="float" office:value="-0.130535925017" calcext:value-type="float">
            <text:p>-0.130535925</text:p>
          </table:table-cell>
          <table:table-cell office:value-type="float" office:value="0.900315222724" calcext:value-type="float">
            <text:p>0.9003152227</text:p>
          </table:table-cell>
          <table:table-cell office:value-type="float" office:value="1.56027731401" calcext:value-type="float">
            <text:p>1.560277314</text:p>
          </table:table-cell>
          <table:table-cell office:value-type="float" office:value="-0.70515759695" calcext:value-type="float">
            <text:p>-0.705157597</text:p>
          </table:table-cell>
          <table:table-cell office:value-type="float" office:value="0.130535925017" calcext:value-type="float">
            <text:p>0.130535925</text:p>
          </table:table-cell>
          <table:table-cell office:value-type="float" office:value="-0.649027695808" calcext:value-type="float">
            <text:p>-0.6490276958</text:p>
          </table:table-cell>
          <table:table-cell office:value-type="float" office:value="0.483021995436" calcext:value-type="float">
            <text:p>0.4830219954</text:p>
          </table:table-cell>
          <table:table-cell office:value-type="float" office:value="-0.115546621322" calcext:value-type="float">
            <text:p>-0.1155466213</text:p>
          </table:table-cell>
          <table:table-cell office:value-type="float" office:value="1.10985314342" calcext:value-type="float">
            <text:p>1.1098531434</text:p>
          </table:table-cell>
          <table:table-cell office:value-type="float" office:value="-1.61262995827" calcext:value-type="float">
            <text:p>-1.6126299583</text:p>
          </table:table-cell>
          <table:table-cell office:value-type="string" calcext:value-type="string">
            <text:p>-</text:p>
          </table:table-cell>
          <table:table-cell office:value-type="float" office:value="-0.824781680682" calcext:value-type="float">
            <text:p>-0.8247816807</text:p>
          </table:table-cell>
          <table:table-cell office:value-type="float" office:value="-1.2435917566" calcext:value-type="float">
            <text:p>-1.2435917566</text:p>
          </table:table-cell>
          <table:table-cell office:value-type="float" office:value="-1.6405531463" calcext:value-type="float">
            <text:p>-1.6405531463</text:p>
          </table:table-cell>
          <table:table-cell office:value-type="float" office:value="-1.05636566347" calcext:value-type="float">
            <text:p>-1.0563656635</text:p>
          </table:table-cell>
          <table:table-cell office:value-type="float" office:value="-0.183253132394" calcext:value-type="float">
            <text:p>-0.1832531324</text:p>
          </table:table-cell>
          <table:table-cell office:value-type="float" office:value="-1.32861124217" calcext:value-type="float">
            <text:p>-1.3286112422</text:p>
          </table:table-cell>
          <table:table-cell office:value-type="float" office:value="-0.516734876478" calcext:value-type="float">
            <text:p>-0.5167348765</text:p>
          </table:table-cell>
          <table:table-cell office:value-type="float" office:value="-2.17442022556" calcext:value-type="float">
            <text:p>-2.1744202256</text:p>
          </table:table-cell>
          <table:table-cell office:value-type="float" office:value="0.274913377407" calcext:value-type="float">
            <text:p>0.2749133774</text:p>
          </table:table-cell>
          <table:table-cell office:value-type="string" calcext:value-type="string">
            <text:p>-</text:p>
          </table:table-cell>
          <table:table-cell office:value-type="float" office:value="0.353070472999" calcext:value-type="float">
            <text:p>0.353070473</text:p>
          </table:table-cell>
          <table:table-cell office:value-type="float" office:value="0.667502773673" calcext:value-type="float">
            <text:p>0.6675027737</text:p>
          </table:table-cell>
          <table:table-cell office:value-type="float" office:value="-1.66981743579" calcext:value-type="float">
            <text:p>-1.6698174358</text:p>
          </table:table-cell>
          <table:table-cell office:value-type="float" office:value="-0.957571389761" calcext:value-type="float">
            <text:p>-0.9575713898</text:p>
          </table:table-cell>
          <table:table-cell office:value-type="float" office:value="-0.856554040788" calcext:value-type="float">
            <text:p>-0.8565540408</text:p>
          </table:table-cell>
          <table:table-cell office:value-type="float" office:value="0.814374806032" calcext:value-type="float">
            <text:p>0.814374806</text:p>
          </table:table-cell>
          <table:table-cell office:value-type="float" office:value="0.551045660984" calcext:value-type="float">
            <text:p>0.551045661</text:p>
          </table:table-cell>
          <table:table-cell office:value-type="float" office:value="0.244140945703" calcext:value-type="float">
            <text:p>0.2441409457</text:p>
          </table:table-cell>
          <table:table-cell office:value-type="string" calcext:value-type="string">
            <text:p>-</text:p>
          </table:table-cell>
          <table:table-cell office:value-type="float" office:value="-1.12372997409" calcext:value-type="float">
            <text:p>-1.1237299741</text:p>
          </table:table-cell>
          <table:table-cell office:value-type="string" calcext:value-type="string">
            <text:p>-</text:p>
          </table:table-cell>
          <table:table-cell office:value-type="float" office:value="-1.09618680544" calcext:value-type="float">
            <text:p>-1.0961868054</text:p>
          </table:table-cell>
          <table:table-cell office:value-type="float" office:value="0.49139740313" calcext:value-type="float">
            <text:p>0.4913974031</text:p>
          </table:table-cell>
          <table:table-cell office:value-type="float" office:value="0.321575270565" calcext:value-type="float">
            <text:p>0.3215752706</text:p>
          </table:table-cell>
          <table:table-cell office:value-type="float" office:value="-0.040920781043" calcext:value-type="float">
            <text:p>-0.040920781</text:p>
          </table:table-cell>
          <table:table-cell office:value-type="float" office:value="0.934301544302" calcext:value-type="float">
            <text:p>0.9343015443</text:p>
          </table:table-cell>
          <table:table-cell office:value-type="string" calcext:value-type="string">
            <text:p>-</text:p>
          </table:table-cell>
          <table:table-cell office:value-type="float" office:value="0.945872444106" calcext:value-type="float">
            <text:p>0.9458724441</text:p>
          </table:table-cell>
          <table:table-cell office:value-type="float" office:value="-0.21359803212" calcext:value-type="float">
            <text:p>-0.2135980321</text:p>
          </table:table-cell>
          <table:table-cell office:value-type="float" office:value="0.0632657405863" calcext:value-type="float">
            <text:p>0.0632657406</text:p>
          </table:table-cell>
          <table:table-cell office:value-type="float" office:value="0.676826061798" calcext:value-type="float">
            <text:p>0.6768260618</text:p>
          </table:table-cell>
          <table:table-cell office:value-type="float" office:value="0.508252945814" calcext:value-type="float">
            <text:p>0.5082529458</text:p>
          </table:table-cell>
          <table:table-cell office:value-type="float" office:value="-0.0632657405863" calcext:value-type="float">
            <text:p>-0.0632657406</text:p>
          </table:table-cell>
          <table:table-cell office:value-type="float" office:value="-1.8856125793" calcext:value-type="float">
            <text:p>-1.8856125793</text:p>
          </table:table-cell>
          <table:table-cell office:value-type="float" office:value="0.542408548493" calcext:value-type="float">
            <text:p>0.5424085485</text:p>
          </table:table-cell>
          <table:table-cell office:value-type="float" office:value="-0.16814546483" calcext:value-type="float">
            <text:p>-0.1681454648</text:p>
          </table:table-cell>
          <table:table-cell office:value-type="float" office:value="-0.160606213421" calcext:value-type="float">
            <text:p>-0.1606062134</text:p>
          </table:table-cell>
          <table:table-cell office:value-type="float" office:value="1.05636566347" calcext:value-type="float">
            <text:p>1.0563656635</text:p>
          </table:table-cell>
          <table:table-cell office:value-type="string" calcext:value-type="string">
            <text:p>-</text:p>
          </table:table-cell>
          <table:table-cell office:value-type="float" office:value="-0.441634507331" calcext:value-type="float">
            <text:p>-0.4416345073</text:p>
          </table:table-cell>
          <table:table-cell office:value-type="float" office:value="-0.639872962591" calcext:value-type="float">
            <text:p>-0.6398729626</text:p>
          </table:table-cell>
          <table:table-cell office:value-type="float" office:value="0.533811711659" calcext:value-type="float">
            <text:p>0.5338117117</text:p>
          </table:table-cell>
          <table:table-cell office:value-type="float" office:value="0.773597012281" calcext:value-type="float">
            <text:p>0.7735970123</text:p>
          </table:table-cell>
          <table:table-cell office:value-type="float" office:value="-0.568444858791" calcext:value-type="float">
            <text:p>-0.5684448588</text:p>
          </table:table-cell>
          <table:table-cell office:value-type="float" office:value="-0.676826061798" calcext:value-type="float">
            <text:p>-0.6768260618</text:p>
          </table:table-cell>
          <table:table-cell office:value-type="string" calcext:value-type="string">
            <text:p>-</text:p>
          </table:table-cell>
          <table:table-cell office:value-type="float" office:value="-0.0931101880087" calcext:value-type="float">
            <text:p>-0.093110188</text:p>
          </table:table-cell>
          <table:table-cell office:value-type="float" office:value="1.93157112312" calcext:value-type="float">
            <text:p>1.9315711231</text:p>
          </table:table-cell>
          <table:table-cell office:value-type="float" office:value="0.21359803212" calcext:value-type="float">
            <text:p>0.21359803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0.353070472999" calcext:value-type="float">
            <text:p>-0.353070473</text:p>
          </table:table-cell>
          <table:table-cell office:value-type="float" office:value="1.29347826295" calcext:value-type="float">
            <text:p>1.293478263</text:p>
          </table:table-cell>
          <table:table-cell office:value-type="float" office:value="-1.01815281076" calcext:value-type="float">
            <text:p>-1.0181528108</text:p>
          </table:table-cell>
          <table:table-cell office:value-type="float" office:value="0.835278658102" calcext:value-type="float">
            <text:p>0.8352786581</text:p>
          </table:table-cell>
          <table:table-cell office:value-type="string" calcext:value-type="string">
            <text:p>-</text:p>
          </table:table-cell>
          <table:table-cell office:value-type="float" office:value="-1.42449693871" calcext:value-type="float">
            <text:p>-1.4244969387</text:p>
          </table:table-cell>
          <table:table-cell office:value-type="float" office:value="-0.15307608001" calcext:value-type="float">
            <text:p>-0.15307608</text:p>
          </table:table-cell>
          <table:table-cell office:value-type="float" office:value="0.911526927683" calcext:value-type="float">
            <text:p>0.9115269277</text:p>
          </table:table-cell>
          <table:table-cell office:value-type="float" office:value="0.205994442796" calcext:value-type="float">
            <text:p>0.2059944428</text:p>
          </table:table-cell>
          <table:table-cell office:value-type="float" office:value="-2.75136662743" calcext:value-type="float">
            <text:p>-2.7513666274</text:p>
          </table:table-cell>
          <table:table-cell office:value-type="float" office:value="0.0781792596191" calcext:value-type="float">
            <text:p>0.0781792596</text:p>
          </table:table-cell>
          <table:table-cell office:value-type="float" office:value="0.251811272778" calcext:value-type="float">
            <text:p>0.2518112728</text:p>
          </table:table-cell>
          <table:table-cell office:value-type="float" office:value="-0.409064153818" calcext:value-type="float">
            <text:p>-0.4090641538</text:p>
          </table:table-cell>
          <table:table-cell office:value-type="float" office:value="0.433449250514" calcext:value-type="float">
            <text:p>0.4334492505</text:p>
          </table:table-cell>
          <table:table-cell office:value-type="float" office:value="-0.603773763006" calcext:value-type="float">
            <text:p>-0.603773763</text:p>
          </table:table-cell>
          <table:table-cell office:value-type="float" office:value="0.714727489541" calcext:value-type="float">
            <text:p>0.7147274895</text:p>
          </table:table-cell>
          <table:table-cell office:value-type="float" office:value="1.44532024985" calcext:value-type="float">
            <text:p>1.4453202499</text:p>
          </table:table-cell>
          <table:table-cell office:value-type="float" office:value="0.37692215817" calcext:value-type="float">
            <text:p>0.3769221582</text:p>
          </table:table-cell>
          <table:table-cell office:value-type="float" office:value="-0.551045660984" calcext:value-type="float">
            <text:p>-0.551045661</text:p>
          </table:table-cell>
          <table:table-cell office:value-type="string" calcext:value-type="string">
            <text:p>-</text:p>
          </table:table-cell>
          <table:table-cell office:value-type="float" office:value="-0.900315222724" calcext:value-type="float">
            <text:p>-0.9003152227</text:p>
          </table:table-cell>
          <table:table-cell office:value-type="float" office:value="-0.425292931959" calcext:value-type="float">
            <text:p>-0.425292932</text:p>
          </table:table-cell>
          <table:table-cell office:value-type="float" office:value="0.115546621322" calcext:value-type="float">
            <text:p>0.1155466213</text:p>
          </table:table-cell>
          <table:table-cell office:value-type="float" office:value="-0.49139740313" calcext:value-type="float">
            <text:p>-0.4913974031</text:p>
          </table:table-cell>
          <table:table-cell office:value-type="float" office:value="-0.282646187004" calcext:value-type="float">
            <text:p>-0.282646187</text:p>
          </table:table-cell>
          <table:table-cell office:value-type="float" office:value="1.61262995827" calcext:value-type="float">
            <text:p>1.6126299583</text:p>
          </table:table-cell>
          <table:table-cell office:value-type="string" calcext:value-type="string">
            <text:p>-</text:p>
          </table:table-cell>
          <table:table-cell office:value-type="float" office:value="-2.1013721741" calcext:value-type="float">
            <text:p>-2.1013721741</text:p>
          </table:table-cell>
          <table:table-cell office:value-type="float" office:value="-0.0334775496915" calcext:value-type="float">
            <text:p>-0.0334775497</text:p>
          </table:table-cell>
          <table:table-cell office:value-type="float" office:value="-0.175694285948" calcext:value-type="float">
            <text:p>-0.1756942859</text:p>
          </table:table-cell>
          <table:table-cell office:value-type="float" office:value="0.0558144615614" calcext:value-type="float">
            <text:p>0.0558144616</text:p>
          </table:table-cell>
          <table:table-cell office:value-type="string" calcext:value-type="string">
            <text:p>-</text:p>
          </table:table-cell>
          <table:table-cell office:value-type="float" office:value="-0.878224390066" calcext:value-type="float">
            <text:p>-0.8782243901</text:p>
          </table:table-cell>
          <table:table-cell office:value-type="float" office:value="1.70058591153" calcext:value-type="float">
            <text:p>1.7005859115</text:p>
          </table:table-cell>
          <table:table-cell office:value-type="float" office:value="1.21198195594" calcext:value-type="float">
            <text:p>1.2119819559</text:p>
          </table:table-cell>
          <table:table-cell office:value-type="float" office:value="-0.145554616587" calcext:value-type="float">
            <text:p>-0.1455546166</text:p>
          </table:table-cell>
          <table:table-cell office:value-type="float" office:value="-0.085642337222" calcext:value-type="float">
            <text:p>-0.0856423372</text:p>
          </table:table-cell>
          <table:table-cell office:value-type="float" office:value="1.01815281076" calcext:value-type="float">
            <text:p>1.0181528108</text:p>
          </table:table-cell>
          <table:table-cell office:value-type="float" office:value="1.19662178354" calcext:value-type="float">
            <text:p>1.1966217835</text:p>
          </table:table-cell>
          <table:table-cell office:value-type="float" office:value="0.763603005695" calcext:value-type="float">
            <text:p>0.7636030057</text:p>
          </table:table-cell>
          <table:table-cell office:value-type="float" office:value="0.957571389761" calcext:value-type="float">
            <text:p>0.9575713898</text:p>
          </table:table-cell>
          <table:table-cell office:value-type="float" office:value="1.84332276605" calcext:value-type="float">
            <text:p>1.8433227661</text:p>
          </table:table-cell>
          <table:table-cell office:value-type="float" office:value="2.03806906156" calcext:value-type="float">
            <text:p>2.0380690616</text:p>
          </table:table-cell>
          <table:table-cell office:value-type="string" calcext:value-type="string">
            <text:p>-</text:p>
          </table:table-cell>
          <table:table-cell office:value-type="float" office:value="-1.80409371266" calcext:value-type="float">
            <text:p>-1.8040937127</text:p>
          </table:table-cell>
          <table:table-cell office:value-type="float" office:value="-0.360998069514" calcext:value-type="float">
            <text:p>-0.3609980695</text:p>
          </table:table-cell>
          <table:table-cell office:value-type="float" office:value="0.58601787698" calcext:value-type="float">
            <text:p>0.586017877</text:p>
          </table:table-cell>
          <table:table-cell office:value-type="float" office:value="-0.763603005695" calcext:value-type="float">
            <text:p>-0.7636030057</text:p>
          </table:table-cell>
          <table:table-cell office:value-type="float" office:value="0.368948419088" calcext:value-type="float">
            <text:p>0.3689484191</text:p>
          </table:table-cell>
          <table:table-cell office:value-type="float" office:value="-0.0185962370117" calcext:value-type="float">
            <text:p>-0.018596237</text:p>
          </table:table-cell>
          <table:table-cell office:value-type="float" office:value="-1.5118823369" calcext:value-type="float">
            <text:p>-1.5118823369</text:p>
          </table:table-cell>
          <table:table-cell office:value-type="float" office:value="1.15215311447" calcext:value-type="float">
            <text:p>1.1521531145</text:p>
          </table:table-cell>
          <table:table-cell office:value-type="float" office:value="0.577209086489" calcext:value-type="float">
            <text:p>0.5772090865</text:p>
          </table:table-cell>
          <table:table-cell office:value-type="float" office:value="0.425292931959" calcext:value-type="float">
            <text:p>0.425292932</text:p>
          </table:table-cell>
          <table:table-cell office:value-type="float" office:value="0.409064153818" calcext:value-type="float">
            <text:p>0.4090641538</text:p>
          </table:table-cell>
          <table:table-cell office:value-type="float" office:value="1.5859103664" calcext:value-type="float">
            <text:p>1.5859103664</text:p>
          </table:table-cell>
          <table:table-cell office:value-type="float" office:value="-0.123037817616" calcext:value-type="float">
            <text:p>-0.1230378176</text:p>
          </table:table-cell>
          <table:table-cell office:value-type="float" office:value="-0.305948422204" calcext:value-type="float">
            <text:p>-0.3059484222</text:p>
          </table:table-cell>
          <table:table-cell office:value-type="float" office:value="1.04345868722" calcext:value-type="float">
            <text:p>1.0434586872</text:p>
          </table:table-cell>
          <table:table-cell office:value-type="float" office:value="0.993482699389" calcext:value-type="float">
            <text:p>0.9934826994</text:p>
          </table:table-cell>
          <table:table-cell office:value-type="float" office:value="-0.88921556292" calcext:value-type="float">
            <text:p>-0.8892155629</text:p>
          </table:table-cell>
          <table:table-cell office:value-type="string" calcext:value-type="string">
            <text:p>-</text:p>
          </table:table-cell>
          <table:table-cell office:value-type="float" office:value="0.612723249064" calcext:value-type="float">
            <text:p>0.6127232491</text:p>
          </table:table-cell>
          <table:table-cell office:value-type="float" office:value="0.360998069514" calcext:value-type="float">
            <text:p>0.3609980695</text:p>
          </table:table-cell>
          <table:table-cell office:value-type="float" office:value="-1.03072324026" calcext:value-type="float">
            <text:p>-1.0307232403</text:p>
          </table:table-cell>
          <table:table-cell office:value-type="float" office:value="0.88921556292" calcext:value-type="float">
            <text:p>0.8892155629</text:p>
          </table:table-cell>
          <table:table-cell office:value-type="float" office:value="2.1013721741" calcext:value-type="float">
            <text:p>2.1013721741</text:p>
          </table:table-cell>
          <table:table-cell office:value-type="string" calcext:value-type="string">
            <text:p>-</text:p>
          </table:table-cell>
          <table:table-cell office:value-type="float" office:value="0.1984027445" calcext:value-type="float">
            <text:p>0.1984027445</text:p>
          </table:table-cell>
          <table:table-cell office:value-type="float" office:value="-0.466371573966" calcext:value-type="float">
            <text:p>-0.466371574</text:p>
          </table:table-cell>
          <table:table-cell office:value-type="float" office:value="0.969402884621" calcext:value-type="float">
            <text:p>0.9694028846</text:p>
          </table:table-cell>
          <table:table-cell office:value-type="float" office:value="0.856554040788" calcext:value-type="float">
            <text:p>0.8565540408</text:p>
          </table:table-cell>
          <table:table-cell office:value-type="float" office:value="1.16672005237" calcext:value-type="float">
            <text:p>1.1667200524</text:p>
          </table:table-cell>
          <table:table-cell office:value-type="float" office:value="-0.244140945703" calcext:value-type="float">
            <text:p>-0.2441409457</text:p>
          </table:table-cell>
          <table:table-cell office:value-type="float" office:value="1.38460884038" calcext:value-type="float">
            <text:p>1.3846088404</text:p>
          </table:table-cell>
          <table:table-cell office:value-type="float" office:value="1.06945106275" calcext:value-type="float">
            <text:p>1.0694510628</text:p>
          </table:table-cell>
          <table:table-cell office:value-type="float" office:value="2.17442022556" calcext:value-type="float">
            <text:p>2.17442022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835278658102" calcext:value-type="float">
            <text:p>-0.8352786581</text:p>
          </table:table-cell>
          <table:table-cell office:value-type="float" office:value="1.2435917566" calcext:value-type="float">
            <text:p>1.2435917566</text:p>
          </table:table-cell>
          <table:table-cell office:value-type="float" office:value="0.16814546483" calcext:value-type="float">
            <text:p>0.1681454648</text:p>
          </table:table-cell>
          <table:table-cell office:value-type="float" office:value="-1.46678983988" calcext:value-type="float">
            <text:p>-1.4667898399</text:p>
          </table:table-cell>
          <table:table-cell office:value-type="float" office:value="-0.37692215817" calcext:value-type="float">
            <text:p>-0.3769221582</text:p>
          </table:table-cell>
          <table:table-cell office:value-type="float" office:value="0.0483662801972" calcext:value-type="float">
            <text:p>0.0483662802</text:p>
          </table:table-cell>
          <table:table-cell office:value-type="float" office:value="-0.251811272778" calcext:value-type="float">
            <text:p>-0.2518112728</text:p>
          </table:table-cell>
          <table:table-cell office:value-type="float" office:value="-0.138041378652" calcext:value-type="float">
            <text:p>-0.1380413787</text:p>
          </table:table-cell>
          <table:table-cell office:value-type="float" office:value="0.804055392277" calcext:value-type="float">
            <text:p>0.8040553923</text:p>
          </table:table-cell>
          <table:table-cell office:value-type="float" office:value="1.22763352803" calcext:value-type="float">
            <text:p>1.227633528</text:p>
          </table:table-cell>
          <table:table-cell office:value-type="float" office:value="-0.368948419088" calcext:value-type="float">
            <text:p>-0.3689484191</text:p>
          </table:table-cell>
          <table:table-cell office:value-type="float" office:value="-0.753684692495" calcext:value-type="float">
            <text:p>-0.7536846925</text:p>
          </table:table-cell>
          <table:table-cell office:value-type="float" office:value="-0.542408548493" calcext:value-type="float">
            <text:p>-0.5424085485</text:p>
          </table:table-cell>
          <table:table-cell office:value-type="float" office:value="1.32861124217" calcext:value-type="float">
            <text:p>1.3286112422</text:p>
          </table:table-cell>
          <table:table-cell office:value-type="float" office:value="0.449849460849" calcext:value-type="float">
            <text:p>0.4498494608</text:p>
          </table:table-cell>
          <table:table-cell office:value-type="float" office:value="1.03072324026" calcext:value-type="float">
            <text:p>1.0307232403</text:p>
          </table:table-cell>
          <table:table-cell office:value-type="float" office:value="0.236484955763" calcext:value-type="float">
            <text:p>0.2364849558</text:p>
          </table:table-cell>
          <table:table-cell office:value-type="float" office:value="0.474680334617" calcext:value-type="float">
            <text:p>0.4746803346</text:p>
          </table:table-cell>
          <table:table-cell office:value-type="float" office:value="-0.417164808933" calcext:value-type="float">
            <text:p>-0.4171648089</text:p>
          </table:table-cell>
          <table:table-cell office:value-type="float" office:value="0.753684692495" calcext:value-type="float">
            <text:p>0.7536846925</text:p>
          </table:table-cell>
          <table:table-cell office:value-type="float" office:value="1.31084250392" calcext:value-type="float">
            <text:p>1.3108425039</text:p>
          </table:table-cell>
          <table:table-cell office:value-type="float" office:value="1.8856125793" calcext:value-type="float">
            <text:p>1.8856125793</text:p>
          </table:table-cell>
          <table:table-cell office:value-type="float" office:value="1.40427361278" calcext:value-type="float">
            <text:p>1.4042736128</text:p>
          </table:table-cell>
          <table:table-cell office:value-type="float" office:value="-0.259496443791" calcext:value-type="float">
            <text:p>-0.2594964438</text:p>
          </table:table-cell>
          <table:table-cell office:value-type="string" calcext:value-type="string">
            <text:p>-</text:p>
          </table:table-cell>
          <table:table-cell office:value-type="float" office:value="-0.867338301486" calcext:value-type="float">
            <text:p>-0.8673383015</text:p>
          </table:table-cell>
          <table:table-cell office:value-type="float" office:value="-0.525254147069" calcext:value-type="float">
            <text:p>-0.5252541471</text:p>
          </table:table-cell>
          <table:table-cell office:value-type="float" office:value="-0.345165004254" calcext:value-type="float">
            <text:p>-0.3451650043</text:p>
          </table:table-cell>
          <table:table-cell office:value-type="float" office:value="0.922854401525" calcext:value-type="float">
            <text:p>0.9228544015</text:p>
          </table:table-cell>
          <table:table-cell office:value-type="float" office:value="0.040920781043" calcext:value-type="float">
            <text:p>0.040920781</text:p>
          </table:table-cell>
          <table:table-cell office:value-type="string" calcext:value-type="string">
            <text:p>-</text:p>
          </table:table-cell>
          <table:table-cell office:value-type="float" office:value="0.649027695808" calcext:value-type="float">
            <text:p>0.6490276958</text:p>
          </table:table-cell>
          <table:table-cell office:value-type="float" office:value="-0.337281048738" calcext:value-type="float">
            <text:p>-0.3372810487</text:p>
          </table:table-cell>
          <table:table-cell office:value-type="float" office:value="-0.630771545521" calcext:value-type="float">
            <text:p>-0.6307715455</text:p>
          </table:table-cell>
          <table:table-cell office:value-type="float" office:value="-1.98201336521" calcext:value-type="float">
            <text:p>-1.9820133652</text:p>
          </table:table-cell>
          <table:table-cell office:value-type="float" office:value="1.5118823369" calcext:value-type="float">
            <text:p>1.5118823369</text:p>
          </table:table-cell>
          <table:table-cell office:value-type="float" office:value="0.392942409067" calcext:value-type="float">
            <text:p>0.3929424091</text:p>
          </table:table-cell>
          <table:table-cell office:value-type="float" office:value="-0.934301544302" calcext:value-type="float">
            <text:p>-0.9343015443</text:p>
          </table:table-cell>
          <table:table-cell office:value-type="float" office:value="-0.577209086489" calcext:value-type="float">
            <text:p>-0.5772090865</text:p>
          </table:table-cell>
          <table:table-cell office:value-type="float" office:value="0.0260361726165" calcext:value-type="float">
            <text:p>0.0260361726</text:p>
          </table:table-cell>
          <table:table-cell office:value-type="float" office:value="0.313752269023" calcext:value-type="float">
            <text:p>0.313752269</text:p>
          </table:table-cell>
          <table:table-cell office:value-type="float" office:value="2.26132931236" calcext:value-type="float">
            <text:p>2.2613293124</text:p>
          </table:table-cell>
          <table:table-cell office:value-type="float" office:value="0.267196972003" calcext:value-type="float">
            <text:p>0.267196972</text:p>
          </table:table-cell>
          <table:table-cell office:value-type="float" office:value="0.559724078766" calcext:value-type="float">
            <text:p>0.5597240788</text:p>
          </table:table-cell>
          <table:table-cell office:value-type="float" office:value="1.488957668" calcext:value-type="float">
            <text:p>1.488957668</text:p>
          </table:table-cell>
          <table:table-cell office:value-type="float" office:value="0.621722081863" calcext:value-type="float">
            <text:p>0.6217220819</text:p>
          </table:table-cell>
          <table:table-cell office:value-type="float" office:value="-1.2598731293" calcext:value-type="float">
            <text:p>-1.2598731293</text:p>
          </table:table-cell>
          <table:table-cell office:value-type="float" office:value="1.53563029319" calcext:value-type="float">
            <text:p>1.5356302932</text:p>
          </table:table-cell>
          <table:table-cell office:value-type="float" office:value="-1.19662178354" calcext:value-type="float">
            <text:p>-1.1966217835</text:p>
          </table:table-cell>
          <table:table-cell office:value-type="float" office:value="-0.449849460849" calcext:value-type="float">
            <text:p>-0.4498494608</text:p>
          </table:table-cell>
          <table:table-cell office:value-type="float" office:value="0.259496443791" calcext:value-type="float">
            <text:p>0.2594964438</text:p>
          </table:table-cell>
          <table:table-cell office:value-type="float" office:value="-0.993482699389" calcext:value-type="float">
            <text:p>-0.9934826994</text:p>
          </table:table-cell>
          <table:table-cell office:value-type="float" office:value="1.76745932425" calcext:value-type="float">
            <text:p>1.7674593243</text:p>
          </table:table-cell>
          <table:table-cell office:value-type="string" calcext:value-type="string">
            <text:p>-</text:p>
          </table:table-cell>
          <table:table-cell office:value-type="float" office:value="0.845868489296" calcext:value-type="float">
            <text:p>0.8458684893</text:p>
          </table:table-cell>
          <table:table-cell office:value-type="float" office:value="1.27649550313" calcext:value-type="float">
            <text:p>1.2764955031</text:p>
          </table:table-cell>
          <table:table-cell office:value-type="float" office:value="2.51600243722" calcext:value-type="float">
            <text:p>2.5160024372</text:p>
          </table:table-cell>
          <table:table-cell office:value-type="float" office:value="-1.10985314342" calcext:value-type="float">
            <text:p>-1.1098531434</text:p>
          </table:table-cell>
          <table:table-cell office:value-type="float" office:value="0.724363291497" calcext:value-type="float">
            <text:p>0.7243632915</text:p>
          </table:table-cell>
          <table:table-cell office:value-type="float" office:value="-0.228842802349" calcext:value-type="float">
            <text:p>-0.2288428023</text:p>
          </table:table-cell>
          <table:table-cell office:value-type="float" office:value="-0.814374806032" calcext:value-type="float">
            <text:p>-0.814374806</text:p>
          </table:table-cell>
          <table:table-cell office:value-type="float" office:value="1.6405531463" calcext:value-type="float">
            <text:p>1.6405531463</text:p>
          </table:table-cell>
          <table:table-cell office:value-type="float" office:value="-1.21198195594" calcext:value-type="float">
            <text:p>-1.2119819559</text:p>
          </table:table-cell>
          <table:table-cell office:value-type="float" office:value="0.466371573966" calcext:value-type="float">
            <text:p>0.466371574</text:p>
          </table:table-cell>
          <table:table-cell office:value-type="float" office:value="0.15307608001" calcext:value-type="float">
            <text:p>0.15307608</text:p>
          </table:table-cell>
          <table:table-cell office:value-type="float" office:value="-0.1984027445" calcext:value-type="float">
            <text:p>-0.1984027445</text:p>
          </table:table-cell>
          <table:table-cell office:value-type="float" office:value="1.13782664079" calcext:value-type="float">
            <text:p>1.1378266408</text:p>
          </table:table-cell>
          <table:table-cell office:value-type="string" calcext:value-type="string">
            <text:p>-</text:p>
          </table:table-cell>
          <table:table-cell office:value-type="float" office:value="0.441634507331" calcext:value-type="float">
            <text:p>0.4416345073</text:p>
          </table:table-cell>
          <table:table-cell office:value-type="float" office:value="1.66981743579" calcext:value-type="float">
            <text:p>1.6698174358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-0.981371661574" calcext:value-type="float">
            <text:p>-0.981371661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290395935092" calcext:value-type="float">
            <text:p>-0.290395935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-0.313752269023" calcext:value-type="float">
            <text:p>-0.31375226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1.93157112312" calcext:value-type="float">
            <text:p>-1.9315711231</text:p>
          </table:table-cell>
          <table:table-cell office:value-type="float" office:value="0.981371661574" calcext:value-type="float">
            <text:p>0.9813716616</text:p>
          </table:table-cell>
          <table:table-cell office:value-type="string" calcext:value-type="string">
            <text:p>-</text:p>
          </table:table-cell>
          <table:table-cell office:value-type="float" office:value="-1.15215311447" calcext:value-type="float">
            <text:p>-1.1521531145</text:p>
          </table:table-cell>
          <table:table-cell office:value-type="float" office:value="-0.804055392277" calcext:value-type="float">
            <text:p>-0.8040553923</text:p>
          </table:table-cell>
          <table:table-cell office:value-type="float" office:value="-0.499807424216" calcext:value-type="float">
            <text:p>-0.4998074242</text:p>
          </table:table-cell>
          <table:table-cell office:value-type="float" office:value="-0.384919934803" calcext:value-type="float">
            <text:p>-0.3849199348</text:p>
          </table:table-cell>
          <table:table-cell office:value-type="float" office:value="1.3654653867" calcext:value-type="float">
            <text:p>1.3654653867</text:p>
          </table:table-cell>
          <table:table-cell office:value-type="float" office:value="-0.695651853502" calcext:value-type="float">
            <text:p>-0.6956518535</text:p>
          </table:table-cell>
          <table:table-cell office:value-type="string" calcext:value-type="string">
            <text:p>-</text:p>
          </table:table-cell>
          <table:table-cell office:value-type="float" office:value="-0.594872376353" calcext:value-type="float">
            <text:p>-0.5948723764</text:p>
          </table:table-cell>
          <table:table-cell office:value-type="float" office:value="1.42449693871" calcext:value-type="float">
            <text:p>1.4244969387</text:p>
          </table:table-cell>
          <table:table-cell office:value-type="float" office:value="1.09618680544" calcext:value-type="float">
            <text:p>1.0961868054</text:p>
          </table:table-cell>
          <table:table-cell office:value-type="float" office:value="0.568444858791" calcext:value-type="float">
            <text:p>0.5684448588</text:p>
          </table:table-cell>
          <table:table-cell office:value-type="float" office:value="1.12372997409" calcext:value-type="float">
            <text:p>1.1237299741</text:p>
          </table:table-cell>
          <table:table-cell office:value-type="float" office:value="0.734066824237" calcext:value-type="float">
            <text:p>0.7340668242</text:p>
          </table:table-cell>
          <table:table-cell office:value-type="float" office:value="-0.658237149927" calcext:value-type="float">
            <text:p>-0.6582371499</text:p>
          </table:table-cell>
          <table:table-cell office:value-type="float" office:value="-1.27649550313" calcext:value-type="float">
            <text:p>-1.2764955031</text:p>
          </table:table-cell>
          <table:table-cell office:value-type="float" office:value="-0.724363291497" calcext:value-type="float">
            <text:p>-0.7243632915</text:p>
          </table:table-cell>
          <table:table-cell office:value-type="float" office:value="0.337281048738" calcext:value-type="float">
            <text:p>0.3372810487</text:p>
          </table:table-cell>
          <table:table-cell office:value-type="float" office:value="-0.773597012281" calcext:value-type="float">
            <text:p>-0.7735970123</text:p>
          </table:table-cell>
          <table:table-cell office:value-type="float" office:value="-1.06945106275" calcext:value-type="float">
            <text:p>-1.0694510628</text:p>
          </table:table-cell>
          <table:table-cell office:value-type="float" office:value="-0.686208557254" calcext:value-type="float">
            <text:p>-0.6862085573</text:p>
          </table:table-cell>
          <table:table-cell office:value-type="float" office:value="0.0931101880087" calcext:value-type="float">
            <text:p>0.093110188</text:p>
          </table:table-cell>
          <table:table-cell office:value-type="float" office:value="-0.205994442796" calcext:value-type="float">
            <text:p>-0.2059944428</text:p>
          </table:table-cell>
          <table:table-cell office:value-type="float" office:value="-1.488957668" calcext:value-type="float">
            <text:p>-1.488957668</text:p>
          </table:table-cell>
          <table:table-cell office:value-type="float" office:value="-0.58601787698" calcext:value-type="float">
            <text:p>-0.586017877</text:p>
          </table:table-cell>
          <table:table-cell office:value-type="float" office:value="-1.31084250392" calcext:value-type="float">
            <text:p>-1.3108425039</text:p>
          </table:table-cell>
          <table:table-cell office:value-type="float" office:value="-1.5859103664" calcext:value-type="float">
            <text:p>-1.5859103664</text:p>
          </table:table-cell>
          <table:table-cell office:value-type="float" office:value="0.639872962591" calcext:value-type="float">
            <text:p>0.6398729626</text:p>
          </table:table-cell>
          <table:table-cell office:value-type="float" office:value="0.0111573306295" calcext:value-type="float">
            <text:p>0.0111573306</text:p>
          </table:table-cell>
          <table:table-cell office:value-type="float" office:value="-1.40427361278" calcext:value-type="float">
            <text:p>-1.4042736128</text:p>
          </table:table-cell>
          <table:table-cell office:value-type="float" office:value="2.75136662743" calcext:value-type="float">
            <text:p>2.7513666274</text:p>
          </table:table-cell>
          <table:table-cell office:value-type="float" office:value="0.138041378652" calcext:value-type="float">
            <text:p>0.1380413787</text:p>
          </table:table-cell>
          <table:table-cell office:value-type="float" office:value="-1.34680965918" calcext:value-type="float">
            <text:p>-1.3468096592</text:p>
          </table:table-cell>
          <table:table-cell office:value-type="float" office:value="-1.44532024985" calcext:value-type="float">
            <text:p>-1.4453202499</text:p>
          </table:table-cell>
          <table:table-cell office:value-type="float" office:value="-0.267196972003" calcext:value-type="float">
            <text:p>-0.267196972</text:p>
          </table:table-cell>
          <table:table-cell office:value-type="float" office:value="-0.236484955763" calcext:value-type="float">
            <text:p>-0.2364849558</text:p>
          </table:table-cell>
          <table:table-cell office:value-type="string" calcext:value-type="string">
            <text:p>-</text:p>
          </table:table-cell>
          <table:table-cell office:value-type="float" office:value="0.417164808933" calcext:value-type="float">
            <text:p>0.4171648089</text:p>
          </table:table-cell>
          <table:table-cell office:value-type="float" office:value="-1.29347826295" calcext:value-type="float">
            <text:p>-1.293478263</text:p>
          </table:table-cell>
          <table:table-cell office:value-type="float" office:value="-1.73305410068" calcext:value-type="float">
            <text:p>-1.7330541007</text:p>
          </table:table-cell>
          <table:table-cell office:value-type="float" office:value="0.282646187004" calcext:value-type="float">
            <text:p>0.282646187</text:p>
          </table:table-cell>
        </table:table-row>
      </table:table>
      <table:table table:name="peason_calcula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5">
          <table:table-cell/>
          <table:table-cell office:value-type="string" calcext:value-type="string">
            <text:p>leaf_3_angle_csfields_2013</text:p>
          </table:table-cell>
          <table:table-cell office:value-type="string" calcext:value-type="string">
            <text:p>leaf_3_angle_csfields_2013_normalized</text:p>
          </table:table-cell>
          <table:table-cell office:value-type="string" calcext:value-type="string">
            <text:p>leaf_4_angle_csfields_2013</text:p>
          </table:table-cell>
          <table:table-cell office:value-type="string" calcext:value-type="string">
            <text:p>leaf_4_angle_csfields_2013_normalized</text:p>
          </table:table-cell>
          <table:table-cell office:value-type="string" calcext:value-type="string">
            <text:p>veg_height_GH117_LD_2014_SKTRFM</text:p>
          </table:table-cell>
          <table:table-cell office:value-type="string" calcext:value-type="string">
            <text:p>veg_height_GH117_LD_2014_SKTRFM_normalized</text:p>
          </table:table-cell>
          <table:table-cell office:value-type="string" calcext:value-type="string">
            <text:p>leaf_3_angle_GH117_LD_2014_SKTRFM</text:p>
          </table:table-cell>
          <table:table-cell office:value-type="string" calcext:value-type="string">
            <text:p>leaf_3_angle_GH117_LD_2014_SKTRFM_normalized</text:p>
          </table:table-cell>
          <table:table-cell office:value-type="string" calcext:value-type="string">
            <text:p>leaf_4_angle_GH117_LD_2014_SKTRFM</text:p>
          </table:table-cell>
          <table:table-cell office:value-type="string" calcext:value-type="string">
            <text:p>leaf_4_angle_GH117_LD_2014_SKTRFM_normalized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3_angle_csfields_2013</text:p>
          </table:table-cell>
          <table:table-cell table:formula="of:=CORREL([leaf_angle_phenotypes.$B$2:.$OI$2];[leaf_angle_phenotypes.$B2:.$OI2])" office:value-type="float" office:value="1" calcext:value-type="float">
            <text:p>1</text:p>
          </table:table-cell>
          <table:table-cell table:formula="of:=CORREL([leaf_angle_phenotypes.$B$3:.$OI$3];[leaf_angle_phenotypes.$B2:.$OI2])" office:value-type="float" office:value="0.953818339069983" calcext:value-type="float">
            <text:p>0.9538183391</text:p>
          </table:table-cell>
          <table:table-cell table:formula="of:=CORREL([leaf_angle_phenotypes.$B$4:.$OI$4];[leaf_angle_phenotypes.$B2:.$OI2])" office:value-type="float" office:value="0.925073623580396" calcext:value-type="float">
            <text:p>0.9250736236</text:p>
          </table:table-cell>
          <table:table-cell table:formula="of:=CORREL([leaf_angle_phenotypes.$B$5:.$OI$5];[leaf_angle_phenotypes.$B2:.$OI2])" office:value-type="float" office:value="0.888411274515559" calcext:value-type="float">
            <text:p>0.8884112745</text:p>
          </table:table-cell>
          <table:table-cell table:formula="of:=CORREL([leaf_angle_phenotypes.$B$6:.$OI$6];[leaf_angle_phenotypes.$B2:.$OI2])" office:value-type="float" office:value="0.526062239667462" calcext:value-type="float">
            <text:p>0.5260622397</text:p>
          </table:table-cell>
          <table:table-cell table:formula="of:=CORREL([leaf_angle_phenotypes.$B$7:.$OI$7];[leaf_angle_phenotypes.$B2:.$OI2])" office:value-type="float" office:value="0.482586833646321" calcext:value-type="float">
            <text:p>0.4825868336</text:p>
          </table:table-cell>
          <table:table-cell table:formula="of:=CORREL([leaf_angle_phenotypes.$B$8:.$OI$8];[leaf_angle_phenotypes.$B2:.$OI2])" office:value-type="float" office:value="0.753119314097769" calcext:value-type="float">
            <text:p>0.7531193141</text:p>
          </table:table-cell>
          <table:table-cell table:formula="of:=CORREL([leaf_angle_phenotypes.$B$9:.$OI$9];[leaf_angle_phenotypes.$B2:.$OI2])" office:value-type="float" office:value="0.716644355516764" calcext:value-type="float">
            <text:p>0.7166443555</text:p>
          </table:table-cell>
          <table:table-cell table:formula="of:=CORREL([leaf_angle_phenotypes.$B$10:.$OI$10];[leaf_angle_phenotypes.$B2:.$OI2])" office:value-type="float" office:value="0.75187438765737" calcext:value-type="float">
            <text:p>0.7518743877</text:p>
          </table:table-cell>
          <table:table-cell table:formula="of:=CORREL([leaf_angle_phenotypes.$B$11:.$OI$11];[leaf_angle_phenotypes.$B2:.$OI2])" office:value-type="float" office:value="0.746959919428629" calcext:value-type="float">
            <text:p>0.746959919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3_angle_csfields_2013_normalized</text:p>
          </table:table-cell>
          <table:table-cell table:formula="of:=CORREL([leaf_angle_phenotypes.$B$2:.$OI$2];[leaf_angle_phenotypes.$B3:.$OI3])" office:value-type="float" office:value="0.953818339069983" calcext:value-type="float">
            <text:p>0.9538183391</text:p>
          </table:table-cell>
          <table:table-cell table:formula="of:=CORREL([leaf_angle_phenotypes.$B$3:.$OI$3];[leaf_angle_phenotypes.$B3:.$OI3])" office:value-type="float" office:value="1" calcext:value-type="float">
            <text:p>1</text:p>
          </table:table-cell>
          <table:table-cell table:formula="of:=CORREL([leaf_angle_phenotypes.$B$4:.$OI$4];[leaf_angle_phenotypes.$B3:.$OI3])" office:value-type="float" office:value="0.888464264476026" calcext:value-type="float">
            <text:p>0.8884642645</text:p>
          </table:table-cell>
          <table:table-cell table:formula="of:=CORREL([leaf_angle_phenotypes.$B$5:.$OI$5];[leaf_angle_phenotypes.$B3:.$OI3])" office:value-type="float" office:value="0.922374851401707" calcext:value-type="float">
            <text:p>0.9223748514</text:p>
          </table:table-cell>
          <table:table-cell table:formula="of:=CORREL([leaf_angle_phenotypes.$B$6:.$OI$6];[leaf_angle_phenotypes.$B3:.$OI3])" office:value-type="float" office:value="0.499017108171817" calcext:value-type="float">
            <text:p>0.4990171082</text:p>
          </table:table-cell>
          <table:table-cell table:formula="of:=CORREL([leaf_angle_phenotypes.$B$7:.$OI$7];[leaf_angle_phenotypes.$B3:.$OI3])" office:value-type="float" office:value="0.470034545951965" calcext:value-type="float">
            <text:p>0.470034546</text:p>
          </table:table-cell>
          <table:table-cell table:formula="of:=CORREL([leaf_angle_phenotypes.$B$8:.$OI$8];[leaf_angle_phenotypes.$B3:.$OI3])" office:value-type="float" office:value="0.703383755442708" calcext:value-type="float">
            <text:p>0.7033837554</text:p>
          </table:table-cell>
          <table:table-cell table:formula="of:=CORREL([leaf_angle_phenotypes.$B$9:.$OI$9];[leaf_angle_phenotypes.$B3:.$OI3])" office:value-type="float" office:value="0.692520324845331" calcext:value-type="float">
            <text:p>0.6925203248</text:p>
          </table:table-cell>
          <table:table-cell table:formula="of:=CORREL([leaf_angle_phenotypes.$B$10:.$OI$10];[leaf_angle_phenotypes.$B3:.$OI3])" office:value-type="float" office:value="0.719675932874315" calcext:value-type="float">
            <text:p>0.7196759329</text:p>
          </table:table-cell>
          <table:table-cell table:formula="of:=CORREL([leaf_angle_phenotypes.$B$11:.$OI$11];[leaf_angle_phenotypes.$B3:.$OI3])" office:value-type="float" office:value="0.739108666801272" calcext:value-type="float">
            <text:p>0.739108666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4_angle_csfields_2013</text:p>
          </table:table-cell>
          <table:table-cell table:formula="of:=CORREL([leaf_angle_phenotypes.$B$2:.$OI$2];[leaf_angle_phenotypes.$B4:.$OI4])" office:value-type="float" office:value="0.925073623580396" calcext:value-type="float">
            <text:p>0.9250736236</text:p>
          </table:table-cell>
          <table:table-cell table:formula="of:=CORREL([leaf_angle_phenotypes.$B$3:.$OI$3];[leaf_angle_phenotypes.$B4:.$OI4])" office:value-type="float" office:value="0.888464264476026" calcext:value-type="float">
            <text:p>0.8884642645</text:p>
          </table:table-cell>
          <table:table-cell table:formula="of:=CORREL([leaf_angle_phenotypes.$B$4:.$OI$4];[leaf_angle_phenotypes.$B4:.$OI4])" office:value-type="float" office:value="1" calcext:value-type="float">
            <text:p>1</text:p>
          </table:table-cell>
          <table:table-cell table:formula="of:=CORREL([leaf_angle_phenotypes.$B$5:.$OI$5];[leaf_angle_phenotypes.$B4:.$OI4])" office:value-type="float" office:value="0.957626228779602" calcext:value-type="float">
            <text:p>0.9576262288</text:p>
          </table:table-cell>
          <table:table-cell table:formula="of:=CORREL([leaf_angle_phenotypes.$B$6:.$OI$6];[leaf_angle_phenotypes.$B4:.$OI4])" office:value-type="float" office:value="0.48889058561622" calcext:value-type="float">
            <text:p>0.4888905856</text:p>
          </table:table-cell>
          <table:table-cell table:formula="of:=CORREL([leaf_angle_phenotypes.$B$7:.$OI$7];[leaf_angle_phenotypes.$B4:.$OI4])" office:value-type="float" office:value="0.474541668504304" calcext:value-type="float">
            <text:p>0.4745416685</text:p>
          </table:table-cell>
          <table:table-cell table:formula="of:=CORREL([leaf_angle_phenotypes.$B$8:.$OI$8];[leaf_angle_phenotypes.$B4:.$OI4])" office:value-type="float" office:value="0.764209101100177" calcext:value-type="float">
            <text:p>0.7642091011</text:p>
          </table:table-cell>
          <table:table-cell table:formula="of:=CORREL([leaf_angle_phenotypes.$B$9:.$OI$9];[leaf_angle_phenotypes.$B4:.$OI4])" office:value-type="float" office:value="0.736438531678612" calcext:value-type="float">
            <text:p>0.7364385317</text:p>
          </table:table-cell>
          <table:table-cell table:formula="of:=CORREL([leaf_angle_phenotypes.$B$10:.$OI$10];[leaf_angle_phenotypes.$B4:.$OI4])" office:value-type="float" office:value="0.740528054914484" calcext:value-type="float">
            <text:p>0.7405280549</text:p>
          </table:table-cell>
          <table:table-cell table:formula="of:=CORREL([leaf_angle_phenotypes.$B$11:.$OI$11];[leaf_angle_phenotypes.$B4:.$OI4])" office:value-type="float" office:value="0.740956001016025" calcext:value-type="float">
            <text:p>0.74095600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4_angle_csfields_2013_normalized</text:p>
          </table:table-cell>
          <table:table-cell table:formula="of:=CORREL([leaf_angle_phenotypes.$B$2:.$OI$2];[leaf_angle_phenotypes.$B5:.$OI5])" office:value-type="float" office:value="0.888411274515559" calcext:value-type="float">
            <text:p>0.8884112745</text:p>
          </table:table-cell>
          <table:table-cell table:formula="of:=CORREL([leaf_angle_phenotypes.$B$3:.$OI$3];[leaf_angle_phenotypes.$B5:.$OI5])" office:value-type="float" office:value="0.922374851401707" calcext:value-type="float">
            <text:p>0.9223748514</text:p>
          </table:table-cell>
          <table:table-cell table:formula="of:=CORREL([leaf_angle_phenotypes.$B$4:.$OI$4];[leaf_angle_phenotypes.$B5:.$OI5])" office:value-type="float" office:value="0.957626228779602" calcext:value-type="float">
            <text:p>0.9576262288</text:p>
          </table:table-cell>
          <table:table-cell table:formula="of:=CORREL([leaf_angle_phenotypes.$B$5:.$OI$5];[leaf_angle_phenotypes.$B5:.$OI5])" office:value-type="float" office:value="1" calcext:value-type="float">
            <text:p>1</text:p>
          </table:table-cell>
          <table:table-cell table:formula="of:=CORREL([leaf_angle_phenotypes.$B$6:.$OI$6];[leaf_angle_phenotypes.$B5:.$OI5])" office:value-type="float" office:value="0.502960907479857" calcext:value-type="float">
            <text:p>0.5029609075</text:p>
          </table:table-cell>
          <table:table-cell table:formula="of:=CORREL([leaf_angle_phenotypes.$B$7:.$OI$7];[leaf_angle_phenotypes.$B5:.$OI5])" office:value-type="float" office:value="0.494549467054584" calcext:value-type="float">
            <text:p>0.4945494671</text:p>
          </table:table-cell>
          <table:table-cell table:formula="of:=CORREL([leaf_angle_phenotypes.$B$8:.$OI$8];[leaf_angle_phenotypes.$B5:.$OI5])" office:value-type="float" office:value="0.731368733193216" calcext:value-type="float">
            <text:p>0.7313687332</text:p>
          </table:table-cell>
          <table:table-cell table:formula="of:=CORREL([leaf_angle_phenotypes.$B$9:.$OI$9];[leaf_angle_phenotypes.$B5:.$OI5])" office:value-type="float" office:value="0.73288887241778" calcext:value-type="float">
            <text:p>0.7328888724</text:p>
          </table:table-cell>
          <table:table-cell table:formula="of:=CORREL([leaf_angle_phenotypes.$B$10:.$OI$10];[leaf_angle_phenotypes.$B5:.$OI5])" office:value-type="float" office:value="0.736609947644068" calcext:value-type="float">
            <text:p>0.7366099476</text:p>
          </table:table-cell>
          <table:table-cell table:formula="of:=CORREL([leaf_angle_phenotypes.$B$11:.$OI$11];[leaf_angle_phenotypes.$B5:.$OI5])" office:value-type="float" office:value="0.758246302764138" calcext:value-type="float">
            <text:p>0.758246302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veg_height_GH117_LD_2014_SKTRFM</text:p>
          </table:table-cell>
          <table:table-cell table:formula="of:=CORREL([leaf_angle_phenotypes.$B$2:.$OI$2];[leaf_angle_phenotypes.$B6:.$OI6])" office:value-type="float" office:value="0.526062239667462" calcext:value-type="float">
            <text:p>0.5260622397</text:p>
          </table:table-cell>
          <table:table-cell table:formula="of:=CORREL([leaf_angle_phenotypes.$B$3:.$OI$3];[leaf_angle_phenotypes.$B6:.$OI6])" office:value-type="float" office:value="0.499017108171817" calcext:value-type="float">
            <text:p>0.4990171082</text:p>
          </table:table-cell>
          <table:table-cell table:formula="of:=CORREL([leaf_angle_phenotypes.$B$4:.$OI$4];[leaf_angle_phenotypes.$B6:.$OI6])" office:value-type="float" office:value="0.48889058561622" calcext:value-type="float">
            <text:p>0.4888905856</text:p>
          </table:table-cell>
          <table:table-cell table:formula="of:=CORREL([leaf_angle_phenotypes.$B$5:.$OI$5];[leaf_angle_phenotypes.$B6:.$OI6])" office:value-type="float" office:value="0.502960907479857" calcext:value-type="float">
            <text:p>0.5029609075</text:p>
          </table:table-cell>
          <table:table-cell table:formula="of:=CORREL([leaf_angle_phenotypes.$B$6:.$OI$6];[leaf_angle_phenotypes.$B6:.$OI6])" office:value-type="float" office:value="1" calcext:value-type="float">
            <text:p>1</text:p>
          </table:table-cell>
          <table:table-cell table:formula="of:=CORREL([leaf_angle_phenotypes.$B$7:.$OI$7];[leaf_angle_phenotypes.$B6:.$OI6])" office:value-type="float" office:value="0.951170735156436" calcext:value-type="float">
            <text:p>0.9511707352</text:p>
          </table:table-cell>
          <table:table-cell table:formula="of:=CORREL([leaf_angle_phenotypes.$B$8:.$OI$8];[leaf_angle_phenotypes.$B6:.$OI6])" office:value-type="float" office:value="0.433377032188463" calcext:value-type="float">
            <text:p>0.4333770322</text:p>
          </table:table-cell>
          <table:table-cell table:formula="of:=CORREL([leaf_angle_phenotypes.$B$9:.$OI$9];[leaf_angle_phenotypes.$B6:.$OI6])" office:value-type="float" office:value="0.442573976039335" calcext:value-type="float">
            <text:p>0.442573976</text:p>
          </table:table-cell>
          <table:table-cell table:formula="of:=CORREL([leaf_angle_phenotypes.$B$10:.$OI$10];[leaf_angle_phenotypes.$B6:.$OI6])" office:value-type="float" office:value="0.400179011289306" calcext:value-type="float">
            <text:p>0.4001790113</text:p>
          </table:table-cell>
          <table:table-cell table:formula="of:=CORREL([leaf_angle_phenotypes.$B$11:.$OI$11];[leaf_angle_phenotypes.$B6:.$OI6])" office:value-type="float" office:value="0.414020398286111" calcext:value-type="float">
            <text:p>0.4140203983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veg_height_GH117_LD_2014_SKTRFM_normalized</text:p>
          </table:table-cell>
          <table:table-cell table:formula="of:=CORREL([leaf_angle_phenotypes.$B$2:.$OI$2];[leaf_angle_phenotypes.$B7:.$OI7])" office:value-type="float" office:value="0.482586833646321" calcext:value-type="float">
            <text:p>0.4825868336</text:p>
          </table:table-cell>
          <table:table-cell table:formula="of:=CORREL([leaf_angle_phenotypes.$B$3:.$OI$3];[leaf_angle_phenotypes.$B7:.$OI7])" office:value-type="float" office:value="0.470034545951965" calcext:value-type="float">
            <text:p>0.470034546</text:p>
          </table:table-cell>
          <table:table-cell table:formula="of:=CORREL([leaf_angle_phenotypes.$B$4:.$OI$4];[leaf_angle_phenotypes.$B7:.$OI7])" office:value-type="float" office:value="0.474541668504304" calcext:value-type="float">
            <text:p>0.4745416685</text:p>
          </table:table-cell>
          <table:table-cell table:formula="of:=CORREL([leaf_angle_phenotypes.$B$5:.$OI$5];[leaf_angle_phenotypes.$B7:.$OI7])" office:value-type="float" office:value="0.494549467054584" calcext:value-type="float">
            <text:p>0.4945494671</text:p>
          </table:table-cell>
          <table:table-cell table:formula="of:=CORREL([leaf_angle_phenotypes.$B$6:.$OI$6];[leaf_angle_phenotypes.$B7:.$OI7])" office:value-type="float" office:value="0.951170735156436" calcext:value-type="float">
            <text:p>0.9511707352</text:p>
          </table:table-cell>
          <table:table-cell table:formula="of:=CORREL([leaf_angle_phenotypes.$B$7:.$OI$7];[leaf_angle_phenotypes.$B7:.$OI7])" office:value-type="float" office:value="1" calcext:value-type="float">
            <text:p>1</text:p>
          </table:table-cell>
          <table:table-cell table:formula="of:=CORREL([leaf_angle_phenotypes.$B$8:.$OI$8];[leaf_angle_phenotypes.$B7:.$OI7])" office:value-type="float" office:value="0.42267992313827" calcext:value-type="float">
            <text:p>0.4226799231</text:p>
          </table:table-cell>
          <table:table-cell table:formula="of:=CORREL([leaf_angle_phenotypes.$B$9:.$OI$9];[leaf_angle_phenotypes.$B7:.$OI7])" office:value-type="float" office:value="0.43365640093055" calcext:value-type="float">
            <text:p>0.4336564009</text:p>
          </table:table-cell>
          <table:table-cell table:formula="of:=CORREL([leaf_angle_phenotypes.$B$10:.$OI$10];[leaf_angle_phenotypes.$B7:.$OI7])" office:value-type="float" office:value="0.393808809714943" calcext:value-type="float">
            <text:p>0.3938088097</text:p>
          </table:table-cell>
          <table:table-cell table:formula="of:=CORREL([leaf_angle_phenotypes.$B$11:.$OI$11];[leaf_angle_phenotypes.$B7:.$OI7])" office:value-type="float" office:value="0.411253005961049" calcext:value-type="float">
            <text:p>0.411253006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3_angle_GH117_LD_2014_SKTRFM</text:p>
          </table:table-cell>
          <table:table-cell table:formula="of:=CORREL([leaf_angle_phenotypes.$B$2:.$OI$2];[leaf_angle_phenotypes.$B8:.$OI8])" office:value-type="float" office:value="0.753119314097769" calcext:value-type="float">
            <text:p>0.7531193141</text:p>
          </table:table-cell>
          <table:table-cell table:formula="of:=CORREL([leaf_angle_phenotypes.$B$3:.$OI$3];[leaf_angle_phenotypes.$B8:.$OI8])" office:value-type="float" office:value="0.703383755442708" calcext:value-type="float">
            <text:p>0.7033837554</text:p>
          </table:table-cell>
          <table:table-cell table:formula="of:=CORREL([leaf_angle_phenotypes.$B$4:.$OI$4];[leaf_angle_phenotypes.$B8:.$OI8])" office:value-type="float" office:value="0.764209101100177" calcext:value-type="float">
            <text:p>0.7642091011</text:p>
          </table:table-cell>
          <table:table-cell table:formula="of:=CORREL([leaf_angle_phenotypes.$B$5:.$OI$5];[leaf_angle_phenotypes.$B8:.$OI8])" office:value-type="float" office:value="0.731368733193216" calcext:value-type="float">
            <text:p>0.7313687332</text:p>
          </table:table-cell>
          <table:table-cell table:formula="of:=CORREL([leaf_angle_phenotypes.$B$6:.$OI$6];[leaf_angle_phenotypes.$B8:.$OI8])" office:value-type="float" office:value="0.433377032188463" calcext:value-type="float">
            <text:p>0.4333770322</text:p>
          </table:table-cell>
          <table:table-cell table:formula="of:=CORREL([leaf_angle_phenotypes.$B$7:.$OI$7];[leaf_angle_phenotypes.$B8:.$OI8])" office:value-type="float" office:value="0.42267992313827" calcext:value-type="float">
            <text:p>0.4226799231</text:p>
          </table:table-cell>
          <table:table-cell table:formula="of:=CORREL([leaf_angle_phenotypes.$B$8:.$OI$8];[leaf_angle_phenotypes.$B8:.$OI8])" office:value-type="float" office:value="1" calcext:value-type="float">
            <text:p>1</text:p>
          </table:table-cell>
          <table:table-cell table:formula="of:=CORREL([leaf_angle_phenotypes.$B$9:.$OI$9];[leaf_angle_phenotypes.$B8:.$OI8])" office:value-type="float" office:value="0.983198723430081" calcext:value-type="float">
            <text:p>0.9831987234</text:p>
          </table:table-cell>
          <table:table-cell table:formula="of:=CORREL([leaf_angle_phenotypes.$B$10:.$OI$10];[leaf_angle_phenotypes.$B8:.$OI8])" office:value-type="float" office:value="0.855716494305056" calcext:value-type="float">
            <text:p>0.8557164943</text:p>
          </table:table-cell>
          <table:table-cell table:formula="of:=CORREL([leaf_angle_phenotypes.$B$11:.$OI$11];[leaf_angle_phenotypes.$B8:.$OI8])" office:value-type="float" office:value="0.856281538900785" calcext:value-type="float">
            <text:p>0.856281538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3_angle_GH117_LD_2014_SKTRFM_normalized</text:p>
          </table:table-cell>
          <table:table-cell table:formula="of:=CORREL([leaf_angle_phenotypes.$B$2:.$OI$2];[leaf_angle_phenotypes.$B9:.$OI9])" office:value-type="float" office:value="0.716644355516764" calcext:value-type="float">
            <text:p>0.7166443555</text:p>
          </table:table-cell>
          <table:table-cell table:formula="of:=CORREL([leaf_angle_phenotypes.$B$3:.$OI$3];[leaf_angle_phenotypes.$B9:.$OI9])" office:value-type="float" office:value="0.692520324845331" calcext:value-type="float">
            <text:p>0.6925203248</text:p>
          </table:table-cell>
          <table:table-cell table:formula="of:=CORREL([leaf_angle_phenotypes.$B$4:.$OI$4];[leaf_angle_phenotypes.$B9:.$OI9])" office:value-type="float" office:value="0.736438531678612" calcext:value-type="float">
            <text:p>0.7364385317</text:p>
          </table:table-cell>
          <table:table-cell table:formula="of:=CORREL([leaf_angle_phenotypes.$B$5:.$OI$5];[leaf_angle_phenotypes.$B9:.$OI9])" office:value-type="float" office:value="0.73288887241778" calcext:value-type="float">
            <text:p>0.7328888724</text:p>
          </table:table-cell>
          <table:table-cell table:formula="of:=CORREL([leaf_angle_phenotypes.$B$6:.$OI$6];[leaf_angle_phenotypes.$B9:.$OI9])" office:value-type="float" office:value="0.442573976039335" calcext:value-type="float">
            <text:p>0.442573976</text:p>
          </table:table-cell>
          <table:table-cell table:formula="of:=CORREL([leaf_angle_phenotypes.$B$7:.$OI$7];[leaf_angle_phenotypes.$B9:.$OI9])" office:value-type="float" office:value="0.43365640093055" calcext:value-type="float">
            <text:p>0.4336564009</text:p>
          </table:table-cell>
          <table:table-cell table:formula="of:=CORREL([leaf_angle_phenotypes.$B$8:.$OI$8];[leaf_angle_phenotypes.$B9:.$OI9])" office:value-type="float" office:value="0.983198723430081" calcext:value-type="float">
            <text:p>0.9831987234</text:p>
          </table:table-cell>
          <table:table-cell table:formula="of:=CORREL([leaf_angle_phenotypes.$B$9:.$OI$9];[leaf_angle_phenotypes.$B9:.$OI9])" office:value-type="float" office:value="1" calcext:value-type="float">
            <text:p>1</text:p>
          </table:table-cell>
          <table:table-cell table:formula="of:=CORREL([leaf_angle_phenotypes.$B$10:.$OI$10];[leaf_angle_phenotypes.$B9:.$OI9])" office:value-type="float" office:value="0.856754193004229" calcext:value-type="float">
            <text:p>0.856754193</text:p>
          </table:table-cell>
          <table:table-cell table:formula="of:=CORREL([leaf_angle_phenotypes.$B$11:.$OI$11];[leaf_angle_phenotypes.$B9:.$OI9])" office:value-type="float" office:value="0.87276638455018" calcext:value-type="float">
            <text:p>0.8727663846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4_angle_GH117_LD_2014_SKTRFM</text:p>
          </table:table-cell>
          <table:table-cell table:formula="of:=CORREL([leaf_angle_phenotypes.$B$2:.$OI$2];[leaf_angle_phenotypes.$B10:.$OI10])" office:value-type="float" office:value="0.75187438765737" calcext:value-type="float">
            <text:p>0.7518743877</text:p>
          </table:table-cell>
          <table:table-cell table:formula="of:=CORREL([leaf_angle_phenotypes.$B$3:.$OI$3];[leaf_angle_phenotypes.$B10:.$OI10])" office:value-type="float" office:value="0.719675932874315" calcext:value-type="float">
            <text:p>0.7196759329</text:p>
          </table:table-cell>
          <table:table-cell table:formula="of:=CORREL([leaf_angle_phenotypes.$B$4:.$OI$4];[leaf_angle_phenotypes.$B10:.$OI10])" office:value-type="float" office:value="0.740528054914484" calcext:value-type="float">
            <text:p>0.7405280549</text:p>
          </table:table-cell>
          <table:table-cell table:formula="of:=CORREL([leaf_angle_phenotypes.$B$5:.$OI$5];[leaf_angle_phenotypes.$B10:.$OI10])" office:value-type="float" office:value="0.736609947644068" calcext:value-type="float">
            <text:p>0.7366099476</text:p>
          </table:table-cell>
          <table:table-cell table:formula="of:=CORREL([leaf_angle_phenotypes.$B$6:.$OI$6];[leaf_angle_phenotypes.$B10:.$OI10])" office:value-type="float" office:value="0.400179011289306" calcext:value-type="float">
            <text:p>0.4001790113</text:p>
          </table:table-cell>
          <table:table-cell table:formula="of:=CORREL([leaf_angle_phenotypes.$B$7:.$OI$7];[leaf_angle_phenotypes.$B10:.$OI10])" office:value-type="float" office:value="0.393808809714943" calcext:value-type="float">
            <text:p>0.3938088097</text:p>
          </table:table-cell>
          <table:table-cell table:formula="of:=CORREL([leaf_angle_phenotypes.$B$8:.$OI$8];[leaf_angle_phenotypes.$B10:.$OI10])" office:value-type="float" office:value="0.855716494305056" calcext:value-type="float">
            <text:p>0.8557164943</text:p>
          </table:table-cell>
          <table:table-cell table:formula="of:=CORREL([leaf_angle_phenotypes.$B$9:.$OI$9];[leaf_angle_phenotypes.$B10:.$OI10])" office:value-type="float" office:value="0.856754193004229" calcext:value-type="float">
            <text:p>0.856754193</text:p>
          </table:table-cell>
          <table:table-cell table:formula="of:=CORREL([leaf_angle_phenotypes.$B$10:.$OI$10];[leaf_angle_phenotypes.$B10:.$OI10])" office:value-type="float" office:value="1" calcext:value-type="float">
            <text:p>1</text:p>
          </table:table-cell>
          <table:table-cell table:formula="of:=CORREL([leaf_angle_phenotypes.$B$11:.$OI$11];[leaf_angle_phenotypes.$B10:.$OI10])" office:value-type="float" office:value="0.987929909797514" calcext:value-type="float">
            <text:p>0.987929909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af_4_angle_GH117_LD_2014_SKTRFM_normalized</text:p>
          </table:table-cell>
          <table:table-cell table:formula="of:=CORREL([leaf_angle_phenotypes.$B$2:.$OI$2];[leaf_angle_phenotypes.$B11:.$OI11])" office:value-type="float" office:value="0.746959919428629" calcext:value-type="float">
            <text:p>0.7469599194</text:p>
          </table:table-cell>
          <table:table-cell table:formula="of:=CORREL([leaf_angle_phenotypes.$B$3:.$OI$3];[leaf_angle_phenotypes.$B11:.$OI11])" office:value-type="float" office:value="0.739108666801272" calcext:value-type="float">
            <text:p>0.7391086668</text:p>
          </table:table-cell>
          <table:table-cell table:formula="of:=CORREL([leaf_angle_phenotypes.$B$4:.$OI$4];[leaf_angle_phenotypes.$B11:.$OI11])" office:value-type="float" office:value="0.740956001016025" calcext:value-type="float">
            <text:p>0.740956001</text:p>
          </table:table-cell>
          <table:table-cell table:formula="of:=CORREL([leaf_angle_phenotypes.$B$5:.$OI$5];[leaf_angle_phenotypes.$B11:.$OI11])" office:value-type="float" office:value="0.758246302764138" calcext:value-type="float">
            <text:p>0.7582463028</text:p>
          </table:table-cell>
          <table:table-cell table:formula="of:=CORREL([leaf_angle_phenotypes.$B$6:.$OI$6];[leaf_angle_phenotypes.$B11:.$OI11])" office:value-type="float" office:value="0.414020398286111" calcext:value-type="float">
            <text:p>0.4140203983</text:p>
          </table:table-cell>
          <table:table-cell table:formula="of:=CORREL([leaf_angle_phenotypes.$B$7:.$OI$7];[leaf_angle_phenotypes.$B11:.$OI11])" office:value-type="float" office:value="0.411253005961049" calcext:value-type="float">
            <text:p>0.411253006</text:p>
          </table:table-cell>
          <table:table-cell table:formula="of:=CORREL([leaf_angle_phenotypes.$B$8:.$OI$8];[leaf_angle_phenotypes.$B11:.$OI11])" office:value-type="float" office:value="0.856281538900785" calcext:value-type="float">
            <text:p>0.8562815389</text:p>
          </table:table-cell>
          <table:table-cell table:formula="of:=CORREL([leaf_angle_phenotypes.$B$9:.$OI$9];[leaf_angle_phenotypes.$B11:.$OI11])" office:value-type="float" office:value="0.87276638455018" calcext:value-type="float">
            <text:p>0.8727663846</text:p>
          </table:table-cell>
          <table:table-cell table:formula="of:=CORREL([leaf_angle_phenotypes.$B$10:.$OI$10];[leaf_angle_phenotypes.$B11:.$OI11])" office:value-type="float" office:value="0.987929909797514" calcext:value-type="float">
            <text:p>0.9879299098</text:p>
          </table:table-cell>
          <table:table-cell table:formula="of:=CORREL([leaf_angle_phenotypes.$B$11:.$OI$11];[leaf_angle_phenotypes.$B11:.$OI11])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currency-style style:name="N127">
      <number:currency-symbol number:language="en" number:country="US">$</number:currency-symbol>
      <number:text> </number:text>
      <number:number number:decimal-places="0" number:min-integer-digits="1" number:grouping="true"/>
    </number:currency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0" number:min-integer-digits="5"/>
    </number:number-style>
    <number:number-style style:name="N149">
      <number:number number:decimal-places="1" number:min-integer-digits="1"/>
    </number:number-style>
    <number:number-style style:name="N150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Warning_20_Text" style:display-name="Excel_BuiltIn_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1_" style:display-name="1" style:family="table-cell" style:parent-style-name="Default">
      <style:table-cell-properties fo:background-color="#000000" style:vertical-justify="auto"/>
      <style:paragraph-properties css3t:text-justify="auto"/>
    </style:style>
    <style:style style:name="lessthan1" style:family="table-cell" style:parent-style-name="Default">
      <style:table-cell-properties fo:background-color="#333333"/>
    </style:style>
    <style:style style:name="lessthanp8" style:family="table-cell" style:parent-style-name="Default"/>
    <style:style style:name="lessp8" style:family="table-cell" style:parent-style-name="Default">
      <style:table-cell-properties fo:background-color="#4c4c4c"/>
    </style:style>
    <style:style style:name="lessp6" style:family="table-cell" style:parent-style-name="Default">
      <style:table-cell-properties fo:background-color="#666666"/>
    </style:style>
    <style:style style:name="lessp4" style:family="table-cell" style:parent-style-name="Default">
      <style:table-cell-properties fo:background-color="#999999"/>
    </style:style>
    <style:style style:name="lessp2" style:family="table-cell" style:parent-style-name="Default">
      <style:table-cell-properties fo:background-color="#b3b3b3"/>
    </style:style>
    <style:style style:name="Untitled1" style:family="table-cell" style:parent-style-name="Default">
      <style:table-cell-properties fo:background-color="#cccccc"/>
    </style:style>
    <style:style style:name="Untitled3" style:family="table-cell" style:parent-style-name="Default"/>
    <style:style style:name="Untitled4" style:family="table-cell" style:parent-style-name="Default">
      <style:table-cell-properties fo:background-color="#333333"/>
    </style:style>
    <style:style style:name="Untitled2" style:family="table-cell" style:parent-style-name="Default">
      <style:table-cell-properties fo:background-color="#4c4c4c"/>
    </style:style>
    <style:style style:name="Untitled5" style:family="table-cell" style:parent-style-name="Default">
      <style:table-cell-properties fo:background-color="#4c4c4c"/>
    </style:style>
    <style:style style:name="Untitled6" style:family="table-cell" style:parent-style-name="Default">
      <style:table-cell-properties fo:background-color="#666666"/>
    </style:style>
    <style:style style:name="Untitled7" style:family="table-cell" style:parent-style-name="Default">
      <style:table-cell-properties fo:background-color="#999999"/>
    </style:style>
    <style:style style:name="Untitled8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3:58:01.969178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1:18:49.980291679</meta:creation-date>
    <dc:date>2015-07-24T14:13:56.586489942</dc:date>
    <meta:editing-duration>P3DT1H3M50S</meta:editing-duration>
    <meta:editing-cycles>7</meta:editing-cycles>
    <meta:generator>LibreOffice/4.2.7.2$Linux_X86_64 LibreOffice_project/420m0$Build-2</meta:generator>
    <meta:document-statistic meta:table-count="3" meta:cell-count="4540" meta:object-count="0"/>
  </office:meta>
</office:document-meta>
</file>